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shapes>
          <draw:frame draw:z-index="0" draw:style-name="gr1" draw:text-style-name="P1" svg:width="159.99mm" svg:height="89.99mm" svg:x="24.78mm" svg:y="2638.08mm">
            <draw:object draw:notify-on-update-of-ranges="'c2ds1-2sp'.B2:'c2ds1-2sp'.B501 'c2ds1-2sp'.C2:'c2ds1-2sp'.C501 'c2ds1-2sp'.C502:'c2ds1-2sp'.C1001 'c2ds1-2sp'.B502:'c2ds1-2sp'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sp1s1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1s2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</table:table-row>
        <table:table-row table:style-name="ro1">
          <table:table-cell office:value-type="string" calcext:value-type="string">
            <text:p>c2sp1s3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</table:table-row>
        <table:table-row table:style-name="ro1">
          <table:table-cell office:value-type="string" calcext:value-type="string">
            <text:p>c2sp1s4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</table:table-row>
        <table:table-row table:style-name="ro1">
          <table:table-cell office:value-type="string" calcext:value-type="string">
            <text:p>c2sp1s5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</table:table-row>
        <table:table-row table:style-name="ro1">
          <table:table-cell office:value-type="string" calcext:value-type="string">
            <text:p>c2sp1s6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</table:table-row>
        <table:table-row table:style-name="ro1">
          <table:table-cell office:value-type="string" calcext:value-type="string">
            <text:p>c2sp1s7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</table:table-row>
        <table:table-row table:style-name="ro1">
          <table:table-cell office:value-type="string" calcext:value-type="string">
            <text:p>c2sp1s8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</table:table-row>
        <table:table-row table:style-name="ro1">
          <table:table-cell office:value-type="string" calcext:value-type="string">
            <text:p>c2sp1s9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</table:table-row>
        <table:table-row table:style-name="ro1">
          <table:table-cell office:value-type="string" calcext:value-type="string">
            <text:p>c2sp1s1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</table:table-row>
        <table:table-row table:style-name="ro1">
          <table:table-cell office:value-type="string" calcext:value-type="string">
            <text:p>c2sp1s11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</table:table-row>
        <table:table-row table:style-name="ro1">
          <table:table-cell office:value-type="string" calcext:value-type="string">
            <text:p>c2sp1s12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</table:table-row>
        <table:table-row table:style-name="ro1">
          <table:table-cell office:value-type="string" calcext:value-type="string">
            <text:p>c2sp1s13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</table:table-row>
        <table:table-row table:style-name="ro1">
          <table:table-cell office:value-type="string" calcext:value-type="string">
            <text:p>c2sp1s14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</table:table-row>
        <table:table-row table:style-name="ro1">
          <table:table-cell office:value-type="string" calcext:value-type="string">
            <text:p>c2sp1s15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</table:table-row>
        <table:table-row table:style-name="ro1">
          <table:table-cell office:value-type="string" calcext:value-type="string">
            <text:p>c2sp1s16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</table:table-row>
        <table:table-row table:style-name="ro1">
          <table:table-cell office:value-type="string" calcext:value-type="string">
            <text:p>c2sp1s17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</table:table-row>
        <table:table-row table:style-name="ro1">
          <table:table-cell office:value-type="string" calcext:value-type="string">
            <text:p>c2sp1s18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</table:table-row>
        <table:table-row table:style-name="ro1">
          <table:table-cell office:value-type="string" calcext:value-type="string">
            <text:p>c2sp1s19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</table:table-row>
        <table:table-row table:style-name="ro1">
          <table:table-cell office:value-type="string" calcext:value-type="string">
            <text:p>c2sp1s2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</table:table-row>
        <table:table-row table:style-name="ro1">
          <table:table-cell office:value-type="string" calcext:value-type="string">
            <text:p>c2sp1s21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</table:table-row>
        <table:table-row table:style-name="ro1">
          <table:table-cell office:value-type="string" calcext:value-type="string">
            <text:p>c2sp1s22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</table:table-row>
        <table:table-row table:style-name="ro1">
          <table:table-cell office:value-type="string" calcext:value-type="string">
            <text:p>c2sp1s23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</table:table-row>
        <table:table-row table:style-name="ro1">
          <table:table-cell office:value-type="string" calcext:value-type="string">
            <text:p>c2sp1s24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</table:table-row>
        <table:table-row table:style-name="ro1">
          <table:table-cell office:value-type="string" calcext:value-type="string">
            <text:p>c2sp1s25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</table:table-row>
        <table:table-row table:style-name="ro1">
          <table:table-cell office:value-type="string" calcext:value-type="string">
            <text:p>c2sp1s26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</table:table-row>
        <table:table-row table:style-name="ro1">
          <table:table-cell office:value-type="string" calcext:value-type="string">
            <text:p>c2sp1s27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</table:table-row>
        <table:table-row table:style-name="ro1">
          <table:table-cell office:value-type="string" calcext:value-type="string">
            <text:p>c2sp1s28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</table:table-row>
        <table:table-row table:style-name="ro1">
          <table:table-cell office:value-type="string" calcext:value-type="string">
            <text:p>c2sp1s29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</table:table-row>
        <table:table-row table:style-name="ro1">
          <table:table-cell office:value-type="string" calcext:value-type="string">
            <text:p>c2sp1s3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</table:table-row>
        <table:table-row table:style-name="ro1">
          <table:table-cell office:value-type="string" calcext:value-type="string">
            <text:p>c2sp1s31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</table:table-row>
        <table:table-row table:style-name="ro1">
          <table:table-cell office:value-type="string" calcext:value-type="string">
            <text:p>c2sp1s32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</table:table-row>
        <table:table-row table:style-name="ro1">
          <table:table-cell office:value-type="string" calcext:value-type="string">
            <text:p>c2sp1s33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</table:table-row>
        <table:table-row table:style-name="ro1">
          <table:table-cell office:value-type="string" calcext:value-type="string">
            <text:p>c2sp1s34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</table:table-row>
        <table:table-row table:style-name="ro1">
          <table:table-cell office:value-type="string" calcext:value-type="string">
            <text:p>c2sp1s35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</table:table-row>
        <table:table-row table:style-name="ro1">
          <table:table-cell office:value-type="string" calcext:value-type="string">
            <text:p>c2sp1s36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</table:table-row>
        <table:table-row table:style-name="ro1">
          <table:table-cell office:value-type="string" calcext:value-type="string">
            <text:p>c2sp1s37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</table:table-row>
        <table:table-row table:style-name="ro1">
          <table:table-cell office:value-type="string" calcext:value-type="string">
            <text:p>c2sp1s38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</table:table-row>
        <table:table-row table:style-name="ro1">
          <table:table-cell office:value-type="string" calcext:value-type="string">
            <text:p>c2sp1s39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</table:table-row>
        <table:table-row table:style-name="ro1">
          <table:table-cell office:value-type="string" calcext:value-type="string">
            <text:p>c2sp1s4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</table:table-row>
        <table:table-row table:style-name="ro1">
          <table:table-cell office:value-type="string" calcext:value-type="string">
            <text:p>c2sp1s41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</table:table-row>
        <table:table-row table:style-name="ro1">
          <table:table-cell office:value-type="string" calcext:value-type="string">
            <text:p>c2sp1s42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</table:table-row>
        <table:table-row table:style-name="ro1">
          <table:table-cell office:value-type="string" calcext:value-type="string">
            <text:p>c2sp1s43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</table:table-row>
        <table:table-row table:style-name="ro1">
          <table:table-cell office:value-type="string" calcext:value-type="string">
            <text:p>c2sp1s44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</table:table-row>
        <table:table-row table:style-name="ro1">
          <table:table-cell office:value-type="string" calcext:value-type="string">
            <text:p>c2sp1s45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</table:table-row>
        <table:table-row table:style-name="ro1">
          <table:table-cell office:value-type="string" calcext:value-type="string">
            <text:p>c2sp1s46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</table:table-row>
        <table:table-row table:style-name="ro1">
          <table:table-cell office:value-type="string" calcext:value-type="string">
            <text:p>c2sp1s47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</table:table-row>
        <table:table-row table:style-name="ro1">
          <table:table-cell office:value-type="string" calcext:value-type="string">
            <text:p>c2sp1s48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</table:table-row>
        <table:table-row table:style-name="ro1">
          <table:table-cell office:value-type="string" calcext:value-type="string">
            <text:p>c2sp1s49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</table:table-row>
        <table:table-row table:style-name="ro1">
          <table:table-cell office:value-type="string" calcext:value-type="string">
            <text:p>c2sp1s5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</table:table-row>
        <table:table-row table:style-name="ro1">
          <table:table-cell office:value-type="string" calcext:value-type="string">
            <text:p>c2sp1s51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</table:table-row>
        <table:table-row table:style-name="ro1">
          <table:table-cell office:value-type="string" calcext:value-type="string">
            <text:p>c2sp1s52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</table:table-row>
        <table:table-row table:style-name="ro1">
          <table:table-cell office:value-type="string" calcext:value-type="string">
            <text:p>c2sp1s53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</table:table-row>
        <table:table-row table:style-name="ro1">
          <table:table-cell office:value-type="string" calcext:value-type="string">
            <text:p>c2sp1s54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</table:table-row>
        <table:table-row table:style-name="ro1">
          <table:table-cell office:value-type="string" calcext:value-type="string">
            <text:p>c2sp1s55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</table:table-row>
        <table:table-row table:style-name="ro1">
          <table:table-cell office:value-type="string" calcext:value-type="string">
            <text:p>c2sp1s56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</table:table-row>
        <table:table-row table:style-name="ro1">
          <table:table-cell office:value-type="string" calcext:value-type="string">
            <text:p>c2sp1s57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</table:table-row>
        <table:table-row table:style-name="ro1">
          <table:table-cell office:value-type="string" calcext:value-type="string">
            <text:p>c2sp1s58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</table:table-row>
        <table:table-row table:style-name="ro1">
          <table:table-cell office:value-type="string" calcext:value-type="string">
            <text:p>c2sp1s59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</table:table-row>
        <table:table-row table:style-name="ro1">
          <table:table-cell office:value-type="string" calcext:value-type="string">
            <text:p>c2sp1s6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</table:table-row>
        <table:table-row table:style-name="ro1">
          <table:table-cell office:value-type="string" calcext:value-type="string">
            <text:p>c2sp1s61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</table:table-row>
        <table:table-row table:style-name="ro1">
          <table:table-cell office:value-type="string" calcext:value-type="string">
            <text:p>c2sp1s62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</table:table-row>
        <table:table-row table:style-name="ro1">
          <table:table-cell office:value-type="string" calcext:value-type="string">
            <text:p>c2sp1s63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</table:table-row>
        <table:table-row table:style-name="ro1">
          <table:table-cell office:value-type="string" calcext:value-type="string">
            <text:p>c2sp1s64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</table:table-row>
        <table:table-row table:style-name="ro1">
          <table:table-cell office:value-type="string" calcext:value-type="string">
            <text:p>c2sp1s65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</table:table-row>
        <table:table-row table:style-name="ro1">
          <table:table-cell office:value-type="string" calcext:value-type="string">
            <text:p>c2sp1s66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</table:table-row>
        <table:table-row table:style-name="ro1">
          <table:table-cell office:value-type="string" calcext:value-type="string">
            <text:p>c2sp1s67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</table:table-row>
        <table:table-row table:style-name="ro1">
          <table:table-cell office:value-type="string" calcext:value-type="string">
            <text:p>c2sp1s68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</table:table-row>
        <table:table-row table:style-name="ro1">
          <table:table-cell office:value-type="string" calcext:value-type="string">
            <text:p>c2sp1s69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</table:table-row>
        <table:table-row table:style-name="ro1">
          <table:table-cell office:value-type="string" calcext:value-type="string">
            <text:p>c2sp1s7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</table:table-row>
        <table:table-row table:style-name="ro1">
          <table:table-cell office:value-type="string" calcext:value-type="string">
            <text:p>c2sp1s71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</table:table-row>
        <table:table-row table:style-name="ro1">
          <table:table-cell office:value-type="string" calcext:value-type="string">
            <text:p>c2sp1s72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</table:table-row>
        <table:table-row table:style-name="ro1">
          <table:table-cell office:value-type="string" calcext:value-type="string">
            <text:p>c2sp1s73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</table:table-row>
        <table:table-row table:style-name="ro1">
          <table:table-cell office:value-type="string" calcext:value-type="string">
            <text:p>c2sp1s74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</table:table-row>
        <table:table-row table:style-name="ro1">
          <table:table-cell office:value-type="string" calcext:value-type="string">
            <text:p>c2sp1s75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</table:table-row>
        <table:table-row table:style-name="ro1">
          <table:table-cell office:value-type="string" calcext:value-type="string">
            <text:p>c2sp1s76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</table:table-row>
        <table:table-row table:style-name="ro1">
          <table:table-cell office:value-type="string" calcext:value-type="string">
            <text:p>c2sp1s77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</table:table-row>
        <table:table-row table:style-name="ro1">
          <table:table-cell office:value-type="string" calcext:value-type="string">
            <text:p>c2sp1s78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</table:table-row>
        <table:table-row table:style-name="ro1">
          <table:table-cell office:value-type="string" calcext:value-type="string">
            <text:p>c2sp1s79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</table:table-row>
        <table:table-row table:style-name="ro1">
          <table:table-cell office:value-type="string" calcext:value-type="string">
            <text:p>c2sp1s8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</table:table-row>
        <table:table-row table:style-name="ro1">
          <table:table-cell office:value-type="string" calcext:value-type="string">
            <text:p>c2sp1s81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</table:table-row>
        <table:table-row table:style-name="ro1">
          <table:table-cell office:value-type="string" calcext:value-type="string">
            <text:p>c2sp1s82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</table:table-row>
        <table:table-row table:style-name="ro1">
          <table:table-cell office:value-type="string" calcext:value-type="string">
            <text:p>c2sp1s83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</table:table-row>
        <table:table-row table:style-name="ro1">
          <table:table-cell office:value-type="string" calcext:value-type="string">
            <text:p>c2sp1s84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</table:table-row>
        <table:table-row table:style-name="ro1">
          <table:table-cell office:value-type="string" calcext:value-type="string">
            <text:p>c2sp1s85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</table:table-row>
        <table:table-row table:style-name="ro1">
          <table:table-cell office:value-type="string" calcext:value-type="string">
            <text:p>c2sp1s86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</table:table-row>
        <table:table-row table:style-name="ro1">
          <table:table-cell office:value-type="string" calcext:value-type="string">
            <text:p>c2sp1s87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</table:table-row>
        <table:table-row table:style-name="ro1">
          <table:table-cell office:value-type="string" calcext:value-type="string">
            <text:p>c2sp1s88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</table:table-row>
        <table:table-row table:style-name="ro1">
          <table:table-cell office:value-type="string" calcext:value-type="string">
            <text:p>c2sp1s89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</table:table-row>
        <table:table-row table:style-name="ro1">
          <table:table-cell office:value-type="string" calcext:value-type="string">
            <text:p>c2sp1s9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</table:table-row>
        <table:table-row table:style-name="ro1">
          <table:table-cell office:value-type="string" calcext:value-type="string">
            <text:p>c2sp1s91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</table:table-row>
        <table:table-row table:style-name="ro1">
          <table:table-cell office:value-type="string" calcext:value-type="string">
            <text:p>c2sp1s92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</table:table-row>
        <table:table-row table:style-name="ro1">
          <table:table-cell office:value-type="string" calcext:value-type="string">
            <text:p>c2sp1s93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</table:table-row>
        <table:table-row table:style-name="ro1">
          <table:table-cell office:value-type="string" calcext:value-type="string">
            <text:p>c2sp1s94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</table:table-row>
        <table:table-row table:style-name="ro1">
          <table:table-cell office:value-type="string" calcext:value-type="string">
            <text:p>c2sp1s95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</table:table-row>
        <table:table-row table:style-name="ro1">
          <table:table-cell office:value-type="string" calcext:value-type="string">
            <text:p>c2sp1s96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</table:table-row>
        <table:table-row table:style-name="ro1">
          <table:table-cell office:value-type="string" calcext:value-type="string">
            <text:p>c2sp1s97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</table:table-row>
        <table:table-row table:style-name="ro1">
          <table:table-cell office:value-type="string" calcext:value-type="string">
            <text:p>c2sp1s98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</table:table-row>
        <table:table-row table:style-name="ro1">
          <table:table-cell office:value-type="string" calcext:value-type="string">
            <text:p>c2sp1s99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</table:table-row>
        <table:table-row table:style-name="ro1">
          <table:table-cell office:value-type="string" calcext:value-type="string">
            <text:p>c2sp1s100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</table:table-row>
        <table:table-row table:style-name="ro1">
          <table:table-cell office:value-type="string" calcext:value-type="string">
            <text:p>c2sp1s101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</table:table-row>
        <table:table-row table:style-name="ro1">
          <table:table-cell office:value-type="string" calcext:value-type="string">
            <text:p>c2sp1s102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</table:table-row>
        <table:table-row table:style-name="ro1">
          <table:table-cell office:value-type="string" calcext:value-type="string">
            <text:p>c2sp1s103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</table:table-row>
        <table:table-row table:style-name="ro1">
          <table:table-cell office:value-type="string" calcext:value-type="string">
            <text:p>c2sp1s104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</table:table-row>
        <table:table-row table:style-name="ro1">
          <table:table-cell office:value-type="string" calcext:value-type="string">
            <text:p>c2sp1s105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</table:table-row>
        <table:table-row table:style-name="ro1">
          <table:table-cell office:value-type="string" calcext:value-type="string">
            <text:p>c2sp1s106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</table:table-row>
        <table:table-row table:style-name="ro1">
          <table:table-cell office:value-type="string" calcext:value-type="string">
            <text:p>c2sp1s107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</table:table-row>
        <table:table-row table:style-name="ro1">
          <table:table-cell office:value-type="string" calcext:value-type="string">
            <text:p>c2sp1s108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</table:table-row>
        <table:table-row table:style-name="ro1">
          <table:table-cell office:value-type="string" calcext:value-type="string">
            <text:p>c2sp1s109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</table:table-row>
        <table:table-row table:style-name="ro1">
          <table:table-cell office:value-type="string" calcext:value-type="string">
            <text:p>c2sp1s110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</table:table-row>
        <table:table-row table:style-name="ro1">
          <table:table-cell office:value-type="string" calcext:value-type="string">
            <text:p>c2sp1s111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</table:table-row>
        <table:table-row table:style-name="ro1">
          <table:table-cell office:value-type="string" calcext:value-type="string">
            <text:p>c2sp1s112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</table:table-row>
        <table:table-row table:style-name="ro1">
          <table:table-cell office:value-type="string" calcext:value-type="string">
            <text:p>c2sp1s113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</table:table-row>
        <table:table-row table:style-name="ro1">
          <table:table-cell office:value-type="string" calcext:value-type="string">
            <text:p>c2sp1s114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</table:table-row>
        <table:table-row table:style-name="ro1">
          <table:table-cell office:value-type="string" calcext:value-type="string">
            <text:p>c2sp1s115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</table:table-row>
        <table:table-row table:style-name="ro1">
          <table:table-cell office:value-type="string" calcext:value-type="string">
            <text:p>c2sp1s116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</table:table-row>
        <table:table-row table:style-name="ro1">
          <table:table-cell office:value-type="string" calcext:value-type="string">
            <text:p>c2sp1s117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</table:table-row>
        <table:table-row table:style-name="ro1">
          <table:table-cell office:value-type="string" calcext:value-type="string">
            <text:p>c2sp1s118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</table:table-row>
        <table:table-row table:style-name="ro1">
          <table:table-cell office:value-type="string" calcext:value-type="string">
            <text:p>c2sp1s119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</table:table-row>
        <table:table-row table:style-name="ro1">
          <table:table-cell office:value-type="string" calcext:value-type="string">
            <text:p>c2sp1s120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</table:table-row>
        <table:table-row table:style-name="ro1">
          <table:table-cell office:value-type="string" calcext:value-type="string">
            <text:p>c2sp1s121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</table:table-row>
        <table:table-row table:style-name="ro1">
          <table:table-cell office:value-type="string" calcext:value-type="string">
            <text:p>c2sp1s122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</table:table-row>
        <table:table-row table:style-name="ro1">
          <table:table-cell office:value-type="string" calcext:value-type="string">
            <text:p>c2sp1s123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</table:table-row>
        <table:table-row table:style-name="ro1">
          <table:table-cell office:value-type="string" calcext:value-type="string">
            <text:p>c2sp1s124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</table:table-row>
        <table:table-row table:style-name="ro1">
          <table:table-cell office:value-type="string" calcext:value-type="string">
            <text:p>c2sp1s125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</table:table-row>
        <table:table-row table:style-name="ro1">
          <table:table-cell office:value-type="string" calcext:value-type="string">
            <text:p>c2sp1s126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</table:table-row>
        <table:table-row table:style-name="ro1">
          <table:table-cell office:value-type="string" calcext:value-type="string">
            <text:p>c2sp1s127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</table:table-row>
        <table:table-row table:style-name="ro1">
          <table:table-cell office:value-type="string" calcext:value-type="string">
            <text:p>c2sp1s128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</table:table-row>
        <table:table-row table:style-name="ro1">
          <table:table-cell office:value-type="string" calcext:value-type="string">
            <text:p>c2sp1s129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</table:table-row>
        <table:table-row table:style-name="ro1">
          <table:table-cell office:value-type="string" calcext:value-type="string">
            <text:p>c2sp1s130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</table:table-row>
        <table:table-row table:style-name="ro1">
          <table:table-cell office:value-type="string" calcext:value-type="string">
            <text:p>c2sp1s131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</table:table-row>
        <table:table-row table:style-name="ro1">
          <table:table-cell office:value-type="string" calcext:value-type="string">
            <text:p>c2sp1s132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</table:table-row>
        <table:table-row table:style-name="ro1">
          <table:table-cell office:value-type="string" calcext:value-type="string">
            <text:p>c2sp1s133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</table:table-row>
        <table:table-row table:style-name="ro1">
          <table:table-cell office:value-type="string" calcext:value-type="string">
            <text:p>c2sp1s134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</table:table-row>
        <table:table-row table:style-name="ro1">
          <table:table-cell office:value-type="string" calcext:value-type="string">
            <text:p>c2sp1s135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</table:table-row>
        <table:table-row table:style-name="ro1">
          <table:table-cell office:value-type="string" calcext:value-type="string">
            <text:p>c2sp1s136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</table:table-row>
        <table:table-row table:style-name="ro1">
          <table:table-cell office:value-type="string" calcext:value-type="string">
            <text:p>c2sp1s137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</table:table-row>
        <table:table-row table:style-name="ro1">
          <table:table-cell office:value-type="string" calcext:value-type="string">
            <text:p>c2sp1s138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</table:table-row>
        <table:table-row table:style-name="ro1">
          <table:table-cell office:value-type="string" calcext:value-type="string">
            <text:p>c2sp1s139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</table:table-row>
        <table:table-row table:style-name="ro1">
          <table:table-cell office:value-type="string" calcext:value-type="string">
            <text:p>c2sp1s140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</table:table-row>
        <table:table-row table:style-name="ro1">
          <table:table-cell office:value-type="string" calcext:value-type="string">
            <text:p>c2sp1s141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</table:table-row>
        <table:table-row table:style-name="ro1">
          <table:table-cell office:value-type="string" calcext:value-type="string">
            <text:p>c2sp1s142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</table:table-row>
        <table:table-row table:style-name="ro1">
          <table:table-cell office:value-type="string" calcext:value-type="string">
            <text:p>c2sp1s143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</table:table-row>
        <table:table-row table:style-name="ro1">
          <table:table-cell office:value-type="string" calcext:value-type="string">
            <text:p>c2sp1s144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</table:table-row>
        <table:table-row table:style-name="ro1">
          <table:table-cell office:value-type="string" calcext:value-type="string">
            <text:p>c2sp1s145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</table:table-row>
        <table:table-row table:style-name="ro1">
          <table:table-cell office:value-type="string" calcext:value-type="string">
            <text:p>c2sp1s146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</table:table-row>
        <table:table-row table:style-name="ro1">
          <table:table-cell office:value-type="string" calcext:value-type="string">
            <text:p>c2sp1s147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</table:table-row>
        <table:table-row table:style-name="ro1">
          <table:table-cell office:value-type="string" calcext:value-type="string">
            <text:p>c2sp1s148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</table:table-row>
        <table:table-row table:style-name="ro1">
          <table:table-cell office:value-type="string" calcext:value-type="string">
            <text:p>c2sp1s149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</table:table-row>
        <table:table-row table:style-name="ro1">
          <table:table-cell office:value-type="string" calcext:value-type="string">
            <text:p>c2sp1s150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</table:table-row>
        <table:table-row table:style-name="ro1">
          <table:table-cell office:value-type="string" calcext:value-type="string">
            <text:p>c2sp1s151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</table:table-row>
        <table:table-row table:style-name="ro1">
          <table:table-cell office:value-type="string" calcext:value-type="string">
            <text:p>c2sp1s152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</table:table-row>
        <table:table-row table:style-name="ro1">
          <table:table-cell office:value-type="string" calcext:value-type="string">
            <text:p>c2sp1s153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</table:table-row>
        <table:table-row table:style-name="ro1">
          <table:table-cell office:value-type="string" calcext:value-type="string">
            <text:p>c2sp1s154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</table:table-row>
        <table:table-row table:style-name="ro1">
          <table:table-cell office:value-type="string" calcext:value-type="string">
            <text:p>c2sp1s155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</table:table-row>
        <table:table-row table:style-name="ro1">
          <table:table-cell office:value-type="string" calcext:value-type="string">
            <text:p>c2sp1s156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</table:table-row>
        <table:table-row table:style-name="ro1">
          <table:table-cell office:value-type="string" calcext:value-type="string">
            <text:p>c2sp1s157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</table:table-row>
        <table:table-row table:style-name="ro1">
          <table:table-cell office:value-type="string" calcext:value-type="string">
            <text:p>c2sp1s158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</table:table-row>
        <table:table-row table:style-name="ro1">
          <table:table-cell office:value-type="string" calcext:value-type="string">
            <text:p>c2sp1s159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</table:table-row>
        <table:table-row table:style-name="ro1">
          <table:table-cell office:value-type="string" calcext:value-type="string">
            <text:p>c2sp1s160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</table:table-row>
        <table:table-row table:style-name="ro1">
          <table:table-cell office:value-type="string" calcext:value-type="string">
            <text:p>c2sp1s161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</table:table-row>
        <table:table-row table:style-name="ro1">
          <table:table-cell office:value-type="string" calcext:value-type="string">
            <text:p>c2sp1s162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</table:table-row>
        <table:table-row table:style-name="ro1">
          <table:table-cell office:value-type="string" calcext:value-type="string">
            <text:p>c2sp1s163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</table:table-row>
        <table:table-row table:style-name="ro1">
          <table:table-cell office:value-type="string" calcext:value-type="string">
            <text:p>c2sp1s164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</table:table-row>
        <table:table-row table:style-name="ro1">
          <table:table-cell office:value-type="string" calcext:value-type="string">
            <text:p>c2sp1s165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</table:table-row>
        <table:table-row table:style-name="ro1">
          <table:table-cell office:value-type="string" calcext:value-type="string">
            <text:p>c2sp1s166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</table:table-row>
        <table:table-row table:style-name="ro1">
          <table:table-cell office:value-type="string" calcext:value-type="string">
            <text:p>c2sp1s167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</table:table-row>
        <table:table-row table:style-name="ro1">
          <table:table-cell office:value-type="string" calcext:value-type="string">
            <text:p>c2sp1s168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</table:table-row>
        <table:table-row table:style-name="ro1">
          <table:table-cell office:value-type="string" calcext:value-type="string">
            <text:p>c2sp1s169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</table:table-row>
        <table:table-row table:style-name="ro1">
          <table:table-cell office:value-type="string" calcext:value-type="string">
            <text:p>c2sp1s1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sp1s171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</table:table-row>
        <table:table-row table:style-name="ro1">
          <table:table-cell office:value-type="string" calcext:value-type="string">
            <text:p>c2sp1s172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</table:table-row>
        <table:table-row table:style-name="ro1">
          <table:table-cell office:value-type="string" calcext:value-type="string">
            <text:p>c2sp1s173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</table:table-row>
        <table:table-row table:style-name="ro1">
          <table:table-cell office:value-type="string" calcext:value-type="string">
            <text:p>c2sp1s174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</table:table-row>
        <table:table-row table:style-name="ro1">
          <table:table-cell office:value-type="string" calcext:value-type="string">
            <text:p>c2sp1s175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</table:table-row>
        <table:table-row table:style-name="ro1">
          <table:table-cell office:value-type="string" calcext:value-type="string">
            <text:p>c2sp1s176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</table:table-row>
        <table:table-row table:style-name="ro1">
          <table:table-cell office:value-type="string" calcext:value-type="string">
            <text:p>c2sp1s177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</table:table-row>
        <table:table-row table:style-name="ro1">
          <table:table-cell office:value-type="string" calcext:value-type="string">
            <text:p>c2sp1s178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</table:table-row>
        <table:table-row table:style-name="ro1">
          <table:table-cell office:value-type="string" calcext:value-type="string">
            <text:p>c2sp1s179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</table:table-row>
        <table:table-row table:style-name="ro1">
          <table:table-cell office:value-type="string" calcext:value-type="string">
            <text:p>c2sp1s180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</table:table-row>
        <table:table-row table:style-name="ro1">
          <table:table-cell office:value-type="string" calcext:value-type="string">
            <text:p>c2sp1s181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</table:table-row>
        <table:table-row table:style-name="ro1">
          <table:table-cell office:value-type="string" calcext:value-type="string">
            <text:p>c2sp1s182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</table:table-row>
        <table:table-row table:style-name="ro1">
          <table:table-cell office:value-type="string" calcext:value-type="string">
            <text:p>c2sp1s183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</table:table-row>
        <table:table-row table:style-name="ro1">
          <table:table-cell office:value-type="string" calcext:value-type="string">
            <text:p>c2sp1s184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</table:table-row>
        <table:table-row table:style-name="ro1">
          <table:table-cell office:value-type="string" calcext:value-type="string">
            <text:p>c2sp1s185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</table:table-row>
        <table:table-row table:style-name="ro1">
          <table:table-cell office:value-type="string" calcext:value-type="string">
            <text:p>c2sp1s186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</table:table-row>
        <table:table-row table:style-name="ro1">
          <table:table-cell office:value-type="string" calcext:value-type="string">
            <text:p>c2sp1s187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</table:table-row>
        <table:table-row table:style-name="ro1">
          <table:table-cell office:value-type="string" calcext:value-type="string">
            <text:p>c2sp1s188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</table:table-row>
        <table:table-row table:style-name="ro1">
          <table:table-cell office:value-type="string" calcext:value-type="string">
            <text:p>c2sp1s189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</table:table-row>
        <table:table-row table:style-name="ro1">
          <table:table-cell office:value-type="string" calcext:value-type="string">
            <text:p>c2sp1s19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</table:table-row>
        <table:table-row table:style-name="ro1">
          <table:table-cell office:value-type="string" calcext:value-type="string">
            <text:p>c2sp1s191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</table:table-row>
        <table:table-row table:style-name="ro1">
          <table:table-cell office:value-type="string" calcext:value-type="string">
            <text:p>c2sp1s192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</table:table-row>
        <table:table-row table:style-name="ro1">
          <table:table-cell office:value-type="string" calcext:value-type="string">
            <text:p>c2sp1s193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</table:table-row>
        <table:table-row table:style-name="ro1">
          <table:table-cell office:value-type="string" calcext:value-type="string">
            <text:p>c2sp1s194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</table:table-row>
        <table:table-row table:style-name="ro1">
          <table:table-cell office:value-type="string" calcext:value-type="string">
            <text:p>c2sp1s195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</table:table-row>
        <table:table-row table:style-name="ro1">
          <table:table-cell office:value-type="string" calcext:value-type="string">
            <text:p>c2sp1s196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</table:table-row>
        <table:table-row table:style-name="ro1">
          <table:table-cell office:value-type="string" calcext:value-type="string">
            <text:p>c2sp1s197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</table:table-row>
        <table:table-row table:style-name="ro1">
          <table:table-cell office:value-type="string" calcext:value-type="string">
            <text:p>c2sp1s198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</table:table-row>
        <table:table-row table:style-name="ro1">
          <table:table-cell office:value-type="string" calcext:value-type="string">
            <text:p>c2sp1s199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</table:table-row>
        <table:table-row table:style-name="ro1">
          <table:table-cell office:value-type="string" calcext:value-type="string">
            <text:p>c2sp1s200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</table:table-row>
        <table:table-row table:style-name="ro1">
          <table:table-cell office:value-type="string" calcext:value-type="string">
            <text:p>c2sp1s201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</table:table-row>
        <table:table-row table:style-name="ro1">
          <table:table-cell office:value-type="string" calcext:value-type="string">
            <text:p>c2sp1s202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</table:table-row>
        <table:table-row table:style-name="ro1">
          <table:table-cell office:value-type="string" calcext:value-type="string">
            <text:p>c2sp1s203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</table:table-row>
        <table:table-row table:style-name="ro1">
          <table:table-cell office:value-type="string" calcext:value-type="string">
            <text:p>c2sp1s204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</table:table-row>
        <table:table-row table:style-name="ro1">
          <table:table-cell office:value-type="string" calcext:value-type="string">
            <text:p>c2sp1s205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</table:table-row>
        <table:table-row table:style-name="ro1">
          <table:table-cell office:value-type="string" calcext:value-type="string">
            <text:p>c2sp1s206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</table:table-row>
        <table:table-row table:style-name="ro1">
          <table:table-cell office:value-type="string" calcext:value-type="string">
            <text:p>c2sp1s207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</table:table-row>
        <table:table-row table:style-name="ro1">
          <table:table-cell office:value-type="string" calcext:value-type="string">
            <text:p>c2sp1s208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</table:table-row>
        <table:table-row table:style-name="ro1">
          <table:table-cell office:value-type="string" calcext:value-type="string">
            <text:p>c2sp1s209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</table:table-row>
        <table:table-row table:style-name="ro1">
          <table:table-cell office:value-type="string" calcext:value-type="string">
            <text:p>c2sp1s210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</table:table-row>
        <table:table-row table:style-name="ro1">
          <table:table-cell office:value-type="string" calcext:value-type="string">
            <text:p>c2sp1s211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</table:table-row>
        <table:table-row table:style-name="ro1">
          <table:table-cell office:value-type="string" calcext:value-type="string">
            <text:p>c2sp1s212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</table:table-row>
        <table:table-row table:style-name="ro1">
          <table:table-cell office:value-type="string" calcext:value-type="string">
            <text:p>c2sp1s213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</table:table-row>
        <table:table-row table:style-name="ro1">
          <table:table-cell office:value-type="string" calcext:value-type="string">
            <text:p>c2sp1s214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</table:table-row>
        <table:table-row table:style-name="ro1">
          <table:table-cell office:value-type="string" calcext:value-type="string">
            <text:p>c2sp1s215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</table:table-row>
        <table:table-row table:style-name="ro1">
          <table:table-cell office:value-type="string" calcext:value-type="string">
            <text:p>c2sp1s216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</table:table-row>
        <table:table-row table:style-name="ro1">
          <table:table-cell office:value-type="string" calcext:value-type="string">
            <text:p>c2sp1s217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</table:table-row>
        <table:table-row table:style-name="ro1">
          <table:table-cell office:value-type="string" calcext:value-type="string">
            <text:p>c2sp1s218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</table:table-row>
        <table:table-row table:style-name="ro1">
          <table:table-cell office:value-type="string" calcext:value-type="string">
            <text:p>c2sp1s219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</table:table-row>
        <table:table-row table:style-name="ro1">
          <table:table-cell office:value-type="string" calcext:value-type="string">
            <text:p>c2sp1s22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</table:table-row>
        <table:table-row table:style-name="ro1">
          <table:table-cell office:value-type="string" calcext:value-type="string">
            <text:p>c2sp1s221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</table:table-row>
        <table:table-row table:style-name="ro1">
          <table:table-cell office:value-type="string" calcext:value-type="string">
            <text:p>c2sp1s222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</table:table-row>
        <table:table-row table:style-name="ro1">
          <table:table-cell office:value-type="string" calcext:value-type="string">
            <text:p>c2sp1s223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</table:table-row>
        <table:table-row table:style-name="ro1">
          <table:table-cell office:value-type="string" calcext:value-type="string">
            <text:p>c2sp1s224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</table:table-row>
        <table:table-row table:style-name="ro1">
          <table:table-cell office:value-type="string" calcext:value-type="string">
            <text:p>c2sp1s225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</table:table-row>
        <table:table-row table:style-name="ro1">
          <table:table-cell office:value-type="string" calcext:value-type="string">
            <text:p>c2sp1s226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</table:table-row>
        <table:table-row table:style-name="ro1">
          <table:table-cell office:value-type="string" calcext:value-type="string">
            <text:p>c2sp1s227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</table:table-row>
        <table:table-row table:style-name="ro1">
          <table:table-cell office:value-type="string" calcext:value-type="string">
            <text:p>c2sp1s228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</table:table-row>
        <table:table-row table:style-name="ro1">
          <table:table-cell office:value-type="string" calcext:value-type="string">
            <text:p>c2sp1s229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</table:table-row>
        <table:table-row table:style-name="ro1">
          <table:table-cell office:value-type="string" calcext:value-type="string">
            <text:p>c2sp1s23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</table:table-row>
        <table:table-row table:style-name="ro1">
          <table:table-cell office:value-type="string" calcext:value-type="string">
            <text:p>c2sp1s231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</table:table-row>
        <table:table-row table:style-name="ro1">
          <table:table-cell office:value-type="string" calcext:value-type="string">
            <text:p>c2sp1s232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</table:table-row>
        <table:table-row table:style-name="ro1">
          <table:table-cell office:value-type="string" calcext:value-type="string">
            <text:p>c2sp1s233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</table:table-row>
        <table:table-row table:style-name="ro1">
          <table:table-cell office:value-type="string" calcext:value-type="string">
            <text:p>c2sp1s234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</table:table-row>
        <table:table-row table:style-name="ro1">
          <table:table-cell office:value-type="string" calcext:value-type="string">
            <text:p>c2sp1s235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</table:table-row>
        <table:table-row table:style-name="ro1">
          <table:table-cell office:value-type="string" calcext:value-type="string">
            <text:p>c2sp1s236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</table:table-row>
        <table:table-row table:style-name="ro1">
          <table:table-cell office:value-type="string" calcext:value-type="string">
            <text:p>c2sp1s237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</table:table-row>
        <table:table-row table:style-name="ro1">
          <table:table-cell office:value-type="string" calcext:value-type="string">
            <text:p>c2sp1s238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</table:table-row>
        <table:table-row table:style-name="ro1">
          <table:table-cell office:value-type="string" calcext:value-type="string">
            <text:p>c2sp1s239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</table:table-row>
        <table:table-row table:style-name="ro1">
          <table:table-cell office:value-type="string" calcext:value-type="string">
            <text:p>c2sp1s24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</table:table-row>
        <table:table-row table:style-name="ro1">
          <table:table-cell office:value-type="string" calcext:value-type="string">
            <text:p>c2sp1s241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</table:table-row>
        <table:table-row table:style-name="ro1">
          <table:table-cell office:value-type="string" calcext:value-type="string">
            <text:p>c2sp1s242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</table:table-row>
        <table:table-row table:style-name="ro1">
          <table:table-cell office:value-type="string" calcext:value-type="string">
            <text:p>c2sp1s243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</table:table-row>
        <table:table-row table:style-name="ro1">
          <table:table-cell office:value-type="string" calcext:value-type="string">
            <text:p>c2sp1s244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</table:table-row>
        <table:table-row table:style-name="ro1">
          <table:table-cell office:value-type="string" calcext:value-type="string">
            <text:p>c2sp1s245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</table:table-row>
        <table:table-row table:style-name="ro1">
          <table:table-cell office:value-type="string" calcext:value-type="string">
            <text:p>c2sp1s246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</table:table-row>
        <table:table-row table:style-name="ro1">
          <table:table-cell office:value-type="string" calcext:value-type="string">
            <text:p>c2sp1s247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</table:table-row>
        <table:table-row table:style-name="ro1">
          <table:table-cell office:value-type="string" calcext:value-type="string">
            <text:p>c2sp1s248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</table:table-row>
        <table:table-row table:style-name="ro1">
          <table:table-cell office:value-type="string" calcext:value-type="string">
            <text:p>c2sp1s249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</table:table-row>
        <table:table-row table:style-name="ro1">
          <table:table-cell office:value-type="string" calcext:value-type="string">
            <text:p>c2sp1s25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</table:table-row>
        <table:table-row table:style-name="ro1">
          <table:table-cell office:value-type="string" calcext:value-type="string">
            <text:p>c2sp1s251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</table:table-row>
        <table:table-row table:style-name="ro1">
          <table:table-cell office:value-type="string" calcext:value-type="string">
            <text:p>c2sp1s252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</table:table-row>
        <table:table-row table:style-name="ro1">
          <table:table-cell office:value-type="string" calcext:value-type="string">
            <text:p>c2sp1s253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</table:table-row>
        <table:table-row table:style-name="ro1">
          <table:table-cell office:value-type="string" calcext:value-type="string">
            <text:p>c2sp1s254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</table:table-row>
        <table:table-row table:style-name="ro1">
          <table:table-cell office:value-type="string" calcext:value-type="string">
            <text:p>c2sp1s255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</table:table-row>
        <table:table-row table:style-name="ro1">
          <table:table-cell office:value-type="string" calcext:value-type="string">
            <text:p>c2sp1s256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</table:table-row>
        <table:table-row table:style-name="ro1">
          <table:table-cell office:value-type="string" calcext:value-type="string">
            <text:p>c2sp1s257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</table:table-row>
        <table:table-row table:style-name="ro1">
          <table:table-cell office:value-type="string" calcext:value-type="string">
            <text:p>c2sp1s258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</table:table-row>
        <table:table-row table:style-name="ro1">
          <table:table-cell office:value-type="string" calcext:value-type="string">
            <text:p>c2sp1s259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</table:table-row>
        <table:table-row table:style-name="ro1">
          <table:table-cell office:value-type="string" calcext:value-type="string">
            <text:p>c2sp1s26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</table:table-row>
        <table:table-row table:style-name="ro1">
          <table:table-cell office:value-type="string" calcext:value-type="string">
            <text:p>c2sp1s261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</table:table-row>
        <table:table-row table:style-name="ro1">
          <table:table-cell office:value-type="string" calcext:value-type="string">
            <text:p>c2sp1s262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</table:table-row>
        <table:table-row table:style-name="ro1">
          <table:table-cell office:value-type="string" calcext:value-type="string">
            <text:p>c2sp1s263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</table:table-row>
        <table:table-row table:style-name="ro1">
          <table:table-cell office:value-type="string" calcext:value-type="string">
            <text:p>c2sp1s264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</table:table-row>
        <table:table-row table:style-name="ro1">
          <table:table-cell office:value-type="string" calcext:value-type="string">
            <text:p>c2sp1s265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</table:table-row>
        <table:table-row table:style-name="ro1">
          <table:table-cell office:value-type="string" calcext:value-type="string">
            <text:p>c2sp1s266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</table:table-row>
        <table:table-row table:style-name="ro1">
          <table:table-cell office:value-type="string" calcext:value-type="string">
            <text:p>c2sp1s267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</table:table-row>
        <table:table-row table:style-name="ro1">
          <table:table-cell office:value-type="string" calcext:value-type="string">
            <text:p>c2sp1s268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</table:table-row>
        <table:table-row table:style-name="ro1">
          <table:table-cell office:value-type="string" calcext:value-type="string">
            <text:p>c2sp1s269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</table:table-row>
        <table:table-row table:style-name="ro1">
          <table:table-cell office:value-type="string" calcext:value-type="string">
            <text:p>c2sp1s27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</table:table-row>
        <table:table-row table:style-name="ro1">
          <table:table-cell office:value-type="string" calcext:value-type="string">
            <text:p>c2sp1s271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</table:table-row>
        <table:table-row table:style-name="ro1">
          <table:table-cell office:value-type="string" calcext:value-type="string">
            <text:p>c2sp1s272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</table:table-row>
        <table:table-row table:style-name="ro1">
          <table:table-cell office:value-type="string" calcext:value-type="string">
            <text:p>c2sp1s273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</table:table-row>
        <table:table-row table:style-name="ro1">
          <table:table-cell office:value-type="string" calcext:value-type="string">
            <text:p>c2sp1s274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</table:table-row>
        <table:table-row table:style-name="ro1">
          <table:table-cell office:value-type="string" calcext:value-type="string">
            <text:p>c2sp1s275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</table:table-row>
        <table:table-row table:style-name="ro1">
          <table:table-cell office:value-type="string" calcext:value-type="string">
            <text:p>c2sp1s276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</table:table-row>
        <table:table-row table:style-name="ro1">
          <table:table-cell office:value-type="string" calcext:value-type="string">
            <text:p>c2sp1s277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</table:table-row>
        <table:table-row table:style-name="ro1">
          <table:table-cell office:value-type="string" calcext:value-type="string">
            <text:p>c2sp1s278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</table:table-row>
        <table:table-row table:style-name="ro1">
          <table:table-cell office:value-type="string" calcext:value-type="string">
            <text:p>c2sp1s279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</table:table-row>
        <table:table-row table:style-name="ro1">
          <table:table-cell office:value-type="string" calcext:value-type="string">
            <text:p>c2sp1s28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</table:table-row>
        <table:table-row table:style-name="ro1">
          <table:table-cell office:value-type="string" calcext:value-type="string">
            <text:p>c2sp1s281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</table:table-row>
        <table:table-row table:style-name="ro1">
          <table:table-cell office:value-type="string" calcext:value-type="string">
            <text:p>c2sp1s282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</table:table-row>
        <table:table-row table:style-name="ro1">
          <table:table-cell office:value-type="string" calcext:value-type="string">
            <text:p>c2sp1s283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</table:table-row>
        <table:table-row table:style-name="ro1">
          <table:table-cell office:value-type="string" calcext:value-type="string">
            <text:p>c2sp1s284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</table:table-row>
        <table:table-row table:style-name="ro1">
          <table:table-cell office:value-type="string" calcext:value-type="string">
            <text:p>c2sp1s285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</table:table-row>
        <table:table-row table:style-name="ro1">
          <table:table-cell office:value-type="string" calcext:value-type="string">
            <text:p>c2sp1s286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</table:table-row>
        <table:table-row table:style-name="ro1">
          <table:table-cell office:value-type="string" calcext:value-type="string">
            <text:p>c2sp1s287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</table:table-row>
        <table:table-row table:style-name="ro1">
          <table:table-cell office:value-type="string" calcext:value-type="string">
            <text:p>c2sp1s288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</table:table-row>
        <table:table-row table:style-name="ro1">
          <table:table-cell office:value-type="string" calcext:value-type="string">
            <text:p>c2sp1s289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</table:table-row>
        <table:table-row table:style-name="ro1">
          <table:table-cell office:value-type="string" calcext:value-type="string">
            <text:p>c2sp1s29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</table:table-row>
        <table:table-row table:style-name="ro1">
          <table:table-cell office:value-type="string" calcext:value-type="string">
            <text:p>c2sp1s291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</table:table-row>
        <table:table-row table:style-name="ro1">
          <table:table-cell office:value-type="string" calcext:value-type="string">
            <text:p>c2sp1s292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</table:table-row>
        <table:table-row table:style-name="ro1">
          <table:table-cell office:value-type="string" calcext:value-type="string">
            <text:p>c2sp1s293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</table:table-row>
        <table:table-row table:style-name="ro1">
          <table:table-cell office:value-type="string" calcext:value-type="string">
            <text:p>c2sp1s294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</table:table-row>
        <table:table-row table:style-name="ro1">
          <table:table-cell office:value-type="string" calcext:value-type="string">
            <text:p>c2sp1s295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</table:table-row>
        <table:table-row table:style-name="ro1">
          <table:table-cell office:value-type="string" calcext:value-type="string">
            <text:p>c2sp1s296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</table:table-row>
        <table:table-row table:style-name="ro1">
          <table:table-cell office:value-type="string" calcext:value-type="string">
            <text:p>c2sp1s297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</table:table-row>
        <table:table-row table:style-name="ro1">
          <table:table-cell office:value-type="string" calcext:value-type="string">
            <text:p>c2sp1s298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</table:table-row>
        <table:table-row table:style-name="ro1">
          <table:table-cell office:value-type="string" calcext:value-type="string">
            <text:p>c2sp1s299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</table:table-row>
        <table:table-row table:style-name="ro1">
          <table:table-cell office:value-type="string" calcext:value-type="string">
            <text:p>c2sp1s30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</table:table-row>
        <table:table-row table:style-name="ro1">
          <table:table-cell office:value-type="string" calcext:value-type="string">
            <text:p>c2sp1s301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</table:table-row>
        <table:table-row table:style-name="ro1">
          <table:table-cell office:value-type="string" calcext:value-type="string">
            <text:p>c2sp1s302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</table:table-row>
        <table:table-row table:style-name="ro1">
          <table:table-cell office:value-type="string" calcext:value-type="string">
            <text:p>c2sp1s303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</table:table-row>
        <table:table-row table:style-name="ro1">
          <table:table-cell office:value-type="string" calcext:value-type="string">
            <text:p>c2sp1s304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</table:table-row>
        <table:table-row table:style-name="ro1">
          <table:table-cell office:value-type="string" calcext:value-type="string">
            <text:p>c2sp1s305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</table:table-row>
        <table:table-row table:style-name="ro1">
          <table:table-cell office:value-type="string" calcext:value-type="string">
            <text:p>c2sp1s306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</table:table-row>
        <table:table-row table:style-name="ro1">
          <table:table-cell office:value-type="string" calcext:value-type="string">
            <text:p>c2sp1s307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</table:table-row>
        <table:table-row table:style-name="ro1">
          <table:table-cell office:value-type="string" calcext:value-type="string">
            <text:p>c2sp1s308</text:p>
          </table:table-cell>
          <table:table-cell table:number-columns-repeated="2" office:value-type="float" office:value="12.71231" calcext:value-type="float">
            <text:p>12,71231</text:p>
          </table:table-cell>
        </table:table-row>
        <table:table-row table:style-name="ro1">
          <table:table-cell office:value-type="string" calcext:value-type="string">
            <text:p>c2sp1s309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</table:table-row>
        <table:table-row table:style-name="ro1">
          <table:table-cell office:value-type="string" calcext:value-type="string">
            <text:p>c2sp1s31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</table:table-row>
        <table:table-row table:style-name="ro1">
          <table:table-cell office:value-type="string" calcext:value-type="string">
            <text:p>c2sp1s311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</table:table-row>
        <table:table-row table:style-name="ro1">
          <table:table-cell office:value-type="string" calcext:value-type="string">
            <text:p>c2sp1s312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</table:table-row>
        <table:table-row table:style-name="ro1">
          <table:table-cell office:value-type="string" calcext:value-type="string">
            <text:p>c2sp1s313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</table:table-row>
        <table:table-row table:style-name="ro1">
          <table:table-cell office:value-type="string" calcext:value-type="string">
            <text:p>c2sp1s314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</table:table-row>
        <table:table-row table:style-name="ro1">
          <table:table-cell office:value-type="string" calcext:value-type="string">
            <text:p>c2sp1s315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</table:table-row>
        <table:table-row table:style-name="ro1">
          <table:table-cell office:value-type="string" calcext:value-type="string">
            <text:p>c2sp1s316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</table:table-row>
        <table:table-row table:style-name="ro1">
          <table:table-cell office:value-type="string" calcext:value-type="string">
            <text:p>c2sp1s317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</table:table-row>
        <table:table-row table:style-name="ro1">
          <table:table-cell office:value-type="string" calcext:value-type="string">
            <text:p>c2sp1s318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</table:table-row>
        <table:table-row table:style-name="ro1">
          <table:table-cell office:value-type="string" calcext:value-type="string">
            <text:p>c2sp1s319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</table:table-row>
        <table:table-row table:style-name="ro1">
          <table:table-cell office:value-type="string" calcext:value-type="string">
            <text:p>c2sp1s32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</table:table-row>
        <table:table-row table:style-name="ro1">
          <table:table-cell office:value-type="string" calcext:value-type="string">
            <text:p>c2sp1s321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</table:table-row>
        <table:table-row table:style-name="ro1">
          <table:table-cell office:value-type="string" calcext:value-type="string">
            <text:p>c2sp1s322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</table:table-row>
        <table:table-row table:style-name="ro1">
          <table:table-cell office:value-type="string" calcext:value-type="string">
            <text:p>c2sp1s323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</table:table-row>
        <table:table-row table:style-name="ro1">
          <table:table-cell office:value-type="string" calcext:value-type="string">
            <text:p>c2sp1s324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</table:table-row>
        <table:table-row table:style-name="ro1">
          <table:table-cell office:value-type="string" calcext:value-type="string">
            <text:p>c2sp1s325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</table:table-row>
        <table:table-row table:style-name="ro1">
          <table:table-cell office:value-type="string" calcext:value-type="string">
            <text:p>c2sp1s326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</table:table-row>
        <table:table-row table:style-name="ro1">
          <table:table-cell office:value-type="string" calcext:value-type="string">
            <text:p>c2sp1s327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</table:table-row>
        <table:table-row table:style-name="ro1">
          <table:table-cell office:value-type="string" calcext:value-type="string">
            <text:p>c2sp1s328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</table:table-row>
        <table:table-row table:style-name="ro1">
          <table:table-cell office:value-type="string" calcext:value-type="string">
            <text:p>c2sp1s329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</table:table-row>
        <table:table-row table:style-name="ro1">
          <table:table-cell office:value-type="string" calcext:value-type="string">
            <text:p>c2sp1s33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</table:table-row>
        <table:table-row table:style-name="ro1">
          <table:table-cell office:value-type="string" calcext:value-type="string">
            <text:p>c2sp1s331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</table:table-row>
        <table:table-row table:style-name="ro1">
          <table:table-cell office:value-type="string" calcext:value-type="string">
            <text:p>c2sp1s332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</table:table-row>
        <table:table-row table:style-name="ro1">
          <table:table-cell office:value-type="string" calcext:value-type="string">
            <text:p>c2sp1s333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</table:table-row>
        <table:table-row table:style-name="ro1">
          <table:table-cell office:value-type="string" calcext:value-type="string">
            <text:p>c2sp1s334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</table:table-row>
        <table:table-row table:style-name="ro1">
          <table:table-cell office:value-type="string" calcext:value-type="string">
            <text:p>c2sp1s335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</table:table-row>
        <table:table-row table:style-name="ro1">
          <table:table-cell office:value-type="string" calcext:value-type="string">
            <text:p>c2sp1s336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</table:table-row>
        <table:table-row table:style-name="ro1">
          <table:table-cell office:value-type="string" calcext:value-type="string">
            <text:p>c2sp1s337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</table:table-row>
        <table:table-row table:style-name="ro1">
          <table:table-cell office:value-type="string" calcext:value-type="string">
            <text:p>c2sp1s338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</table:table-row>
        <table:table-row table:style-name="ro1">
          <table:table-cell office:value-type="string" calcext:value-type="string">
            <text:p>c2sp1s339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</table:table-row>
        <table:table-row table:style-name="ro1">
          <table:table-cell office:value-type="string" calcext:value-type="string">
            <text:p>c2sp1s34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</table:table-row>
        <table:table-row table:style-name="ro1">
          <table:table-cell office:value-type="string" calcext:value-type="string">
            <text:p>c2sp1s341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</table:table-row>
        <table:table-row table:style-name="ro1">
          <table:table-cell office:value-type="string" calcext:value-type="string">
            <text:p>c2sp1s342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</table:table-row>
        <table:table-row table:style-name="ro1">
          <table:table-cell office:value-type="string" calcext:value-type="string">
            <text:p>c2sp1s343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</table:table-row>
        <table:table-row table:style-name="ro1">
          <table:table-cell office:value-type="string" calcext:value-type="string">
            <text:p>c2sp1s344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</table:table-row>
        <table:table-row table:style-name="ro1">
          <table:table-cell office:value-type="string" calcext:value-type="string">
            <text:p>c2sp1s345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</table:table-row>
        <table:table-row table:style-name="ro1">
          <table:table-cell office:value-type="string" calcext:value-type="string">
            <text:p>c2sp1s346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</table:table-row>
        <table:table-row table:style-name="ro1">
          <table:table-cell office:value-type="string" calcext:value-type="string">
            <text:p>c2sp1s347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</table:table-row>
        <table:table-row table:style-name="ro1">
          <table:table-cell office:value-type="string" calcext:value-type="string">
            <text:p>c2sp1s348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</table:table-row>
        <table:table-row table:style-name="ro1">
          <table:table-cell office:value-type="string" calcext:value-type="string">
            <text:p>c2sp1s349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</table:table-row>
        <table:table-row table:style-name="ro1">
          <table:table-cell office:value-type="string" calcext:value-type="string">
            <text:p>c2sp1s35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</table:table-row>
        <table:table-row table:style-name="ro1">
          <table:table-cell office:value-type="string" calcext:value-type="string">
            <text:p>c2sp1s351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</table:table-row>
        <table:table-row table:style-name="ro1">
          <table:table-cell office:value-type="string" calcext:value-type="string">
            <text:p>c2sp1s352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</table:table-row>
        <table:table-row table:style-name="ro1">
          <table:table-cell office:value-type="string" calcext:value-type="string">
            <text:p>c2sp1s353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</table:table-row>
        <table:table-row table:style-name="ro1">
          <table:table-cell office:value-type="string" calcext:value-type="string">
            <text:p>c2sp1s354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</table:table-row>
        <table:table-row table:style-name="ro1">
          <table:table-cell office:value-type="string" calcext:value-type="string">
            <text:p>c2sp1s355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</table:table-row>
        <table:table-row table:style-name="ro1">
          <table:table-cell office:value-type="string" calcext:value-type="string">
            <text:p>c2sp1s356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</table:table-row>
        <table:table-row table:style-name="ro1">
          <table:table-cell office:value-type="string" calcext:value-type="string">
            <text:p>c2sp1s357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</table:table-row>
        <table:table-row table:style-name="ro1">
          <table:table-cell office:value-type="string" calcext:value-type="string">
            <text:p>c2sp1s358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</table:table-row>
        <table:table-row table:style-name="ro1">
          <table:table-cell office:value-type="string" calcext:value-type="string">
            <text:p>c2sp1s359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</table:table-row>
        <table:table-row table:style-name="ro1">
          <table:table-cell office:value-type="string" calcext:value-type="string">
            <text:p>c2sp1s36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</table:table-row>
        <table:table-row table:style-name="ro1">
          <table:table-cell office:value-type="string" calcext:value-type="string">
            <text:p>c2sp1s361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</table:table-row>
        <table:table-row table:style-name="ro1">
          <table:table-cell office:value-type="string" calcext:value-type="string">
            <text:p>c2sp1s362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</table:table-row>
        <table:table-row table:style-name="ro1">
          <table:table-cell office:value-type="string" calcext:value-type="string">
            <text:p>c2sp1s363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</table:table-row>
        <table:table-row table:style-name="ro1">
          <table:table-cell office:value-type="string" calcext:value-type="string">
            <text:p>c2sp1s364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</table:table-row>
        <table:table-row table:style-name="ro1">
          <table:table-cell office:value-type="string" calcext:value-type="string">
            <text:p>c2sp1s365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</table:table-row>
        <table:table-row table:style-name="ro1">
          <table:table-cell office:value-type="string" calcext:value-type="string">
            <text:p>c2sp1s366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</table:table-row>
        <table:table-row table:style-name="ro1">
          <table:table-cell office:value-type="string" calcext:value-type="string">
            <text:p>c2sp1s367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</table:table-row>
        <table:table-row table:style-name="ro1">
          <table:table-cell office:value-type="string" calcext:value-type="string">
            <text:p>c2sp1s368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</table:table-row>
        <table:table-row table:style-name="ro1">
          <table:table-cell office:value-type="string" calcext:value-type="string">
            <text:p>c2sp1s369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</table:table-row>
        <table:table-row table:style-name="ro1">
          <table:table-cell office:value-type="string" calcext:value-type="string">
            <text:p>c2sp1s37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</table:table-row>
        <table:table-row table:style-name="ro1">
          <table:table-cell office:value-type="string" calcext:value-type="string">
            <text:p>c2sp1s371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</table:table-row>
        <table:table-row table:style-name="ro1">
          <table:table-cell office:value-type="string" calcext:value-type="string">
            <text:p>c2sp1s372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</table:table-row>
        <table:table-row table:style-name="ro1">
          <table:table-cell office:value-type="string" calcext:value-type="string">
            <text:p>c2sp1s373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</table:table-row>
        <table:table-row table:style-name="ro1">
          <table:table-cell office:value-type="string" calcext:value-type="string">
            <text:p>c2sp1s374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</table:table-row>
        <table:table-row table:style-name="ro1">
          <table:table-cell office:value-type="string" calcext:value-type="string">
            <text:p>c2sp1s375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</table:table-row>
        <table:table-row table:style-name="ro1">
          <table:table-cell office:value-type="string" calcext:value-type="string">
            <text:p>c2sp1s376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</table:table-row>
        <table:table-row table:style-name="ro1">
          <table:table-cell office:value-type="string" calcext:value-type="string">
            <text:p>c2sp1s377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</table:table-row>
        <table:table-row table:style-name="ro1">
          <table:table-cell office:value-type="string" calcext:value-type="string">
            <text:p>c2sp1s378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</table:table-row>
        <table:table-row table:style-name="ro1">
          <table:table-cell office:value-type="string" calcext:value-type="string">
            <text:p>c2sp1s379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</table:table-row>
        <table:table-row table:style-name="ro1">
          <table:table-cell office:value-type="string" calcext:value-type="string">
            <text:p>c2sp1s38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</table:table-row>
        <table:table-row table:style-name="ro1">
          <table:table-cell office:value-type="string" calcext:value-type="string">
            <text:p>c2sp1s381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</table:table-row>
        <table:table-row table:style-name="ro1">
          <table:table-cell office:value-type="string" calcext:value-type="string">
            <text:p>c2sp1s382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</table:table-row>
        <table:table-row table:style-name="ro1">
          <table:table-cell office:value-type="string" calcext:value-type="string">
            <text:p>c2sp1s383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</table:table-row>
        <table:table-row table:style-name="ro1">
          <table:table-cell office:value-type="string" calcext:value-type="string">
            <text:p>c2sp1s384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</table:table-row>
        <table:table-row table:style-name="ro1">
          <table:table-cell office:value-type="string" calcext:value-type="string">
            <text:p>c2sp1s385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</table:table-row>
        <table:table-row table:style-name="ro1">
          <table:table-cell office:value-type="string" calcext:value-type="string">
            <text:p>c2sp1s386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</table:table-row>
        <table:table-row table:style-name="ro1">
          <table:table-cell office:value-type="string" calcext:value-type="string">
            <text:p>c2sp1s387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</table:table-row>
        <table:table-row table:style-name="ro1">
          <table:table-cell office:value-type="string" calcext:value-type="string">
            <text:p>c2sp1s388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</table:table-row>
        <table:table-row table:style-name="ro1">
          <table:table-cell office:value-type="string" calcext:value-type="string">
            <text:p>c2sp1s389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</table:table-row>
        <table:table-row table:style-name="ro1">
          <table:table-cell office:value-type="string" calcext:value-type="string">
            <text:p>c2sp1s39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</table:table-row>
        <table:table-row table:style-name="ro1">
          <table:table-cell office:value-type="string" calcext:value-type="string">
            <text:p>c2sp1s391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</table:table-row>
        <table:table-row table:style-name="ro1">
          <table:table-cell office:value-type="string" calcext:value-type="string">
            <text:p>c2sp1s392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</table:table-row>
        <table:table-row table:style-name="ro1">
          <table:table-cell office:value-type="string" calcext:value-type="string">
            <text:p>c2sp1s393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</table:table-row>
        <table:table-row table:style-name="ro1">
          <table:table-cell office:value-type="string" calcext:value-type="string">
            <text:p>c2sp1s394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</table:table-row>
        <table:table-row table:style-name="ro1">
          <table:table-cell office:value-type="string" calcext:value-type="string">
            <text:p>c2sp1s395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</table:table-row>
        <table:table-row table:style-name="ro1">
          <table:table-cell office:value-type="string" calcext:value-type="string">
            <text:p>c2sp1s396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</table:table-row>
        <table:table-row table:style-name="ro1">
          <table:table-cell office:value-type="string" calcext:value-type="string">
            <text:p>c2sp1s397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</table:table-row>
        <table:table-row table:style-name="ro1">
          <table:table-cell office:value-type="string" calcext:value-type="string">
            <text:p>c2sp1s398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</table:table-row>
        <table:table-row table:style-name="ro1">
          <table:table-cell office:value-type="string" calcext:value-type="string">
            <text:p>c2sp1s399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</table:table-row>
        <table:table-row table:style-name="ro1">
          <table:table-cell office:value-type="string" calcext:value-type="string">
            <text:p>c2sp1s40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</table:table-row>
        <table:table-row table:style-name="ro1">
          <table:table-cell office:value-type="string" calcext:value-type="string">
            <text:p>c2sp1s401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</table:table-row>
        <table:table-row table:style-name="ro1">
          <table:table-cell office:value-type="string" calcext:value-type="string">
            <text:p>c2sp1s402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</table:table-row>
        <table:table-row table:style-name="ro1">
          <table:table-cell office:value-type="string" calcext:value-type="string">
            <text:p>c2sp1s403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</table:table-row>
        <table:table-row table:style-name="ro1">
          <table:table-cell office:value-type="string" calcext:value-type="string">
            <text:p>c2sp1s404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</table:table-row>
        <table:table-row table:style-name="ro1">
          <table:table-cell office:value-type="string" calcext:value-type="string">
            <text:p>c2sp1s405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</table:table-row>
        <table:table-row table:style-name="ro1">
          <table:table-cell office:value-type="string" calcext:value-type="string">
            <text:p>c2sp1s406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</table:table-row>
        <table:table-row table:style-name="ro1">
          <table:table-cell office:value-type="string" calcext:value-type="string">
            <text:p>c2sp1s407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</table:table-row>
        <table:table-row table:style-name="ro1">
          <table:table-cell office:value-type="string" calcext:value-type="string">
            <text:p>c2sp1s408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</table:table-row>
        <table:table-row table:style-name="ro1">
          <table:table-cell office:value-type="string" calcext:value-type="string">
            <text:p>c2sp1s409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</table:table-row>
        <table:table-row table:style-name="ro1">
          <table:table-cell office:value-type="string" calcext:value-type="string">
            <text:p>c2sp1s41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</table:table-row>
        <table:table-row table:style-name="ro1">
          <table:table-cell office:value-type="string" calcext:value-type="string">
            <text:p>c2sp1s411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</table:table-row>
        <table:table-row table:style-name="ro1">
          <table:table-cell office:value-type="string" calcext:value-type="string">
            <text:p>c2sp1s412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</table:table-row>
        <table:table-row table:style-name="ro1">
          <table:table-cell office:value-type="string" calcext:value-type="string">
            <text:p>c2sp1s413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</table:table-row>
        <table:table-row table:style-name="ro1">
          <table:table-cell office:value-type="string" calcext:value-type="string">
            <text:p>c2sp1s414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</table:table-row>
        <table:table-row table:style-name="ro1">
          <table:table-cell office:value-type="string" calcext:value-type="string">
            <text:p>c2sp1s415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</table:table-row>
        <table:table-row table:style-name="ro1">
          <table:table-cell office:value-type="string" calcext:value-type="string">
            <text:p>c2sp1s416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</table:table-row>
        <table:table-row table:style-name="ro1">
          <table:table-cell office:value-type="string" calcext:value-type="string">
            <text:p>c2sp1s417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</table:table-row>
        <table:table-row table:style-name="ro1">
          <table:table-cell office:value-type="string" calcext:value-type="string">
            <text:p>c2sp1s418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</table:table-row>
        <table:table-row table:style-name="ro1">
          <table:table-cell office:value-type="string" calcext:value-type="string">
            <text:p>c2sp1s419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</table:table-row>
        <table:table-row table:style-name="ro1">
          <table:table-cell office:value-type="string" calcext:value-type="string">
            <text:p>c2sp1s42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</table:table-row>
        <table:table-row table:style-name="ro1">
          <table:table-cell office:value-type="string" calcext:value-type="string">
            <text:p>c2sp1s421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</table:table-row>
        <table:table-row table:style-name="ro1">
          <table:table-cell office:value-type="string" calcext:value-type="string">
            <text:p>c2sp1s422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</table:table-row>
        <table:table-row table:style-name="ro1">
          <table:table-cell office:value-type="string" calcext:value-type="string">
            <text:p>c2sp1s423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</table:table-row>
        <table:table-row table:style-name="ro1">
          <table:table-cell office:value-type="string" calcext:value-type="string">
            <text:p>c2sp1s424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</table:table-row>
        <table:table-row table:style-name="ro1">
          <table:table-cell office:value-type="string" calcext:value-type="string">
            <text:p>c2sp1s425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</table:table-row>
        <table:table-row table:style-name="ro1">
          <table:table-cell office:value-type="string" calcext:value-type="string">
            <text:p>c2sp1s426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</table:table-row>
        <table:table-row table:style-name="ro1">
          <table:table-cell office:value-type="string" calcext:value-type="string">
            <text:p>c2sp1s427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</table:table-row>
        <table:table-row table:style-name="ro1">
          <table:table-cell office:value-type="string" calcext:value-type="string">
            <text:p>c2sp1s428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</table:table-row>
        <table:table-row table:style-name="ro1">
          <table:table-cell office:value-type="string" calcext:value-type="string">
            <text:p>c2sp1s429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</table:table-row>
        <table:table-row table:style-name="ro1">
          <table:table-cell office:value-type="string" calcext:value-type="string">
            <text:p>c2sp1s43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</table:table-row>
        <table:table-row table:style-name="ro1">
          <table:table-cell office:value-type="string" calcext:value-type="string">
            <text:p>c2sp1s431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</table:table-row>
        <table:table-row table:style-name="ro1">
          <table:table-cell office:value-type="string" calcext:value-type="string">
            <text:p>c2sp1s432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</table:table-row>
        <table:table-row table:style-name="ro1">
          <table:table-cell office:value-type="string" calcext:value-type="string">
            <text:p>c2sp1s433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</table:table-row>
        <table:table-row table:style-name="ro1">
          <table:table-cell office:value-type="string" calcext:value-type="string">
            <text:p>c2sp1s434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</table:table-row>
        <table:table-row table:style-name="ro1">
          <table:table-cell office:value-type="string" calcext:value-type="string">
            <text:p>c2sp1s435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</table:table-row>
        <table:table-row table:style-name="ro1">
          <table:table-cell office:value-type="string" calcext:value-type="string">
            <text:p>c2sp1s436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</table:table-row>
        <table:table-row table:style-name="ro1">
          <table:table-cell office:value-type="string" calcext:value-type="string">
            <text:p>c2sp1s437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</table:table-row>
        <table:table-row table:style-name="ro1">
          <table:table-cell office:value-type="string" calcext:value-type="string">
            <text:p>c2sp1s438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</table:table-row>
        <table:table-row table:style-name="ro1">
          <table:table-cell office:value-type="string" calcext:value-type="string">
            <text:p>c2sp1s439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</table:table-row>
        <table:table-row table:style-name="ro1">
          <table:table-cell office:value-type="string" calcext:value-type="string">
            <text:p>c2sp1s44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</table:table-row>
        <table:table-row table:style-name="ro1">
          <table:table-cell office:value-type="string" calcext:value-type="string">
            <text:p>c2sp1s441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</table:table-row>
        <table:table-row table:style-name="ro1">
          <table:table-cell office:value-type="string" calcext:value-type="string">
            <text:p>c2sp1s442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</table:table-row>
        <table:table-row table:style-name="ro1">
          <table:table-cell office:value-type="string" calcext:value-type="string">
            <text:p>c2sp1s443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</table:table-row>
        <table:table-row table:style-name="ro1">
          <table:table-cell office:value-type="string" calcext:value-type="string">
            <text:p>c2sp1s444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</table:table-row>
        <table:table-row table:style-name="ro1">
          <table:table-cell office:value-type="string" calcext:value-type="string">
            <text:p>c2sp1s445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</table:table-row>
        <table:table-row table:style-name="ro1">
          <table:table-cell office:value-type="string" calcext:value-type="string">
            <text:p>c2sp1s446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</table:table-row>
        <table:table-row table:style-name="ro1">
          <table:table-cell office:value-type="string" calcext:value-type="string">
            <text:p>c2sp1s447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</table:table-row>
        <table:table-row table:style-name="ro1">
          <table:table-cell office:value-type="string" calcext:value-type="string">
            <text:p>c2sp1s448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</table:table-row>
        <table:table-row table:style-name="ro1">
          <table:table-cell office:value-type="string" calcext:value-type="string">
            <text:p>c2sp1s449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</table:table-row>
        <table:table-row table:style-name="ro1">
          <table:table-cell office:value-type="string" calcext:value-type="string">
            <text:p>c2sp1s45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</table:table-row>
        <table:table-row table:style-name="ro1">
          <table:table-cell office:value-type="string" calcext:value-type="string">
            <text:p>c2sp1s451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</table:table-row>
        <table:table-row table:style-name="ro1">
          <table:table-cell office:value-type="string" calcext:value-type="string">
            <text:p>c2sp1s452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</table:table-row>
        <table:table-row table:style-name="ro1">
          <table:table-cell office:value-type="string" calcext:value-type="string">
            <text:p>c2sp1s453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</table:table-row>
        <table:table-row table:style-name="ro1">
          <table:table-cell office:value-type="string" calcext:value-type="string">
            <text:p>c2sp1s454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</table:table-row>
        <table:table-row table:style-name="ro1">
          <table:table-cell office:value-type="string" calcext:value-type="string">
            <text:p>c2sp1s455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</table:table-row>
        <table:table-row table:style-name="ro1">
          <table:table-cell office:value-type="string" calcext:value-type="string">
            <text:p>c2sp1s456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</table:table-row>
        <table:table-row table:style-name="ro1">
          <table:table-cell office:value-type="string" calcext:value-type="string">
            <text:p>c2sp1s457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</table:table-row>
        <table:table-row table:style-name="ro1">
          <table:table-cell office:value-type="string" calcext:value-type="string">
            <text:p>c2sp1s458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</table:table-row>
        <table:table-row table:style-name="ro1">
          <table:table-cell office:value-type="string" calcext:value-type="string">
            <text:p>c2sp1s459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</table:table-row>
        <table:table-row table:style-name="ro1">
          <table:table-cell office:value-type="string" calcext:value-type="string">
            <text:p>c2sp1s46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</table:table-row>
        <table:table-row table:style-name="ro1">
          <table:table-cell office:value-type="string" calcext:value-type="string">
            <text:p>c2sp1s461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</table:table-row>
        <table:table-row table:style-name="ro1">
          <table:table-cell office:value-type="string" calcext:value-type="string">
            <text:p>c2sp1s462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</table:table-row>
        <table:table-row table:style-name="ro1">
          <table:table-cell office:value-type="string" calcext:value-type="string">
            <text:p>c2sp1s463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</table:table-row>
        <table:table-row table:style-name="ro1">
          <table:table-cell office:value-type="string" calcext:value-type="string">
            <text:p>c2sp1s464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</table:table-row>
        <table:table-row table:style-name="ro1">
          <table:table-cell office:value-type="string" calcext:value-type="string">
            <text:p>c2sp1s465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</table:table-row>
        <table:table-row table:style-name="ro1">
          <table:table-cell office:value-type="string" calcext:value-type="string">
            <text:p>c2sp1s466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</table:table-row>
        <table:table-row table:style-name="ro1">
          <table:table-cell office:value-type="string" calcext:value-type="string">
            <text:p>c2sp1s467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</table:table-row>
        <table:table-row table:style-name="ro1">
          <table:table-cell office:value-type="string" calcext:value-type="string">
            <text:p>c2sp1s468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</table:table-row>
        <table:table-row table:style-name="ro1">
          <table:table-cell office:value-type="string" calcext:value-type="string">
            <text:p>c2sp1s469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</table:table-row>
        <table:table-row table:style-name="ro1">
          <table:table-cell office:value-type="string" calcext:value-type="string">
            <text:p>c2sp1s47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</table:table-row>
        <table:table-row table:style-name="ro1">
          <table:table-cell office:value-type="string" calcext:value-type="string">
            <text:p>c2sp1s471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</table:table-row>
        <table:table-row table:style-name="ro1">
          <table:table-cell office:value-type="string" calcext:value-type="string">
            <text:p>c2sp1s472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</table:table-row>
        <table:table-row table:style-name="ro1">
          <table:table-cell office:value-type="string" calcext:value-type="string">
            <text:p>c2sp1s473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</table:table-row>
        <table:table-row table:style-name="ro1">
          <table:table-cell office:value-type="string" calcext:value-type="string">
            <text:p>c2sp1s474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</table:table-row>
        <table:table-row table:style-name="ro1">
          <table:table-cell office:value-type="string" calcext:value-type="string">
            <text:p>c2sp1s475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</table:table-row>
        <table:table-row table:style-name="ro1">
          <table:table-cell office:value-type="string" calcext:value-type="string">
            <text:p>c2sp1s476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</table:table-row>
        <table:table-row table:style-name="ro1">
          <table:table-cell office:value-type="string" calcext:value-type="string">
            <text:p>c2sp1s477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</table:table-row>
        <table:table-row table:style-name="ro1">
          <table:table-cell office:value-type="string" calcext:value-type="string">
            <text:p>c2sp1s478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</table:table-row>
        <table:table-row table:style-name="ro1">
          <table:table-cell office:value-type="string" calcext:value-type="string">
            <text:p>c2sp1s479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</table:table-row>
        <table:table-row table:style-name="ro1">
          <table:table-cell office:value-type="string" calcext:value-type="string">
            <text:p>c2sp1s48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</table:table-row>
        <table:table-row table:style-name="ro1">
          <table:table-cell office:value-type="string" calcext:value-type="string">
            <text:p>c2sp1s481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</table:table-row>
        <table:table-row table:style-name="ro1">
          <table:table-cell office:value-type="string" calcext:value-type="string">
            <text:p>c2sp1s482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</table:table-row>
        <table:table-row table:style-name="ro1">
          <table:table-cell office:value-type="string" calcext:value-type="string">
            <text:p>c2sp1s483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</table:table-row>
        <table:table-row table:style-name="ro1">
          <table:table-cell office:value-type="string" calcext:value-type="string">
            <text:p>c2sp1s484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</table:table-row>
        <table:table-row table:style-name="ro1">
          <table:table-cell office:value-type="string" calcext:value-type="string">
            <text:p>c2sp1s485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</table:table-row>
        <table:table-row table:style-name="ro1">
          <table:table-cell office:value-type="string" calcext:value-type="string">
            <text:p>c2sp1s486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</table:table-row>
        <table:table-row table:style-name="ro1">
          <table:table-cell office:value-type="string" calcext:value-type="string">
            <text:p>c2sp1s487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</table:table-row>
        <table:table-row table:style-name="ro1">
          <table:table-cell office:value-type="string" calcext:value-type="string">
            <text:p>c2sp1s488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</table:table-row>
        <table:table-row table:style-name="ro1">
          <table:table-cell office:value-type="string" calcext:value-type="string">
            <text:p>c2sp1s489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</table:table-row>
        <table:table-row table:style-name="ro1">
          <table:table-cell office:value-type="string" calcext:value-type="string">
            <text:p>c2sp1s49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</table:table-row>
        <table:table-row table:style-name="ro1">
          <table:table-cell office:value-type="string" calcext:value-type="string">
            <text:p>c2sp1s491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</table:table-row>
        <table:table-row table:style-name="ro1">
          <table:table-cell office:value-type="string" calcext:value-type="string">
            <text:p>c2sp1s492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</table:table-row>
        <table:table-row table:style-name="ro1">
          <table:table-cell office:value-type="string" calcext:value-type="string">
            <text:p>c2sp1s493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</table:table-row>
        <table:table-row table:style-name="ro1">
          <table:table-cell office:value-type="string" calcext:value-type="string">
            <text:p>c2sp1s494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</table:table-row>
        <table:table-row table:style-name="ro1">
          <table:table-cell office:value-type="string" calcext:value-type="string">
            <text:p>c2sp1s495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</table:table-row>
        <table:table-row table:style-name="ro1">
          <table:table-cell office:value-type="string" calcext:value-type="string">
            <text:p>c2sp1s496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</table:table-row>
        <table:table-row table:style-name="ro1">
          <table:table-cell office:value-type="string" calcext:value-type="string">
            <text:p>c2sp1s497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office:value-type="string" calcext:value-type="string">
            <text:p>c2sp1s498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</table:table-row>
        <table:table-row table:style-name="ro1">
          <table:table-cell office:value-type="string" calcext:value-type="string">
            <text:p>c2sp1s499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</table:table-row>
        <table:table-row table:style-name="ro1">
          <table:table-cell office:value-type="string" calcext:value-type="string">
            <text:p>c2sp1s50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</table:table-row>
        <table:table-row table:style-name="ro1">
          <table:table-cell office:value-type="string" calcext:value-type="string">
            <text:p>c2sp2s501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</table:table-row>
        <table:table-row table:style-name="ro1">
          <table:table-cell office:value-type="string" calcext:value-type="string">
            <text:p>c2sp2s502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2s503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</table:table-row>
        <table:table-row table:style-name="ro1">
          <table:table-cell office:value-type="string" calcext:value-type="string">
            <text:p>c2sp2s504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</table:table-row>
        <table:table-row table:style-name="ro1">
          <table:table-cell office:value-type="string" calcext:value-type="string">
            <text:p>c2sp2s505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</table:table-row>
        <table:table-row table:style-name="ro1">
          <table:table-cell office:value-type="string" calcext:value-type="string">
            <text:p>c2sp2s506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</table:table-row>
        <table:table-row table:style-name="ro1">
          <table:table-cell office:value-type="string" calcext:value-type="string">
            <text:p>c2sp2s507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</table:table-row>
        <table:table-row table:style-name="ro1">
          <table:table-cell office:value-type="string" calcext:value-type="string">
            <text:p>c2sp2s508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</table:table-row>
        <table:table-row table:style-name="ro1">
          <table:table-cell office:value-type="string" calcext:value-type="string">
            <text:p>c2sp2s509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</table:table-row>
        <table:table-row table:style-name="ro1">
          <table:table-cell office:value-type="string" calcext:value-type="string">
            <text:p>c2sp2s510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</table:table-row>
        <table:table-row table:style-name="ro1">
          <table:table-cell office:value-type="string" calcext:value-type="string">
            <text:p>c2sp2s51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</table:table-row>
        <table:table-row table:style-name="ro1">
          <table:table-cell office:value-type="string" calcext:value-type="string">
            <text:p>c2sp2s512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</table:table-row>
        <table:table-row table:style-name="ro1">
          <table:table-cell office:value-type="string" calcext:value-type="string">
            <text:p>c2sp2s513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</table:table-row>
        <table:table-row table:style-name="ro1">
          <table:table-cell office:value-type="string" calcext:value-type="string">
            <text:p>c2sp2s514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</table:table-row>
        <table:table-row table:style-name="ro1">
          <table:table-cell office:value-type="string" calcext:value-type="string">
            <text:p>c2sp2s515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</table:table-row>
        <table:table-row table:style-name="ro1">
          <table:table-cell office:value-type="string" calcext:value-type="string">
            <text:p>c2sp2s516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</table:table-row>
        <table:table-row table:style-name="ro1">
          <table:table-cell office:value-type="string" calcext:value-type="string">
            <text:p>c2sp2s517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</table:table-row>
        <table:table-row table:style-name="ro1">
          <table:table-cell office:value-type="string" calcext:value-type="string">
            <text:p>c2sp2s518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</table:table-row>
        <table:table-row table:style-name="ro1">
          <table:table-cell office:value-type="string" calcext:value-type="string">
            <text:p>c2sp2s519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</table:table-row>
        <table:table-row table:style-name="ro1">
          <table:table-cell office:value-type="string" calcext:value-type="string">
            <text:p>c2sp2s520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</table:table-row>
        <table:table-row table:style-name="ro1">
          <table:table-cell office:value-type="string" calcext:value-type="string">
            <text:p>c2sp2s52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</table:table-row>
        <table:table-row table:style-name="ro1">
          <table:table-cell office:value-type="string" calcext:value-type="string">
            <text:p>c2sp2s522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</table:table-row>
        <table:table-row table:style-name="ro1">
          <table:table-cell office:value-type="string" calcext:value-type="string">
            <text:p>c2sp2s523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</table:table-row>
        <table:table-row table:style-name="ro1">
          <table:table-cell office:value-type="string" calcext:value-type="string">
            <text:p>c2sp2s524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</table:table-row>
        <table:table-row table:style-name="ro1">
          <table:table-cell office:value-type="string" calcext:value-type="string">
            <text:p>c2sp2s525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</table:table-row>
        <table:table-row table:style-name="ro1">
          <table:table-cell office:value-type="string" calcext:value-type="string">
            <text:p>c2sp2s526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</table:table-row>
        <table:table-row table:style-name="ro1">
          <table:table-cell office:value-type="string" calcext:value-type="string">
            <text:p>c2sp2s527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</table:table-row>
        <table:table-row table:style-name="ro1">
          <table:table-cell office:value-type="string" calcext:value-type="string">
            <text:p>c2sp2s528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</table:table-row>
        <table:table-row table:style-name="ro1">
          <table:table-cell office:value-type="string" calcext:value-type="string">
            <text:p>c2sp2s529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</table:table-row>
        <table:table-row table:style-name="ro1">
          <table:table-cell office:value-type="string" calcext:value-type="string">
            <text:p>c2sp2s530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</table:table-row>
        <table:table-row table:style-name="ro1">
          <table:table-cell office:value-type="string" calcext:value-type="string">
            <text:p>c2sp2s53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</table:table-row>
        <table:table-row table:style-name="ro1">
          <table:table-cell office:value-type="string" calcext:value-type="string">
            <text:p>c2sp2s532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</table:table-row>
        <table:table-row table:style-name="ro1">
          <table:table-cell office:value-type="string" calcext:value-type="string">
            <text:p>c2sp2s533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</table:table-row>
        <table:table-row table:style-name="ro1">
          <table:table-cell office:value-type="string" calcext:value-type="string">
            <text:p>c2sp2s534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</table:table-row>
        <table:table-row table:style-name="ro1">
          <table:table-cell office:value-type="string" calcext:value-type="string">
            <text:p>c2sp2s535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</table:table-row>
        <table:table-row table:style-name="ro1">
          <table:table-cell office:value-type="string" calcext:value-type="string">
            <text:p>c2sp2s536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</table:table-row>
        <table:table-row table:style-name="ro1">
          <table:table-cell office:value-type="string" calcext:value-type="string">
            <text:p>c2sp2s537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</table:table-row>
        <table:table-row table:style-name="ro1">
          <table:table-cell office:value-type="string" calcext:value-type="string">
            <text:p>c2sp2s538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</table:table-row>
        <table:table-row table:style-name="ro1">
          <table:table-cell office:value-type="string" calcext:value-type="string">
            <text:p>c2sp2s539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</table:table-row>
        <table:table-row table:style-name="ro1">
          <table:table-cell office:value-type="string" calcext:value-type="string">
            <text:p>c2sp2s540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</table:table-row>
        <table:table-row table:style-name="ro1">
          <table:table-cell office:value-type="string" calcext:value-type="string">
            <text:p>c2sp2s54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</table:table-row>
        <table:table-row table:style-name="ro1">
          <table:table-cell office:value-type="string" calcext:value-type="string">
            <text:p>c2sp2s542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</table:table-row>
        <table:table-row table:style-name="ro1">
          <table:table-cell office:value-type="string" calcext:value-type="string">
            <text:p>c2sp2s543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</table:table-row>
        <table:table-row table:style-name="ro1">
          <table:table-cell office:value-type="string" calcext:value-type="string">
            <text:p>c2sp2s544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</table:table-row>
        <table:table-row table:style-name="ro1">
          <table:table-cell office:value-type="string" calcext:value-type="string">
            <text:p>c2sp2s545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</table:table-row>
        <table:table-row table:style-name="ro1">
          <table:table-cell office:value-type="string" calcext:value-type="string">
            <text:p>c2sp2s546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</table:table-row>
        <table:table-row table:style-name="ro1">
          <table:table-cell office:value-type="string" calcext:value-type="string">
            <text:p>c2sp2s547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</table:table-row>
        <table:table-row table:style-name="ro1">
          <table:table-cell office:value-type="string" calcext:value-type="string">
            <text:p>c2sp2s548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</table:table-row>
        <table:table-row table:style-name="ro1">
          <table:table-cell office:value-type="string" calcext:value-type="string">
            <text:p>c2sp2s549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</table:table-row>
        <table:table-row table:style-name="ro1">
          <table:table-cell office:value-type="string" calcext:value-type="string">
            <text:p>c2sp2s550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</table:table-row>
        <table:table-row table:style-name="ro1">
          <table:table-cell office:value-type="string" calcext:value-type="string">
            <text:p>c2sp2s55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</table:table-row>
        <table:table-row table:style-name="ro1">
          <table:table-cell office:value-type="string" calcext:value-type="string">
            <text:p>c2sp2s552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</table:table-row>
        <table:table-row table:style-name="ro1">
          <table:table-cell office:value-type="string" calcext:value-type="string">
            <text:p>c2sp2s553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</table:table-row>
        <table:table-row table:style-name="ro1">
          <table:table-cell office:value-type="string" calcext:value-type="string">
            <text:p>c2sp2s554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</table:table-row>
        <table:table-row table:style-name="ro1">
          <table:table-cell office:value-type="string" calcext:value-type="string">
            <text:p>c2sp2s555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</table:table-row>
        <table:table-row table:style-name="ro1">
          <table:table-cell office:value-type="string" calcext:value-type="string">
            <text:p>c2sp2s556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</table:table-row>
        <table:table-row table:style-name="ro1">
          <table:table-cell office:value-type="string" calcext:value-type="string">
            <text:p>c2sp2s557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</table:table-row>
        <table:table-row table:style-name="ro1">
          <table:table-cell office:value-type="string" calcext:value-type="string">
            <text:p>c2sp2s558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</table:table-row>
        <table:table-row table:style-name="ro1">
          <table:table-cell office:value-type="string" calcext:value-type="string">
            <text:p>c2sp2s559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</table:table-row>
        <table:table-row table:style-name="ro1">
          <table:table-cell office:value-type="string" calcext:value-type="string">
            <text:p>c2sp2s560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</table:table-row>
        <table:table-row table:style-name="ro1">
          <table:table-cell office:value-type="string" calcext:value-type="string">
            <text:p>c2sp2s56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c2sp2s562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</table:table-row>
        <table:table-row table:style-name="ro1">
          <table:table-cell office:value-type="string" calcext:value-type="string">
            <text:p>c2sp2s563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</table:table-row>
        <table:table-row table:style-name="ro1">
          <table:table-cell office:value-type="string" calcext:value-type="string">
            <text:p>c2sp2s564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</table:table-row>
        <table:table-row table:style-name="ro1">
          <table:table-cell office:value-type="string" calcext:value-type="string">
            <text:p>c2sp2s565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</table:table-row>
        <table:table-row table:style-name="ro1">
          <table:table-cell office:value-type="string" calcext:value-type="string">
            <text:p>c2sp2s566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</table:table-row>
        <table:table-row table:style-name="ro1">
          <table:table-cell office:value-type="string" calcext:value-type="string">
            <text:p>c2sp2s567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</table:table-row>
        <table:table-row table:style-name="ro1">
          <table:table-cell office:value-type="string" calcext:value-type="string">
            <text:p>c2sp2s568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</table:table-row>
        <table:table-row table:style-name="ro1">
          <table:table-cell office:value-type="string" calcext:value-type="string">
            <text:p>c2sp2s569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</table:table-row>
        <table:table-row table:style-name="ro1">
          <table:table-cell office:value-type="string" calcext:value-type="string">
            <text:p>c2sp2s570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</table:table-row>
        <table:table-row table:style-name="ro1">
          <table:table-cell office:value-type="string" calcext:value-type="string">
            <text:p>c2sp2s57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</table:table-row>
        <table:table-row table:style-name="ro1">
          <table:table-cell office:value-type="string" calcext:value-type="string">
            <text:p>c2sp2s572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</table:table-row>
        <table:table-row table:style-name="ro1">
          <table:table-cell office:value-type="string" calcext:value-type="string">
            <text:p>c2sp2s573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</table:table-row>
        <table:table-row table:style-name="ro1">
          <table:table-cell office:value-type="string" calcext:value-type="string">
            <text:p>c2sp2s574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</table:table-row>
        <table:table-row table:style-name="ro1">
          <table:table-cell office:value-type="string" calcext:value-type="string">
            <text:p>c2sp2s575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</table:table-row>
        <table:table-row table:style-name="ro1">
          <table:table-cell office:value-type="string" calcext:value-type="string">
            <text:p>c2sp2s576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</table:table-row>
        <table:table-row table:style-name="ro1">
          <table:table-cell office:value-type="string" calcext:value-type="string">
            <text:p>c2sp2s577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</table:table-row>
        <table:table-row table:style-name="ro1">
          <table:table-cell office:value-type="string" calcext:value-type="string">
            <text:p>c2sp2s578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</table:table-row>
        <table:table-row table:style-name="ro1">
          <table:table-cell office:value-type="string" calcext:value-type="string">
            <text:p>c2sp2s579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</table:table-row>
        <table:table-row table:style-name="ro1">
          <table:table-cell office:value-type="string" calcext:value-type="string">
            <text:p>c2sp2s580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</table:table-row>
        <table:table-row table:style-name="ro1">
          <table:table-cell office:value-type="string" calcext:value-type="string">
            <text:p>c2sp2s58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</table:table-row>
        <table:table-row table:style-name="ro1">
          <table:table-cell office:value-type="string" calcext:value-type="string">
            <text:p>c2sp2s582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</table:table-row>
        <table:table-row table:style-name="ro1">
          <table:table-cell office:value-type="string" calcext:value-type="string">
            <text:p>c2sp2s583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</table:table-row>
        <table:table-row table:style-name="ro1">
          <table:table-cell office:value-type="string" calcext:value-type="string">
            <text:p>c2sp2s584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</table:table-row>
        <table:table-row table:style-name="ro1">
          <table:table-cell office:value-type="string" calcext:value-type="string">
            <text:p>c2sp2s585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</table:table-row>
        <table:table-row table:style-name="ro1">
          <table:table-cell office:value-type="string" calcext:value-type="string">
            <text:p>c2sp2s586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</table:table-row>
        <table:table-row table:style-name="ro1">
          <table:table-cell office:value-type="string" calcext:value-type="string">
            <text:p>c2sp2s587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</table:table-row>
        <table:table-row table:style-name="ro1">
          <table:table-cell office:value-type="string" calcext:value-type="string">
            <text:p>c2sp2s588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</table:table-row>
        <table:table-row table:style-name="ro1">
          <table:table-cell office:value-type="string" calcext:value-type="string">
            <text:p>c2sp2s589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</table:table-row>
        <table:table-row table:style-name="ro1">
          <table:table-cell office:value-type="string" calcext:value-type="string">
            <text:p>c2sp2s590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</table:table-row>
        <table:table-row table:style-name="ro1">
          <table:table-cell office:value-type="string" calcext:value-type="string">
            <text:p>c2sp2s59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</table:table-row>
        <table:table-row table:style-name="ro1">
          <table:table-cell office:value-type="string" calcext:value-type="string">
            <text:p>c2sp2s592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</table:table-row>
        <table:table-row table:style-name="ro1">
          <table:table-cell office:value-type="string" calcext:value-type="string">
            <text:p>c2sp2s593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</table:table-row>
        <table:table-row table:style-name="ro1">
          <table:table-cell office:value-type="string" calcext:value-type="string">
            <text:p>c2sp2s594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</table:table-row>
        <table:table-row table:style-name="ro1">
          <table:table-cell office:value-type="string" calcext:value-type="string">
            <text:p>c2sp2s595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</table:table-row>
        <table:table-row table:style-name="ro1">
          <table:table-cell office:value-type="string" calcext:value-type="string">
            <text:p>c2sp2s596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</table:table-row>
        <table:table-row table:style-name="ro1">
          <table:table-cell office:value-type="string" calcext:value-type="string">
            <text:p>c2sp2s597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string" calcext:value-type="string">
            <text:p>c2sp2s598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</table:table-row>
        <table:table-row table:style-name="ro1">
          <table:table-cell office:value-type="string" calcext:value-type="string">
            <text:p>c2sp2s599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</table:table-row>
        <table:table-row table:style-name="ro1">
          <table:table-cell office:value-type="string" calcext:value-type="string">
            <text:p>c2sp2s600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</table:table-row>
        <table:table-row table:style-name="ro1">
          <table:table-cell office:value-type="string" calcext:value-type="string">
            <text:p>c2sp2s60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</table:table-row>
        <table:table-row table:style-name="ro1">
          <table:table-cell office:value-type="string" calcext:value-type="string">
            <text:p>c2sp2s602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</table:table-row>
        <table:table-row table:style-name="ro1">
          <table:table-cell office:value-type="string" calcext:value-type="string">
            <text:p>c2sp2s603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</table:table-row>
        <table:table-row table:style-name="ro1">
          <table:table-cell office:value-type="string" calcext:value-type="string">
            <text:p>c2sp2s604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</table:table-row>
        <table:table-row table:style-name="ro1">
          <table:table-cell office:value-type="string" calcext:value-type="string">
            <text:p>c2sp2s605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</table:table-row>
        <table:table-row table:style-name="ro1">
          <table:table-cell office:value-type="string" calcext:value-type="string">
            <text:p>c2sp2s606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office:value-type="string" calcext:value-type="string">
            <text:p>c2sp2s607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</table:table-row>
        <table:table-row table:style-name="ro1">
          <table:table-cell office:value-type="string" calcext:value-type="string">
            <text:p>c2sp2s608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</table:table-row>
        <table:table-row table:style-name="ro1">
          <table:table-cell office:value-type="string" calcext:value-type="string">
            <text:p>c2sp2s609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</table:table-row>
        <table:table-row table:style-name="ro1">
          <table:table-cell office:value-type="string" calcext:value-type="string">
            <text:p>c2sp2s610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</table:table-row>
        <table:table-row table:style-name="ro1">
          <table:table-cell office:value-type="string" calcext:value-type="string">
            <text:p>c2sp2s61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</table:table-row>
        <table:table-row table:style-name="ro1">
          <table:table-cell office:value-type="string" calcext:value-type="string">
            <text:p>c2sp2s612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</table:table-row>
        <table:table-row table:style-name="ro1">
          <table:table-cell office:value-type="string" calcext:value-type="string">
            <text:p>c2sp2s613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</table:table-row>
        <table:table-row table:style-name="ro1">
          <table:table-cell office:value-type="string" calcext:value-type="string">
            <text:p>c2sp2s614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</table:table-row>
        <table:table-row table:style-name="ro1">
          <table:table-cell office:value-type="string" calcext:value-type="string">
            <text:p>c2sp2s615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</table:table-row>
        <table:table-row table:style-name="ro1">
          <table:table-cell office:value-type="string" calcext:value-type="string">
            <text:p>c2sp2s616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</table:table-row>
        <table:table-row table:style-name="ro1">
          <table:table-cell office:value-type="string" calcext:value-type="string">
            <text:p>c2sp2s617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</table:table-row>
        <table:table-row table:style-name="ro1">
          <table:table-cell office:value-type="string" calcext:value-type="string">
            <text:p>c2sp2s618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</table:table-row>
        <table:table-row table:style-name="ro1">
          <table:table-cell office:value-type="string" calcext:value-type="string">
            <text:p>c2sp2s619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</table:table-row>
        <table:table-row table:style-name="ro1">
          <table:table-cell office:value-type="string" calcext:value-type="string">
            <text:p>c2sp2s620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</table:table-row>
        <table:table-row table:style-name="ro1">
          <table:table-cell office:value-type="string" calcext:value-type="string">
            <text:p>c2sp2s62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</table:table-row>
        <table:table-row table:style-name="ro1">
          <table:table-cell office:value-type="string" calcext:value-type="string">
            <text:p>c2sp2s622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</table:table-row>
        <table:table-row table:style-name="ro1">
          <table:table-cell office:value-type="string" calcext:value-type="string">
            <text:p>c2sp2s623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</table:table-row>
        <table:table-row table:style-name="ro1">
          <table:table-cell office:value-type="string" calcext:value-type="string">
            <text:p>c2sp2s624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</table:table-row>
        <table:table-row table:style-name="ro1">
          <table:table-cell office:value-type="string" calcext:value-type="string">
            <text:p>c2sp2s625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</table:table-row>
        <table:table-row table:style-name="ro1">
          <table:table-cell office:value-type="string" calcext:value-type="string">
            <text:p>c2sp2s626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</table:table-row>
        <table:table-row table:style-name="ro1">
          <table:table-cell office:value-type="string" calcext:value-type="string">
            <text:p>c2sp2s627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</table:table-row>
        <table:table-row table:style-name="ro1">
          <table:table-cell office:value-type="string" calcext:value-type="string">
            <text:p>c2sp2s628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</table:table-row>
        <table:table-row table:style-name="ro1">
          <table:table-cell office:value-type="string" calcext:value-type="string">
            <text:p>c2sp2s629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</table:table-row>
        <table:table-row table:style-name="ro1">
          <table:table-cell office:value-type="string" calcext:value-type="string">
            <text:p>c2sp2s630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</table:table-row>
        <table:table-row table:style-name="ro1">
          <table:table-cell office:value-type="string" calcext:value-type="string">
            <text:p>c2sp2s631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</table:table-row>
        <table:table-row table:style-name="ro1">
          <table:table-cell office:value-type="string" calcext:value-type="string">
            <text:p>c2sp2s632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</table:table-row>
        <table:table-row table:style-name="ro1">
          <table:table-cell office:value-type="string" calcext:value-type="string">
            <text:p>c2sp2s633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</table:table-row>
        <table:table-row table:style-name="ro1">
          <table:table-cell office:value-type="string" calcext:value-type="string">
            <text:p>c2sp2s634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</table:table-row>
        <table:table-row table:style-name="ro1">
          <table:table-cell office:value-type="string" calcext:value-type="string">
            <text:p>c2sp2s635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</table:table-row>
        <table:table-row table:style-name="ro1">
          <table:table-cell office:value-type="string" calcext:value-type="string">
            <text:p>c2sp2s636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</table:table-row>
        <table:table-row table:style-name="ro1">
          <table:table-cell office:value-type="string" calcext:value-type="string">
            <text:p>c2sp2s637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</table:table-row>
        <table:table-row table:style-name="ro1">
          <table:table-cell office:value-type="string" calcext:value-type="string">
            <text:p>c2sp2s638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</table:table-row>
        <table:table-row table:style-name="ro1">
          <table:table-cell office:value-type="string" calcext:value-type="string">
            <text:p>c2sp2s639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</table:table-row>
        <table:table-row table:style-name="ro1">
          <table:table-cell office:value-type="string" calcext:value-type="string">
            <text:p>c2sp2s640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</table:table-row>
        <table:table-row table:style-name="ro1">
          <table:table-cell office:value-type="string" calcext:value-type="string">
            <text:p>c2sp2s641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</table:table-row>
        <table:table-row table:style-name="ro1">
          <table:table-cell office:value-type="string" calcext:value-type="string">
            <text:p>c2sp2s642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</table:table-row>
        <table:table-row table:style-name="ro1">
          <table:table-cell office:value-type="string" calcext:value-type="string">
            <text:p>c2sp2s643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</table:table-row>
        <table:table-row table:style-name="ro1">
          <table:table-cell office:value-type="string" calcext:value-type="string">
            <text:p>c2sp2s644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</table:table-row>
        <table:table-row table:style-name="ro1">
          <table:table-cell office:value-type="string" calcext:value-type="string">
            <text:p>c2sp2s645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</table:table-row>
        <table:table-row table:style-name="ro1">
          <table:table-cell office:value-type="string" calcext:value-type="string">
            <text:p>c2sp2s646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</table:table-row>
        <table:table-row table:style-name="ro1">
          <table:table-cell office:value-type="string" calcext:value-type="string">
            <text:p>c2sp2s647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</table:table-row>
        <table:table-row table:style-name="ro1">
          <table:table-cell office:value-type="string" calcext:value-type="string">
            <text:p>c2sp2s648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</table:table-row>
        <table:table-row table:style-name="ro1">
          <table:table-cell office:value-type="string" calcext:value-type="string">
            <text:p>c2sp2s649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</table:table-row>
        <table:table-row table:style-name="ro1">
          <table:table-cell office:value-type="string" calcext:value-type="string">
            <text:p>c2sp2s650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</table:table-row>
        <table:table-row table:style-name="ro1">
          <table:table-cell office:value-type="string" calcext:value-type="string">
            <text:p>c2sp2s651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</table:table-row>
        <table:table-row table:style-name="ro1">
          <table:table-cell office:value-type="string" calcext:value-type="string">
            <text:p>c2sp2s652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</table:table-row>
        <table:table-row table:style-name="ro1">
          <table:table-cell office:value-type="string" calcext:value-type="string">
            <text:p>c2sp2s653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</table:table-row>
        <table:table-row table:style-name="ro1">
          <table:table-cell office:value-type="string" calcext:value-type="string">
            <text:p>c2sp2s654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</table:table-row>
        <table:table-row table:style-name="ro1">
          <table:table-cell office:value-type="string" calcext:value-type="string">
            <text:p>c2sp2s655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</table:table-row>
        <table:table-row table:style-name="ro1">
          <table:table-cell office:value-type="string" calcext:value-type="string">
            <text:p>c2sp2s656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</table:table-row>
        <table:table-row table:style-name="ro1">
          <table:table-cell office:value-type="string" calcext:value-type="string">
            <text:p>c2sp2s657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</table:table-row>
        <table:table-row table:style-name="ro1">
          <table:table-cell office:value-type="string" calcext:value-type="string">
            <text:p>c2sp2s658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</table:table-row>
        <table:table-row table:style-name="ro1">
          <table:table-cell office:value-type="string" calcext:value-type="string">
            <text:p>c2sp2s659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</table:table-row>
        <table:table-row table:style-name="ro1">
          <table:table-cell office:value-type="string" calcext:value-type="string">
            <text:p>c2sp2s660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</table:table-row>
        <table:table-row table:style-name="ro1">
          <table:table-cell office:value-type="string" calcext:value-type="string">
            <text:p>c2sp2s661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</table:table-row>
        <table:table-row table:style-name="ro1">
          <table:table-cell office:value-type="string" calcext:value-type="string">
            <text:p>c2sp2s662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</table:table-row>
        <table:table-row table:style-name="ro1">
          <table:table-cell office:value-type="string" calcext:value-type="string">
            <text:p>c2sp2s663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</table:table-row>
        <table:table-row table:style-name="ro1">
          <table:table-cell office:value-type="string" calcext:value-type="string">
            <text:p>c2sp2s664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</table:table-row>
        <table:table-row table:style-name="ro1">
          <table:table-cell office:value-type="string" calcext:value-type="string">
            <text:p>c2sp2s665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</table:table-row>
        <table:table-row table:style-name="ro1">
          <table:table-cell office:value-type="string" calcext:value-type="string">
            <text:p>c2sp2s666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</table:table-row>
        <table:table-row table:style-name="ro1">
          <table:table-cell office:value-type="string" calcext:value-type="string">
            <text:p>c2sp2s667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</table:table-row>
        <table:table-row table:style-name="ro1">
          <table:table-cell office:value-type="string" calcext:value-type="string">
            <text:p>c2sp2s668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</table:table-row>
        <table:table-row table:style-name="ro1">
          <table:table-cell office:value-type="string" calcext:value-type="string">
            <text:p>c2sp2s669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</table:table-row>
        <table:table-row table:style-name="ro1">
          <table:table-cell office:value-type="string" calcext:value-type="string">
            <text:p>c2sp2s670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</table:table-row>
        <table:table-row table:style-name="ro1">
          <table:table-cell office:value-type="string" calcext:value-type="string">
            <text:p>c2sp2s671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</table:table-row>
        <table:table-row table:style-name="ro1">
          <table:table-cell office:value-type="string" calcext:value-type="string">
            <text:p>c2sp2s672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</table:table-row>
        <table:table-row table:style-name="ro1">
          <table:table-cell office:value-type="string" calcext:value-type="string">
            <text:p>c2sp2s673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</table:table-row>
        <table:table-row table:style-name="ro1">
          <table:table-cell office:value-type="string" calcext:value-type="string">
            <text:p>c2sp2s674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</table:table-row>
        <table:table-row table:style-name="ro1">
          <table:table-cell office:value-type="string" calcext:value-type="string">
            <text:p>c2sp2s675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</table:table-row>
        <table:table-row table:style-name="ro1">
          <table:table-cell office:value-type="string" calcext:value-type="string">
            <text:p>c2sp2s676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</table:table-row>
        <table:table-row table:style-name="ro1">
          <table:table-cell office:value-type="string" calcext:value-type="string">
            <text:p>c2sp2s677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</table:table-row>
        <table:table-row table:style-name="ro1">
          <table:table-cell office:value-type="string" calcext:value-type="string">
            <text:p>c2sp2s678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</table:table-row>
        <table:table-row table:style-name="ro1">
          <table:table-cell office:value-type="string" calcext:value-type="string">
            <text:p>c2sp2s679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</table:table-row>
        <table:table-row table:style-name="ro1">
          <table:table-cell office:value-type="string" calcext:value-type="string">
            <text:p>c2sp2s680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</table:table-row>
        <table:table-row table:style-name="ro1">
          <table:table-cell office:value-type="string" calcext:value-type="string">
            <text:p>c2sp2s68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</table:table-row>
        <table:table-row table:style-name="ro1">
          <table:table-cell office:value-type="string" calcext:value-type="string">
            <text:p>c2sp2s682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</table:table-row>
        <table:table-row table:style-name="ro1">
          <table:table-cell office:value-type="string" calcext:value-type="string">
            <text:p>c2sp2s683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</table:table-row>
        <table:table-row table:style-name="ro1">
          <table:table-cell office:value-type="string" calcext:value-type="string">
            <text:p>c2sp2s684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</table:table-row>
        <table:table-row table:style-name="ro1">
          <table:table-cell office:value-type="string" calcext:value-type="string">
            <text:p>c2sp2s685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</table:table-row>
        <table:table-row table:style-name="ro1">
          <table:table-cell office:value-type="string" calcext:value-type="string">
            <text:p>c2sp2s686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</table:table-row>
        <table:table-row table:style-name="ro1">
          <table:table-cell office:value-type="string" calcext:value-type="string">
            <text:p>c2sp2s687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</table:table-row>
        <table:table-row table:style-name="ro1">
          <table:table-cell office:value-type="string" calcext:value-type="string">
            <text:p>c2sp2s688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</table:table-row>
        <table:table-row table:style-name="ro1">
          <table:table-cell office:value-type="string" calcext:value-type="string">
            <text:p>c2sp2s689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</table:table-row>
        <table:table-row table:style-name="ro1">
          <table:table-cell office:value-type="string" calcext:value-type="string">
            <text:p>c2sp2s690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</table:table-row>
        <table:table-row table:style-name="ro1">
          <table:table-cell office:value-type="string" calcext:value-type="string">
            <text:p>c2sp2s69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</table:table-row>
        <table:table-row table:style-name="ro1">
          <table:table-cell office:value-type="string" calcext:value-type="string">
            <text:p>c2sp2s692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</table:table-row>
        <table:table-row table:style-name="ro1">
          <table:table-cell office:value-type="string" calcext:value-type="string">
            <text:p>c2sp2s693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</table:table-row>
        <table:table-row table:style-name="ro1">
          <table:table-cell office:value-type="string" calcext:value-type="string">
            <text:p>c2sp2s694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</table:table-row>
        <table:table-row table:style-name="ro1">
          <table:table-cell office:value-type="string" calcext:value-type="string">
            <text:p>c2sp2s695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</table:table-row>
        <table:table-row table:style-name="ro1">
          <table:table-cell office:value-type="string" calcext:value-type="string">
            <text:p>c2sp2s696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</table:table-row>
        <table:table-row table:style-name="ro1">
          <table:table-cell office:value-type="string" calcext:value-type="string">
            <text:p>c2sp2s697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</table:table-row>
        <table:table-row table:style-name="ro1">
          <table:table-cell office:value-type="string" calcext:value-type="string">
            <text:p>c2sp2s698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</table:table-row>
        <table:table-row table:style-name="ro1">
          <table:table-cell office:value-type="string" calcext:value-type="string">
            <text:p>c2sp2s699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</table:table-row>
        <table:table-row table:style-name="ro1">
          <table:table-cell office:value-type="string" calcext:value-type="string">
            <text:p>c2sp2s700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</table:table-row>
        <table:table-row table:style-name="ro1">
          <table:table-cell office:value-type="string" calcext:value-type="string">
            <text:p>c2sp2s70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</table:table-row>
        <table:table-row table:style-name="ro1">
          <table:table-cell office:value-type="string" calcext:value-type="string">
            <text:p>c2sp2s702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</table:table-row>
        <table:table-row table:style-name="ro1">
          <table:table-cell office:value-type="string" calcext:value-type="string">
            <text:p>c2sp2s703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</table:table-row>
        <table:table-row table:style-name="ro1">
          <table:table-cell office:value-type="string" calcext:value-type="string">
            <text:p>c2sp2s704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</table:table-row>
        <table:table-row table:style-name="ro1">
          <table:table-cell office:value-type="string" calcext:value-type="string">
            <text:p>c2sp2s705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</table:table-row>
        <table:table-row table:style-name="ro1">
          <table:table-cell office:value-type="string" calcext:value-type="string">
            <text:p>c2sp2s706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</table:table-row>
        <table:table-row table:style-name="ro1">
          <table:table-cell office:value-type="string" calcext:value-type="string">
            <text:p>c2sp2s707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</table:table-row>
        <table:table-row table:style-name="ro1">
          <table:table-cell office:value-type="string" calcext:value-type="string">
            <text:p>c2sp2s708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</table:table-row>
        <table:table-row table:style-name="ro1">
          <table:table-cell office:value-type="string" calcext:value-type="string">
            <text:p>c2sp2s709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</table:table-row>
        <table:table-row table:style-name="ro1">
          <table:table-cell office:value-type="string" calcext:value-type="string">
            <text:p>c2sp2s710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</table:table-row>
        <table:table-row table:style-name="ro1">
          <table:table-cell office:value-type="string" calcext:value-type="string">
            <text:p>c2sp2s71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</table:table-row>
        <table:table-row table:style-name="ro1">
          <table:table-cell office:value-type="string" calcext:value-type="string">
            <text:p>c2sp2s712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</table:table-row>
        <table:table-row table:style-name="ro1">
          <table:table-cell office:value-type="string" calcext:value-type="string">
            <text:p>c2sp2s713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</table:table-row>
        <table:table-row table:style-name="ro1">
          <table:table-cell office:value-type="string" calcext:value-type="string">
            <text:p>c2sp2s714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</table:table-row>
        <table:table-row table:style-name="ro1">
          <table:table-cell office:value-type="string" calcext:value-type="string">
            <text:p>c2sp2s715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</table:table-row>
        <table:table-row table:style-name="ro1">
          <table:table-cell office:value-type="string" calcext:value-type="string">
            <text:p>c2sp2s71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</table:table-row>
        <table:table-row table:style-name="ro1">
          <table:table-cell office:value-type="string" calcext:value-type="string">
            <text:p>c2sp2s717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</table:table-row>
        <table:table-row table:style-name="ro1">
          <table:table-cell office:value-type="string" calcext:value-type="string">
            <text:p>c2sp2s718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</table:table-row>
        <table:table-row table:style-name="ro1">
          <table:table-cell office:value-type="string" calcext:value-type="string">
            <text:p>c2sp2s719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</table:table-row>
        <table:table-row table:style-name="ro1">
          <table:table-cell office:value-type="string" calcext:value-type="string">
            <text:p>c2sp2s720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</table:table-row>
        <table:table-row table:style-name="ro1">
          <table:table-cell office:value-type="string" calcext:value-type="string">
            <text:p>c2sp2s72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</table:table-row>
        <table:table-row table:style-name="ro1">
          <table:table-cell office:value-type="string" calcext:value-type="string">
            <text:p>c2sp2s722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</table:table-row>
        <table:table-row table:style-name="ro1">
          <table:table-cell office:value-type="string" calcext:value-type="string">
            <text:p>c2sp2s723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</table:table-row>
        <table:table-row table:style-name="ro1">
          <table:table-cell office:value-type="string" calcext:value-type="string">
            <text:p>c2sp2s724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</table:table-row>
        <table:table-row table:style-name="ro1">
          <table:table-cell office:value-type="string" calcext:value-type="string">
            <text:p>c2sp2s725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</table:table-row>
        <table:table-row table:style-name="ro1">
          <table:table-cell office:value-type="string" calcext:value-type="string">
            <text:p>c2sp2s726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</table:table-row>
        <table:table-row table:style-name="ro1">
          <table:table-cell office:value-type="string" calcext:value-type="string">
            <text:p>c2sp2s727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</table:table-row>
        <table:table-row table:style-name="ro1">
          <table:table-cell office:value-type="string" calcext:value-type="string">
            <text:p>c2sp2s728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</table:table-row>
        <table:table-row table:style-name="ro1">
          <table:table-cell office:value-type="string" calcext:value-type="string">
            <text:p>c2sp2s729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</table:table-row>
        <table:table-row table:style-name="ro1">
          <table:table-cell office:value-type="string" calcext:value-type="string">
            <text:p>c2sp2s730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</table:table-row>
        <table:table-row table:style-name="ro1">
          <table:table-cell office:value-type="string" calcext:value-type="string">
            <text:p>c2sp2s73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</table:table-row>
        <table:table-row table:style-name="ro1">
          <table:table-cell office:value-type="string" calcext:value-type="string">
            <text:p>c2sp2s732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</table:table-row>
        <table:table-row table:style-name="ro1">
          <table:table-cell office:value-type="string" calcext:value-type="string">
            <text:p>c2sp2s733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</table:table-row>
        <table:table-row table:style-name="ro1">
          <table:table-cell office:value-type="string" calcext:value-type="string">
            <text:p>c2sp2s734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</table:table-row>
        <table:table-row table:style-name="ro1">
          <table:table-cell office:value-type="string" calcext:value-type="string">
            <text:p>c2sp2s735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</table:table-row>
        <table:table-row table:style-name="ro1">
          <table:table-cell office:value-type="string" calcext:value-type="string">
            <text:p>c2sp2s736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</table:table-row>
        <table:table-row table:style-name="ro1">
          <table:table-cell office:value-type="string" calcext:value-type="string">
            <text:p>c2sp2s737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</table:table-row>
        <table:table-row table:style-name="ro1">
          <table:table-cell office:value-type="string" calcext:value-type="string">
            <text:p>c2sp2s738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</table:table-row>
        <table:table-row table:style-name="ro1">
          <table:table-cell office:value-type="string" calcext:value-type="string">
            <text:p>c2sp2s739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</table:table-row>
        <table:table-row table:style-name="ro1">
          <table:table-cell office:value-type="string" calcext:value-type="string">
            <text:p>c2sp2s740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</table:table-row>
        <table:table-row table:style-name="ro1">
          <table:table-cell office:value-type="string" calcext:value-type="string">
            <text:p>c2sp2s74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</table:table-row>
        <table:table-row table:style-name="ro1">
          <table:table-cell office:value-type="string" calcext:value-type="string">
            <text:p>c2sp2s742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</table:table-row>
        <table:table-row table:style-name="ro1">
          <table:table-cell office:value-type="string" calcext:value-type="string">
            <text:p>c2sp2s743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</table:table-row>
        <table:table-row table:style-name="ro1">
          <table:table-cell office:value-type="string" calcext:value-type="string">
            <text:p>c2sp2s744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</table:table-row>
        <table:table-row table:style-name="ro1">
          <table:table-cell office:value-type="string" calcext:value-type="string">
            <text:p>c2sp2s745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</table:table-row>
        <table:table-row table:style-name="ro1">
          <table:table-cell office:value-type="string" calcext:value-type="string">
            <text:p>c2sp2s746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</table:table-row>
        <table:table-row table:style-name="ro1">
          <table:table-cell office:value-type="string" calcext:value-type="string">
            <text:p>c2sp2s747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</table:table-row>
        <table:table-row table:style-name="ro1">
          <table:table-cell office:value-type="string" calcext:value-type="string">
            <text:p>c2sp2s748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</table:table-row>
        <table:table-row table:style-name="ro1">
          <table:table-cell office:value-type="string" calcext:value-type="string">
            <text:p>c2sp2s749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</table:table-row>
        <table:table-row table:style-name="ro1">
          <table:table-cell office:value-type="string" calcext:value-type="string">
            <text:p>c2sp2s750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</table:table-row>
        <table:table-row table:style-name="ro1">
          <table:table-cell office:value-type="string" calcext:value-type="string">
            <text:p>c2sp2s75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</table:table-row>
        <table:table-row table:style-name="ro1">
          <table:table-cell office:value-type="string" calcext:value-type="string">
            <text:p>c2sp2s75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sp2s753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</table:table-row>
        <table:table-row table:style-name="ro1">
          <table:table-cell office:value-type="string" calcext:value-type="string">
            <text:p>c2sp2s754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</table:table-row>
        <table:table-row table:style-name="ro1">
          <table:table-cell office:value-type="string" calcext:value-type="string">
            <text:p>c2sp2s755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</table:table-row>
        <table:table-row table:style-name="ro1">
          <table:table-cell office:value-type="string" calcext:value-type="string">
            <text:p>c2sp2s756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</table:table-row>
        <table:table-row table:style-name="ro1">
          <table:table-cell office:value-type="string" calcext:value-type="string">
            <text:p>c2sp2s757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</table:table-row>
        <table:table-row table:style-name="ro1">
          <table:table-cell office:value-type="string" calcext:value-type="string">
            <text:p>c2sp2s758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</table:table-row>
        <table:table-row table:style-name="ro1">
          <table:table-cell office:value-type="string" calcext:value-type="string">
            <text:p>c2sp2s759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</table:table-row>
        <table:table-row table:style-name="ro1">
          <table:table-cell office:value-type="string" calcext:value-type="string">
            <text:p>c2sp2s760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</table:table-row>
        <table:table-row table:style-name="ro1">
          <table:table-cell office:value-type="string" calcext:value-type="string">
            <text:p>c2sp2s76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</table:table-row>
        <table:table-row table:style-name="ro1">
          <table:table-cell office:value-type="string" calcext:value-type="string">
            <text:p>c2sp2s762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</table:table-row>
        <table:table-row table:style-name="ro1">
          <table:table-cell office:value-type="string" calcext:value-type="string">
            <text:p>c2sp2s763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</table:table-row>
        <table:table-row table:style-name="ro1">
          <table:table-cell office:value-type="string" calcext:value-type="string">
            <text:p>c2sp2s764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</table:table-row>
        <table:table-row table:style-name="ro1">
          <table:table-cell office:value-type="string" calcext:value-type="string">
            <text:p>c2sp2s765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</table:table-row>
        <table:table-row table:style-name="ro1">
          <table:table-cell office:value-type="string" calcext:value-type="string">
            <text:p>c2sp2s766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</table:table-row>
        <table:table-row table:style-name="ro1">
          <table:table-cell office:value-type="string" calcext:value-type="string">
            <text:p>c2sp2s767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</table:table-row>
        <table:table-row table:style-name="ro1">
          <table:table-cell office:value-type="string" calcext:value-type="string">
            <text:p>c2sp2s768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</table:table-row>
        <table:table-row table:style-name="ro1">
          <table:table-cell office:value-type="string" calcext:value-type="string">
            <text:p>c2sp2s769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</table:table-row>
        <table:table-row table:style-name="ro1">
          <table:table-cell office:value-type="string" calcext:value-type="string">
            <text:p>c2sp2s77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</table:table-row>
        <table:table-row table:style-name="ro1">
          <table:table-cell office:value-type="string" calcext:value-type="string">
            <text:p>c2sp2s771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</table:table-row>
        <table:table-row table:style-name="ro1">
          <table:table-cell office:value-type="string" calcext:value-type="string">
            <text:p>c2sp2s772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</table:table-row>
        <table:table-row table:style-name="ro1">
          <table:table-cell office:value-type="string" calcext:value-type="string">
            <text:p>c2sp2s773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</table:table-row>
        <table:table-row table:style-name="ro1">
          <table:table-cell office:value-type="string" calcext:value-type="string">
            <text:p>c2sp2s774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</table:table-row>
        <table:table-row table:style-name="ro1">
          <table:table-cell office:value-type="string" calcext:value-type="string">
            <text:p>c2sp2s775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</table:table-row>
        <table:table-row table:style-name="ro1">
          <table:table-cell office:value-type="string" calcext:value-type="string">
            <text:p>c2sp2s776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</table:table-row>
        <table:table-row table:style-name="ro1">
          <table:table-cell office:value-type="string" calcext:value-type="string">
            <text:p>c2sp2s777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</table:table-row>
        <table:table-row table:style-name="ro1">
          <table:table-cell office:value-type="string" calcext:value-type="string">
            <text:p>c2sp2s778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</table:table-row>
        <table:table-row table:style-name="ro1">
          <table:table-cell office:value-type="string" calcext:value-type="string">
            <text:p>c2sp2s779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</table:table-row>
        <table:table-row table:style-name="ro1">
          <table:table-cell office:value-type="string" calcext:value-type="string">
            <text:p>c2sp2s78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</table:table-row>
        <table:table-row table:style-name="ro1">
          <table:table-cell office:value-type="string" calcext:value-type="string">
            <text:p>c2sp2s781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</table:table-row>
        <table:table-row table:style-name="ro1">
          <table:table-cell office:value-type="string" calcext:value-type="string">
            <text:p>c2sp2s782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</table:table-row>
        <table:table-row table:style-name="ro1">
          <table:table-cell office:value-type="string" calcext:value-type="string">
            <text:p>c2sp2s783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</table:table-row>
        <table:table-row table:style-name="ro1">
          <table:table-cell office:value-type="string" calcext:value-type="string">
            <text:p>c2sp2s784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</table:table-row>
        <table:table-row table:style-name="ro1">
          <table:table-cell office:value-type="string" calcext:value-type="string">
            <text:p>c2sp2s785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</table:table-row>
        <table:table-row table:style-name="ro1">
          <table:table-cell office:value-type="string" calcext:value-type="string">
            <text:p>c2sp2s786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</table:table-row>
        <table:table-row table:style-name="ro1">
          <table:table-cell office:value-type="string" calcext:value-type="string">
            <text:p>c2sp2s787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</table:table-row>
        <table:table-row table:style-name="ro1">
          <table:table-cell office:value-type="string" calcext:value-type="string">
            <text:p>c2sp2s788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</table:table-row>
        <table:table-row table:style-name="ro1">
          <table:table-cell office:value-type="string" calcext:value-type="string">
            <text:p>c2sp2s789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</table:table-row>
        <table:table-row table:style-name="ro1">
          <table:table-cell office:value-type="string" calcext:value-type="string">
            <text:p>c2sp2s790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</table:table-row>
        <table:table-row table:style-name="ro1">
          <table:table-cell office:value-type="string" calcext:value-type="string">
            <text:p>c2sp2s79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</table:table-row>
        <table:table-row table:style-name="ro1">
          <table:table-cell office:value-type="string" calcext:value-type="string">
            <text:p>c2sp2s792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</table:table-row>
        <table:table-row table:style-name="ro1">
          <table:table-cell office:value-type="string" calcext:value-type="string">
            <text:p>c2sp2s793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</table:table-row>
        <table:table-row table:style-name="ro1">
          <table:table-cell office:value-type="string" calcext:value-type="string">
            <text:p>c2sp2s794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</table:table-row>
        <table:table-row table:style-name="ro1">
          <table:table-cell office:value-type="string" calcext:value-type="string">
            <text:p>c2sp2s795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</table:table-row>
        <table:table-row table:style-name="ro1">
          <table:table-cell office:value-type="string" calcext:value-type="string">
            <text:p>c2sp2s796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</table:table-row>
        <table:table-row table:style-name="ro1">
          <table:table-cell office:value-type="string" calcext:value-type="string">
            <text:p>c2sp2s797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</table:table-row>
        <table:table-row table:style-name="ro1">
          <table:table-cell office:value-type="string" calcext:value-type="string">
            <text:p>c2sp2s798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</table:table-row>
        <table:table-row table:style-name="ro1">
          <table:table-cell office:value-type="string" calcext:value-type="string">
            <text:p>c2sp2s799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</table:table-row>
        <table:table-row table:style-name="ro1">
          <table:table-cell office:value-type="string" calcext:value-type="string">
            <text:p>c2sp2s800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</table:table-row>
        <table:table-row table:style-name="ro1">
          <table:table-cell office:value-type="string" calcext:value-type="string">
            <text:p>c2sp2s80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</table:table-row>
        <table:table-row table:style-name="ro1">
          <table:table-cell office:value-type="string" calcext:value-type="string">
            <text:p>c2sp2s802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</table:table-row>
        <table:table-row table:style-name="ro1">
          <table:table-cell office:value-type="string" calcext:value-type="string">
            <text:p>c2sp2s803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</table:table-row>
        <table:table-row table:style-name="ro1">
          <table:table-cell office:value-type="string" calcext:value-type="string">
            <text:p>c2sp2s804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</table:table-row>
        <table:table-row table:style-name="ro1">
          <table:table-cell office:value-type="string" calcext:value-type="string">
            <text:p>c2sp2s805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</table:table-row>
        <table:table-row table:style-name="ro1">
          <table:table-cell office:value-type="string" calcext:value-type="string">
            <text:p>c2sp2s806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</table:table-row>
        <table:table-row table:style-name="ro1">
          <table:table-cell office:value-type="string" calcext:value-type="string">
            <text:p>c2sp2s807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</table:table-row>
        <table:table-row table:style-name="ro1">
          <table:table-cell office:value-type="string" calcext:value-type="string">
            <text:p>c2sp2s808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</table:table-row>
        <table:table-row table:style-name="ro1">
          <table:table-cell office:value-type="string" calcext:value-type="string">
            <text:p>c2sp2s809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</table:table-row>
        <table:table-row table:style-name="ro1">
          <table:table-cell office:value-type="string" calcext:value-type="string">
            <text:p>c2sp2s810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</table:table-row>
        <table:table-row table:style-name="ro1">
          <table:table-cell office:value-type="string" calcext:value-type="string">
            <text:p>c2sp2s81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</table:table-row>
        <table:table-row table:style-name="ro1">
          <table:table-cell office:value-type="string" calcext:value-type="string">
            <text:p>c2sp2s812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</table:table-row>
        <table:table-row table:style-name="ro1">
          <table:table-cell office:value-type="string" calcext:value-type="string">
            <text:p>c2sp2s813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</table:table-row>
        <table:table-row table:style-name="ro1">
          <table:table-cell office:value-type="string" calcext:value-type="string">
            <text:p>c2sp2s814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</table:table-row>
        <table:table-row table:style-name="ro1">
          <table:table-cell office:value-type="string" calcext:value-type="string">
            <text:p>c2sp2s815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</table:table-row>
        <table:table-row table:style-name="ro1">
          <table:table-cell office:value-type="string" calcext:value-type="string">
            <text:p>c2sp2s816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</table:table-row>
        <table:table-row table:style-name="ro1">
          <table:table-cell office:value-type="string" calcext:value-type="string">
            <text:p>c2sp2s817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</table:table-row>
        <table:table-row table:style-name="ro1">
          <table:table-cell office:value-type="string" calcext:value-type="string">
            <text:p>c2sp2s818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</table:table-row>
        <table:table-row table:style-name="ro1">
          <table:table-cell office:value-type="string" calcext:value-type="string">
            <text:p>c2sp2s819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</table:table-row>
        <table:table-row table:style-name="ro1">
          <table:table-cell office:value-type="string" calcext:value-type="string">
            <text:p>c2sp2s820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</table:table-row>
        <table:table-row table:style-name="ro1">
          <table:table-cell office:value-type="string" calcext:value-type="string">
            <text:p>c2sp2s82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</table:table-row>
        <table:table-row table:style-name="ro1">
          <table:table-cell office:value-type="string" calcext:value-type="string">
            <text:p>c2sp2s822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</table:table-row>
        <table:table-row table:style-name="ro1">
          <table:table-cell office:value-type="string" calcext:value-type="string">
            <text:p>c2sp2s823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</table:table-row>
        <table:table-row table:style-name="ro1">
          <table:table-cell office:value-type="string" calcext:value-type="string">
            <text:p>c2sp2s824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</table:table-row>
        <table:table-row table:style-name="ro1">
          <table:table-cell office:value-type="string" calcext:value-type="string">
            <text:p>c2sp2s825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</table:table-row>
        <table:table-row table:style-name="ro1">
          <table:table-cell office:value-type="string" calcext:value-type="string">
            <text:p>c2sp2s826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</table:table-row>
        <table:table-row table:style-name="ro1">
          <table:table-cell office:value-type="string" calcext:value-type="string">
            <text:p>c2sp2s827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</table:table-row>
        <table:table-row table:style-name="ro1">
          <table:table-cell office:value-type="string" calcext:value-type="string">
            <text:p>c2sp2s828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</table:table-row>
        <table:table-row table:style-name="ro1">
          <table:table-cell office:value-type="string" calcext:value-type="string">
            <text:p>c2sp2s829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</table:table-row>
        <table:table-row table:style-name="ro1">
          <table:table-cell office:value-type="string" calcext:value-type="string">
            <text:p>c2sp2s830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</table:table-row>
        <table:table-row table:style-name="ro1">
          <table:table-cell office:value-type="string" calcext:value-type="string">
            <text:p>c2sp2s83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</table:table-row>
        <table:table-row table:style-name="ro1">
          <table:table-cell office:value-type="string" calcext:value-type="string">
            <text:p>c2sp2s832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</table:table-row>
        <table:table-row table:style-name="ro1">
          <table:table-cell office:value-type="string" calcext:value-type="string">
            <text:p>c2sp2s833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</table:table-row>
        <table:table-row table:style-name="ro1">
          <table:table-cell office:value-type="string" calcext:value-type="string">
            <text:p>c2sp2s834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</table:table-row>
        <table:table-row table:style-name="ro1">
          <table:table-cell office:value-type="string" calcext:value-type="string">
            <text:p>c2sp2s835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</table:table-row>
        <table:table-row table:style-name="ro1">
          <table:table-cell office:value-type="string" calcext:value-type="string">
            <text:p>c2sp2s836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</table:table-row>
        <table:table-row table:style-name="ro1">
          <table:table-cell office:value-type="string" calcext:value-type="string">
            <text:p>c2sp2s837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</table:table-row>
        <table:table-row table:style-name="ro1">
          <table:table-cell office:value-type="string" calcext:value-type="string">
            <text:p>c2sp2s838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</table:table-row>
        <table:table-row table:style-name="ro1">
          <table:table-cell office:value-type="string" calcext:value-type="string">
            <text:p>c2sp2s839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</table:table-row>
        <table:table-row table:style-name="ro1">
          <table:table-cell office:value-type="string" calcext:value-type="string">
            <text:p>c2sp2s840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</table:table-row>
        <table:table-row table:style-name="ro1">
          <table:table-cell office:value-type="string" calcext:value-type="string">
            <text:p>c2sp2s84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</table:table-row>
        <table:table-row table:style-name="ro1">
          <table:table-cell office:value-type="string" calcext:value-type="string">
            <text:p>c2sp2s842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</table:table-row>
        <table:table-row table:style-name="ro1">
          <table:table-cell office:value-type="string" calcext:value-type="string">
            <text:p>c2sp2s843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</table:table-row>
        <table:table-row table:style-name="ro1">
          <table:table-cell office:value-type="string" calcext:value-type="string">
            <text:p>c2sp2s844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</table:table-row>
        <table:table-row table:style-name="ro1">
          <table:table-cell office:value-type="string" calcext:value-type="string">
            <text:p>c2sp2s845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</table:table-row>
        <table:table-row table:style-name="ro1">
          <table:table-cell office:value-type="string" calcext:value-type="string">
            <text:p>c2sp2s846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</table:table-row>
        <table:table-row table:style-name="ro1">
          <table:table-cell office:value-type="string" calcext:value-type="string">
            <text:p>c2sp2s847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</table:table-row>
        <table:table-row table:style-name="ro1">
          <table:table-cell office:value-type="string" calcext:value-type="string">
            <text:p>c2sp2s848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</table:table-row>
        <table:table-row table:style-name="ro1">
          <table:table-cell office:value-type="string" calcext:value-type="string">
            <text:p>c2sp2s849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</table:table-row>
        <table:table-row table:style-name="ro1">
          <table:table-cell office:value-type="string" calcext:value-type="string">
            <text:p>c2sp2s850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</table:table-row>
        <table:table-row table:style-name="ro1">
          <table:table-cell office:value-type="string" calcext:value-type="string">
            <text:p>c2sp2s85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</table:table-row>
        <table:table-row table:style-name="ro1">
          <table:table-cell office:value-type="string" calcext:value-type="string">
            <text:p>c2sp2s852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</table:table-row>
        <table:table-row table:style-name="ro1">
          <table:table-cell office:value-type="string" calcext:value-type="string">
            <text:p>c2sp2s853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</table:table-row>
        <table:table-row table:style-name="ro1">
          <table:table-cell office:value-type="string" calcext:value-type="string">
            <text:p>c2sp2s854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</table:table-row>
        <table:table-row table:style-name="ro1">
          <table:table-cell office:value-type="string" calcext:value-type="string">
            <text:p>c2sp2s855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</table:table-row>
        <table:table-row table:style-name="ro1">
          <table:table-cell office:value-type="string" calcext:value-type="string">
            <text:p>c2sp2s856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</table:table-row>
        <table:table-row table:style-name="ro1">
          <table:table-cell office:value-type="string" calcext:value-type="string">
            <text:p>c2sp2s857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</table:table-row>
        <table:table-row table:style-name="ro1">
          <table:table-cell office:value-type="string" calcext:value-type="string">
            <text:p>c2sp2s858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</table:table-row>
        <table:table-row table:style-name="ro1">
          <table:table-cell office:value-type="string" calcext:value-type="string">
            <text:p>c2sp2s859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</table:table-row>
        <table:table-row table:style-name="ro1">
          <table:table-cell office:value-type="string" calcext:value-type="string">
            <text:p>c2sp2s860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</table:table-row>
        <table:table-row table:style-name="ro1">
          <table:table-cell office:value-type="string" calcext:value-type="string">
            <text:p>c2sp2s86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</table:table-row>
        <table:table-row table:style-name="ro1">
          <table:table-cell office:value-type="string" calcext:value-type="string">
            <text:p>c2sp2s862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</table:table-row>
        <table:table-row table:style-name="ro1">
          <table:table-cell office:value-type="string" calcext:value-type="string">
            <text:p>c2sp2s863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</table:table-row>
        <table:table-row table:style-name="ro1">
          <table:table-cell office:value-type="string" calcext:value-type="string">
            <text:p>c2sp2s864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</table:table-row>
        <table:table-row table:style-name="ro1">
          <table:table-cell office:value-type="string" calcext:value-type="string">
            <text:p>c2sp2s865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</table:table-row>
        <table:table-row table:style-name="ro1">
          <table:table-cell office:value-type="string" calcext:value-type="string">
            <text:p>c2sp2s866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</table:table-row>
        <table:table-row table:style-name="ro1">
          <table:table-cell office:value-type="string" calcext:value-type="string">
            <text:p>c2sp2s867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</table:table-row>
        <table:table-row table:style-name="ro1">
          <table:table-cell office:value-type="string" calcext:value-type="string">
            <text:p>c2sp2s868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</table:table-row>
        <table:table-row table:style-name="ro1">
          <table:table-cell office:value-type="string" calcext:value-type="string">
            <text:p>c2sp2s869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</table:table-row>
        <table:table-row table:style-name="ro1">
          <table:table-cell office:value-type="string" calcext:value-type="string">
            <text:p>c2sp2s870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</table:table-row>
        <table:table-row table:style-name="ro1">
          <table:table-cell office:value-type="string" calcext:value-type="string">
            <text:p>c2sp2s87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</table:table-row>
        <table:table-row table:style-name="ro1">
          <table:table-cell office:value-type="string" calcext:value-type="string">
            <text:p>c2sp2s872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</table:table-row>
        <table:table-row table:style-name="ro1">
          <table:table-cell office:value-type="string" calcext:value-type="string">
            <text:p>c2sp2s873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</table:table-row>
        <table:table-row table:style-name="ro1">
          <table:table-cell office:value-type="string" calcext:value-type="string">
            <text:p>c2sp2s874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</table:table-row>
        <table:table-row table:style-name="ro1">
          <table:table-cell office:value-type="string" calcext:value-type="string">
            <text:p>c2sp2s875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</table:table-row>
        <table:table-row table:style-name="ro1">
          <table:table-cell office:value-type="string" calcext:value-type="string">
            <text:p>c2sp2s876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</table:table-row>
        <table:table-row table:style-name="ro1">
          <table:table-cell office:value-type="string" calcext:value-type="string">
            <text:p>c2sp2s877</text:p>
          </table:table-cell>
          <table:table-cell table:number-columns-repeated="2" office:value-type="float" office:value="5.28769" calcext:value-type="float">
            <text:p>5,28769</text:p>
          </table:table-cell>
        </table:table-row>
        <table:table-row table:style-name="ro1">
          <table:table-cell office:value-type="string" calcext:value-type="string">
            <text:p>c2sp2s878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</table:table-row>
        <table:table-row table:style-name="ro1">
          <table:table-cell office:value-type="string" calcext:value-type="string">
            <text:p>c2sp2s879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</table:table-row>
        <table:table-row table:style-name="ro1">
          <table:table-cell office:value-type="string" calcext:value-type="string">
            <text:p>c2sp2s880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</table:table-row>
        <table:table-row table:style-name="ro1">
          <table:table-cell office:value-type="string" calcext:value-type="string">
            <text:p>c2sp2s88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</table:table-row>
        <table:table-row table:style-name="ro1">
          <table:table-cell office:value-type="string" calcext:value-type="string">
            <text:p>c2sp2s882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</table:table-row>
        <table:table-row table:style-name="ro1">
          <table:table-cell office:value-type="string" calcext:value-type="string">
            <text:p>c2sp2s883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</table:table-row>
        <table:table-row table:style-name="ro1">
          <table:table-cell office:value-type="string" calcext:value-type="string">
            <text:p>c2sp2s884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</table:table-row>
        <table:table-row table:style-name="ro1">
          <table:table-cell office:value-type="string" calcext:value-type="string">
            <text:p>c2sp2s885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</table:table-row>
        <table:table-row table:style-name="ro1">
          <table:table-cell office:value-type="string" calcext:value-type="string">
            <text:p>c2sp2s886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</table:table-row>
        <table:table-row table:style-name="ro1">
          <table:table-cell office:value-type="string" calcext:value-type="string">
            <text:p>c2sp2s887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</table:table-row>
        <table:table-row table:style-name="ro1">
          <table:table-cell office:value-type="string" calcext:value-type="string">
            <text:p>c2sp2s888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</table:table-row>
        <table:table-row table:style-name="ro1">
          <table:table-cell office:value-type="string" calcext:value-type="string">
            <text:p>c2sp2s889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</table:table-row>
        <table:table-row table:style-name="ro1">
          <table:table-cell office:value-type="string" calcext:value-type="string">
            <text:p>c2sp2s890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</table:table-row>
        <table:table-row table:style-name="ro1">
          <table:table-cell office:value-type="string" calcext:value-type="string">
            <text:p>c2sp2s89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</table:table-row>
        <table:table-row table:style-name="ro1">
          <table:table-cell office:value-type="string" calcext:value-type="string">
            <text:p>c2sp2s892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</table:table-row>
        <table:table-row table:style-name="ro1">
          <table:table-cell office:value-type="string" calcext:value-type="string">
            <text:p>c2sp2s893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</table:table-row>
        <table:table-row table:style-name="ro1">
          <table:table-cell office:value-type="string" calcext:value-type="string">
            <text:p>c2sp2s894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</table:table-row>
        <table:table-row table:style-name="ro1">
          <table:table-cell office:value-type="string" calcext:value-type="string">
            <text:p>c2sp2s895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</table:table-row>
        <table:table-row table:style-name="ro1">
          <table:table-cell office:value-type="string" calcext:value-type="string">
            <text:p>c2sp2s896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</table:table-row>
        <table:table-row table:style-name="ro1">
          <table:table-cell office:value-type="string" calcext:value-type="string">
            <text:p>c2sp2s897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</table:table-row>
        <table:table-row table:style-name="ro1">
          <table:table-cell office:value-type="string" calcext:value-type="string">
            <text:p>c2sp2s898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</table:table-row>
        <table:table-row table:style-name="ro1">
          <table:table-cell office:value-type="string" calcext:value-type="string">
            <text:p>c2sp2s899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</table:table-row>
        <table:table-row table:style-name="ro1">
          <table:table-cell office:value-type="string" calcext:value-type="string">
            <text:p>c2sp2s900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</table:table-row>
        <table:table-row table:style-name="ro1">
          <table:table-cell office:value-type="string" calcext:value-type="string">
            <text:p>c2sp2s90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string" calcext:value-type="string">
            <text:p>c2sp2s902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</table:table-row>
        <table:table-row table:style-name="ro1">
          <table:table-cell office:value-type="string" calcext:value-type="string">
            <text:p>c2sp2s903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</table:table-row>
        <table:table-row table:style-name="ro1">
          <table:table-cell office:value-type="string" calcext:value-type="string">
            <text:p>c2sp2s904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</table:table-row>
        <table:table-row table:style-name="ro1">
          <table:table-cell office:value-type="string" calcext:value-type="string">
            <text:p>c2sp2s905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</table:table-row>
        <table:table-row table:style-name="ro1">
          <table:table-cell office:value-type="string" calcext:value-type="string">
            <text:p>c2sp2s906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</table:table-row>
        <table:table-row table:style-name="ro1">
          <table:table-cell office:value-type="string" calcext:value-type="string">
            <text:p>c2sp2s907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</table:table-row>
        <table:table-row table:style-name="ro1">
          <table:table-cell office:value-type="string" calcext:value-type="string">
            <text:p>c2sp2s908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</table:table-row>
        <table:table-row table:style-name="ro1">
          <table:table-cell office:value-type="string" calcext:value-type="string">
            <text:p>c2sp2s909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</table:table-row>
        <table:table-row table:style-name="ro1">
          <table:table-cell office:value-type="string" calcext:value-type="string">
            <text:p>c2sp2s910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</table:table-row>
        <table:table-row table:style-name="ro1">
          <table:table-cell office:value-type="string" calcext:value-type="string">
            <text:p>c2sp2s91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</table:table-row>
        <table:table-row table:style-name="ro1">
          <table:table-cell office:value-type="string" calcext:value-type="string">
            <text:p>c2sp2s912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</table:table-row>
        <table:table-row table:style-name="ro1">
          <table:table-cell office:value-type="string" calcext:value-type="string">
            <text:p>c2sp2s913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</table:table-row>
        <table:table-row table:style-name="ro1">
          <table:table-cell office:value-type="string" calcext:value-type="string">
            <text:p>c2sp2s914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</table:table-row>
        <table:table-row table:style-name="ro1">
          <table:table-cell office:value-type="string" calcext:value-type="string">
            <text:p>c2sp2s915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</table:table-row>
        <table:table-row table:style-name="ro1">
          <table:table-cell office:value-type="string" calcext:value-type="string">
            <text:p>c2sp2s916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</table:table-row>
        <table:table-row table:style-name="ro1">
          <table:table-cell office:value-type="string" calcext:value-type="string">
            <text:p>c2sp2s917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</table:table-row>
        <table:table-row table:style-name="ro1">
          <table:table-cell office:value-type="string" calcext:value-type="string">
            <text:p>c2sp2s918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</table:table-row>
        <table:table-row table:style-name="ro1">
          <table:table-cell office:value-type="string" calcext:value-type="string">
            <text:p>c2sp2s919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</table:table-row>
        <table:table-row table:style-name="ro1">
          <table:table-cell office:value-type="string" calcext:value-type="string">
            <text:p>c2sp2s920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</table:table-row>
        <table:table-row table:style-name="ro1">
          <table:table-cell office:value-type="string" calcext:value-type="string">
            <text:p>c2sp2s92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</table:table-row>
        <table:table-row table:style-name="ro1">
          <table:table-cell office:value-type="string" calcext:value-type="string">
            <text:p>c2sp2s922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</table:table-row>
        <table:table-row table:style-name="ro1">
          <table:table-cell office:value-type="string" calcext:value-type="string">
            <text:p>c2sp2s923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</table:table-row>
        <table:table-row table:style-name="ro1">
          <table:table-cell office:value-type="string" calcext:value-type="string">
            <text:p>c2sp2s924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</table:table-row>
        <table:table-row table:style-name="ro1">
          <table:table-cell office:value-type="string" calcext:value-type="string">
            <text:p>c2sp2s925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</table:table-row>
        <table:table-row table:style-name="ro1">
          <table:table-cell office:value-type="string" calcext:value-type="string">
            <text:p>c2sp2s926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</table:table-row>
        <table:table-row table:style-name="ro1">
          <table:table-cell office:value-type="string" calcext:value-type="string">
            <text:p>c2sp2s927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</table:table-row>
        <table:table-row table:style-name="ro1">
          <table:table-cell office:value-type="string" calcext:value-type="string">
            <text:p>c2sp2s928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</table:table-row>
        <table:table-row table:style-name="ro1">
          <table:table-cell office:value-type="string" calcext:value-type="string">
            <text:p>c2sp2s929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</table:table-row>
        <table:table-row table:style-name="ro1">
          <table:table-cell office:value-type="string" calcext:value-type="string">
            <text:p>c2sp2s930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</table:table-row>
        <table:table-row table:style-name="ro1">
          <table:table-cell office:value-type="string" calcext:value-type="string">
            <text:p>c2sp2s93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</table:table-row>
        <table:table-row table:style-name="ro1">
          <table:table-cell office:value-type="string" calcext:value-type="string">
            <text:p>c2sp2s932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</table:table-row>
        <table:table-row table:style-name="ro1">
          <table:table-cell office:value-type="string" calcext:value-type="string">
            <text:p>c2sp2s933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</table:table-row>
        <table:table-row table:style-name="ro1">
          <table:table-cell office:value-type="string" calcext:value-type="string">
            <text:p>c2sp2s934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</table:table-row>
        <table:table-row table:style-name="ro1">
          <table:table-cell office:value-type="string" calcext:value-type="string">
            <text:p>c2sp2s935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</table:table-row>
        <table:table-row table:style-name="ro1">
          <table:table-cell office:value-type="string" calcext:value-type="string">
            <text:p>c2sp2s936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</table:table-row>
        <table:table-row table:style-name="ro1">
          <table:table-cell office:value-type="string" calcext:value-type="string">
            <text:p>c2sp2s937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</table:table-row>
        <table:table-row table:style-name="ro1">
          <table:table-cell office:value-type="string" calcext:value-type="string">
            <text:p>c2sp2s938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</table:table-row>
        <table:table-row table:style-name="ro1">
          <table:table-cell office:value-type="string" calcext:value-type="string">
            <text:p>c2sp2s939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</table:table-row>
        <table:table-row table:style-name="ro1">
          <table:table-cell office:value-type="string" calcext:value-type="string">
            <text:p>c2sp2s940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</table:table-row>
        <table:table-row table:style-name="ro1">
          <table:table-cell office:value-type="string" calcext:value-type="string">
            <text:p>c2sp2s94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</table:table-row>
        <table:table-row table:style-name="ro1">
          <table:table-cell office:value-type="string" calcext:value-type="string">
            <text:p>c2sp2s942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</table:table-row>
        <table:table-row table:style-name="ro1">
          <table:table-cell office:value-type="string" calcext:value-type="string">
            <text:p>c2sp2s943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</table:table-row>
        <table:table-row table:style-name="ro1">
          <table:table-cell office:value-type="string" calcext:value-type="string">
            <text:p>c2sp2s944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</table:table-row>
        <table:table-row table:style-name="ro1">
          <table:table-cell office:value-type="string" calcext:value-type="string">
            <text:p>c2sp2s945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</table:table-row>
        <table:table-row table:style-name="ro1">
          <table:table-cell office:value-type="string" calcext:value-type="string">
            <text:p>c2sp2s946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</table:table-row>
        <table:table-row table:style-name="ro1">
          <table:table-cell office:value-type="string" calcext:value-type="string">
            <text:p>c2sp2s947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</table:table-row>
        <table:table-row table:style-name="ro1">
          <table:table-cell office:value-type="string" calcext:value-type="string">
            <text:p>c2sp2s948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</table:table-row>
        <table:table-row table:style-name="ro1">
          <table:table-cell office:value-type="string" calcext:value-type="string">
            <text:p>c2sp2s949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</table:table-row>
        <table:table-row table:style-name="ro1">
          <table:table-cell office:value-type="string" calcext:value-type="string">
            <text:p>c2sp2s950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</table:table-row>
        <table:table-row table:style-name="ro1">
          <table:table-cell office:value-type="string" calcext:value-type="string">
            <text:p>c2sp2s951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</table:table-row>
        <table:table-row table:style-name="ro1">
          <table:table-cell office:value-type="string" calcext:value-type="string">
            <text:p>c2sp2s952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</table:table-row>
        <table:table-row table:style-name="ro1">
          <table:table-cell office:value-type="string" calcext:value-type="string">
            <text:p>c2sp2s953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</table:table-row>
        <table:table-row table:style-name="ro1">
          <table:table-cell office:value-type="string" calcext:value-type="string">
            <text:p>c2sp2s954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</table:table-row>
        <table:table-row table:style-name="ro1">
          <table:table-cell office:value-type="string" calcext:value-type="string">
            <text:p>c2sp2s955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</table:table-row>
        <table:table-row table:style-name="ro1">
          <table:table-cell office:value-type="string" calcext:value-type="string">
            <text:p>c2sp2s956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</table:table-row>
        <table:table-row table:style-name="ro1">
          <table:table-cell office:value-type="string" calcext:value-type="string">
            <text:p>c2sp2s957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</table:table-row>
        <table:table-row table:style-name="ro1">
          <table:table-cell office:value-type="string" calcext:value-type="string">
            <text:p>c2sp2s958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</table:table-row>
        <table:table-row table:style-name="ro1">
          <table:table-cell office:value-type="string" calcext:value-type="string">
            <text:p>c2sp2s959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</table:table-row>
        <table:table-row table:style-name="ro1">
          <table:table-cell office:value-type="string" calcext:value-type="string">
            <text:p>c2sp2s960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</table:table-row>
        <table:table-row table:style-name="ro1">
          <table:table-cell office:value-type="string" calcext:value-type="string">
            <text:p>c2sp2s961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</table:table-row>
        <table:table-row table:style-name="ro1">
          <table:table-cell office:value-type="string" calcext:value-type="string">
            <text:p>c2sp2s962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</table:table-row>
        <table:table-row table:style-name="ro1">
          <table:table-cell office:value-type="string" calcext:value-type="string">
            <text:p>c2sp2s963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</table:table-row>
        <table:table-row table:style-name="ro1">
          <table:table-cell office:value-type="string" calcext:value-type="string">
            <text:p>c2sp2s964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</table:table-row>
        <table:table-row table:style-name="ro1">
          <table:table-cell office:value-type="string" calcext:value-type="string">
            <text:p>c2sp2s965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</table:table-row>
        <table:table-row table:style-name="ro1">
          <table:table-cell office:value-type="string" calcext:value-type="string">
            <text:p>c2sp2s966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</table:table-row>
        <table:table-row table:style-name="ro1">
          <table:table-cell office:value-type="string" calcext:value-type="string">
            <text:p>c2sp2s967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</table:table-row>
        <table:table-row table:style-name="ro1">
          <table:table-cell office:value-type="string" calcext:value-type="string">
            <text:p>c2sp2s968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</table:table-row>
        <table:table-row table:style-name="ro1">
          <table:table-cell office:value-type="string" calcext:value-type="string">
            <text:p>c2sp2s969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</table:table-row>
        <table:table-row table:style-name="ro1">
          <table:table-cell office:value-type="string" calcext:value-type="string">
            <text:p>c2sp2s970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</table:table-row>
        <table:table-row table:style-name="ro1">
          <table:table-cell office:value-type="string" calcext:value-type="string">
            <text:p>c2sp2s971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</table:table-row>
        <table:table-row table:style-name="ro1">
          <table:table-cell office:value-type="string" calcext:value-type="string">
            <text:p>c2sp2s972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</table:table-row>
        <table:table-row table:style-name="ro1">
          <table:table-cell office:value-type="string" calcext:value-type="string">
            <text:p>c2sp2s973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</table:table-row>
        <table:table-row table:style-name="ro1">
          <table:table-cell office:value-type="string" calcext:value-type="string">
            <text:p>c2sp2s974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</table:table-row>
        <table:table-row table:style-name="ro1">
          <table:table-cell office:value-type="string" calcext:value-type="string">
            <text:p>c2sp2s975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</table:table-row>
        <table:table-row table:style-name="ro1">
          <table:table-cell office:value-type="string" calcext:value-type="string">
            <text:p>c2sp2s976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</table:table-row>
        <table:table-row table:style-name="ro1">
          <table:table-cell office:value-type="string" calcext:value-type="string">
            <text:p>c2sp2s977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</table:table-row>
        <table:table-row table:style-name="ro1">
          <table:table-cell office:value-type="string" calcext:value-type="string">
            <text:p>c2sp2s978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</table:table-row>
        <table:table-row table:style-name="ro1">
          <table:table-cell office:value-type="string" calcext:value-type="string">
            <text:p>c2sp2s979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</table:table-row>
        <table:table-row table:style-name="ro1">
          <table:table-cell office:value-type="string" calcext:value-type="string">
            <text:p>c2sp2s980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</table:table-row>
        <table:table-row table:style-name="ro1">
          <table:table-cell office:value-type="string" calcext:value-type="string">
            <text:p>c2sp2s981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</table:table-row>
        <table:table-row table:style-name="ro1">
          <table:table-cell office:value-type="string" calcext:value-type="string">
            <text:p>c2sp2s982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</table:table-row>
        <table:table-row table:style-name="ro1">
          <table:table-cell office:value-type="string" calcext:value-type="string">
            <text:p>c2sp2s983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</table:table-row>
        <table:table-row table:style-name="ro1">
          <table:table-cell office:value-type="string" calcext:value-type="string">
            <text:p>c2sp2s984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</table:table-row>
        <table:table-row table:style-name="ro1">
          <table:table-cell office:value-type="string" calcext:value-type="string">
            <text:p>c2sp2s985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</table:table-row>
        <table:table-row table:style-name="ro1">
          <table:table-cell office:value-type="string" calcext:value-type="string">
            <text:p>c2sp2s986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</table:table-row>
        <table:table-row table:style-name="ro1">
          <table:table-cell office:value-type="string" calcext:value-type="string">
            <text:p>c2sp2s987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</table:table-row>
        <table:table-row table:style-name="ro1">
          <table:table-cell office:value-type="string" calcext:value-type="string">
            <text:p>c2sp2s988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</table:table-row>
        <table:table-row table:style-name="ro1">
          <table:table-cell office:value-type="string" calcext:value-type="string">
            <text:p>c2sp2s989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</table:table-row>
        <table:table-row table:style-name="ro1">
          <table:table-cell office:value-type="string" calcext:value-type="string">
            <text:p>c2sp2s990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</table:table-row>
        <table:table-row table:style-name="ro1">
          <table:table-cell office:value-type="string" calcext:value-type="string">
            <text:p>c2sp2s991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</table:table-row>
        <table:table-row table:style-name="ro1">
          <table:table-cell office:value-type="string" calcext:value-type="string">
            <text:p>c2sp2s992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</table:table-row>
        <table:table-row table:style-name="ro1">
          <table:table-cell office:value-type="string" calcext:value-type="string">
            <text:p>c2sp2s993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</table:table-row>
        <table:table-row table:style-name="ro1">
          <table:table-cell office:value-type="string" calcext:value-type="string">
            <text:p>c2sp2s994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</table:table-row>
        <table:table-row table:style-name="ro1">
          <table:table-cell office:value-type="string" calcext:value-type="string">
            <text:p>c2sp2s995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</table:table-row>
        <table:table-row table:style-name="ro1">
          <table:table-cell office:value-type="string" calcext:value-type="string">
            <text:p>c2sp2s996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</table:table-row>
        <table:table-row table:style-name="ro1">
          <table:table-cell office:value-type="string" calcext:value-type="string">
            <text:p>c2sp2s997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</table:table-row>
        <table:table-row table:style-name="ro1">
          <table:table-cell office:value-type="string" calcext:value-type="string">
            <text:p>c2sp2s998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</table:table-row>
        <table:table-row table:style-name="ro1">
          <table:table-cell office:value-type="string" calcext:value-type="string">
            <text:p>c2sp2s999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</table:table-row>
        <table:table-row table:style-name="ro1">
          <table:table-cell office:value-type="string" calcext:value-type="string">
            <text:p>c2sp2s1000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</table:table-row>
      </table:table>
      <table:named-expressions/>
      <table:database-ranges>
        <table:database-range table:name="__Anonymous_Sheet_DB__0" table:target-range-address="'c2ds1-2sp'.C1:'c2ds1-2sp'.C100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6:32:55.343079255</dc:date>
    <meta:editing-duration>PT5S</meta:editing-duration>
    <meta:editing-cycles>1</meta:editing-cycles>
    <meta:document-statistic meta:table-count="1" meta:cell-count="30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3.952cm" style:legend-expansion="high" chart:style-name="ch2"/>
        <chart:plot-area chart:style-name="ch3" table:cell-range-address="'c2ds1-2sp'.B2:'c2ds1-2sp'.C501 'c2ds1-2sp'.C502:'c2ds1-2sp'.C1001" chart:data-source-has-labels="row" svg:x="0.32cm" svg:y="0.18cm" svg:width="13.388cm" svg:height="8.64cm">
          <chartooo:coordinate-region svg:x="0.756cm" svg:y="0.379cm" svg:width="12.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2ds1-2sp'.C2:'c2ds1-2sp'.C501" loext:label-string="cluster1" chart:class="chart:scatter">
            <chart:domain table:cell-range-address="'c2ds1-2sp'.B2:'c2ds1-2sp'.B501"/>
            <chart:data-point chart:repeated="500"/>
          </chart:series>
          <chart:series chart:style-name="ch7" chart:values-cell-range-address="'c2ds1-2sp'.C502:'c2ds1-2sp'.C1001" loext:label-string="cluster2" chart:class="chart:scatter">
            <chart:domain table:cell-range-address="'c2ds1-2sp'.B502:'c2ds1-2sp'.B10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1</text:p>
              </table:table-cell>
              <table:table-cell office:value-type="string">
                <text:p>Coluna B</text:p>
              </table:table-cell>
              <table:table-cell office:value-type="string">
                <text:p>cluster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">
                <text:p>10.5</text:p>
                <draw:g>
                  <svg:desc>'c2ds1-2sp'.B2:'c2ds1-2sp'.B501</svg:desc>
                </draw:g>
              </table:table-cell>
              <table:table-cell office:value-type="float" office:value="9">
                <text:p>9</text:p>
                <draw:g>
                  <svg:desc>'c2ds1-2sp'.C2:'c2ds1-2sp'.C501</svg:desc>
                </draw:g>
              </table:table-cell>
              <table:table-cell office:value-type="float" office:value="15.48885">
                <text:p>15.48885</text:p>
                <draw:g>
                  <svg:desc>'c2ds1-2sp'.B502:'c2ds1-2sp'.B1001</svg:desc>
                </draw:g>
              </table:table-cell>
              <table:table-cell office:value-type="float" office:value="8.877674">
                <text:p>8.877674</text:p>
                <draw:g>
                  <svg:desc>'c2ds1-2sp'.C502:'c2ds1-2sp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717">
                <text:p>10.56717</text:p>
              </table:table-cell>
              <table:table-cell office:value-type="float" office:value="9.268445">
                <text:p>9.26844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7532">
                <text:p>8.27532</text:p>
              </table:table-cell>
              <table:table-cell office:value-type="float" office:value="11.38221">
                <text:p>11.38221</text:p>
              </table:table-cell>
              <table:table-cell office:value-type="float" office:value="7.49027">
                <text:p>7.49027</text:p>
              </table:table-cell>
              <table:table-cell office:value-type="float" office:value="8.9715389">
                <text:p>8.9715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27458">
                <text:p>8.227458</text:p>
              </table:table-cell>
              <table:table-cell office:value-type="float" office:value="11.37764">
                <text:p>11.37764</text:p>
              </table:table-cell>
              <table:table-cell office:value-type="float" office:value="7.48108">
                <text:p>7.48108</text:p>
              </table:table-cell>
              <table:table-cell office:value-type="float" office:value="8.9427109">
                <text:p>8.9427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79511">
                <text:p>8.179511</text:p>
              </table:table-cell>
              <table:table-cell office:value-type="float" office:value="11.37211">
                <text:p>11.37211</text:p>
              </table:table-cell>
              <table:table-cell office:value-type="float" office:value="7.47245">
                <text:p>7.47245</text:p>
              </table:table-cell>
              <table:table-cell office:value-type="float" office:value="8.9135266">
                <text:p>8.913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15">
                <text:p>8.1315</text:p>
              </table:table-cell>
              <table:table-cell office:value-type="float" office:value="11.36561">
                <text:p>11.36561</text:p>
              </table:table-cell>
              <table:table-cell office:value-type="float" office:value="7.46438">
                <text:p>7.46438</text:p>
              </table:table-cell>
              <table:table-cell office:value-type="float" office:value="8.883997">
                <text:p>8.883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3443">
                <text:p>8.083443</text:p>
              </table:table-cell>
              <table:table-cell office:value-type="float" office:value="11.35814">
                <text:p>11.35814</text:p>
              </table:table-cell>
              <table:table-cell office:value-type="float" office:value="7.45688">
                <text:p>7.45688</text:p>
              </table:table-cell>
              <table:table-cell office:value-type="float" office:value="8.854132">
                <text:p>8.854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35361">
                <text:p>8.035361</text:p>
              </table:table-cell>
              <table:table-cell office:value-type="float" office:value="11.3497">
                <text:p>11.3497</text:p>
              </table:table-cell>
              <table:table-cell office:value-type="float" office:value="7.44997">
                <text:p>7.44997</text:p>
              </table:table-cell>
              <table:table-cell office:value-type="float" office:value="8.823944">
                <text:p>8.823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8727">
                <text:p>7.98727</text:p>
              </table:table-cell>
              <table:table-cell office:value-type="float" office:value="11.34027">
                <text:p>11.34027</text:p>
              </table:table-cell>
              <table:table-cell office:value-type="float" office:value="7.44365">
                <text:p>7.44365</text:p>
              </table:table-cell>
              <table:table-cell office:value-type="float" office:value="8.793444">
                <text:p>8.793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392">
                <text:p>7.9392</text:p>
              </table:table-cell>
              <table:table-cell office:value-type="float" office:value="11.32987">
                <text:p>11.32987</text:p>
              </table:table-cell>
              <table:table-cell office:value-type="float" office:value="7.43793">
                <text:p>7.43793</text:p>
              </table:table-cell>
              <table:table-cell office:value-type="float" office:value="8.762644">
                <text:p>8.762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9116">
                <text:p>7.89116</text:p>
              </table:table-cell>
              <table:table-cell office:value-type="float" office:value="11.31848">
                <text:p>11.31848</text:p>
              </table:table-cell>
              <table:table-cell office:value-type="float" office:value="7.43283">
                <text:p>7.43283</text:p>
              </table:table-cell>
              <table:table-cell office:value-type="float" office:value="8.731555">
                <text:p>8.731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4317">
                <text:p>7.84317</text:p>
              </table:table-cell>
              <table:table-cell office:value-type="float" office:value="11.30611">
                <text:p>11.30611</text:p>
              </table:table-cell>
              <table:table-cell office:value-type="float" office:value="7.42834">
                <text:p>7.42834</text:p>
              </table:table-cell>
              <table:table-cell office:value-type="float" office:value="8.70019">
                <text:p>8.7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7166">
                <text:p>10.57166</text:p>
              </table:table-cell>
              <table:table-cell office:value-type="float" office:value="9.29981">
                <text:p>9.29981</text:p>
              </table:table-cell>
              <table:table-cell office:value-type="float" office:value="7.42448">
                <text:p>7.42448</text:p>
              </table:table-cell>
              <table:table-cell office:value-type="float" office:value="8.668561">
                <text:p>8.668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9526">
                <text:p>7.79526</text:p>
              </table:table-cell>
              <table:table-cell office:value-type="float" office:value="11.29275">
                <text:p>11.29275</text:p>
              </table:table-cell>
              <table:table-cell office:value-type="float" office:value="7.42127">
                <text:p>7.42127</text:p>
              </table:table-cell>
              <table:table-cell office:value-type="float" office:value="8.636681">
                <text:p>8.63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4744">
                <text:p>7.74744</text:p>
              </table:table-cell>
              <table:table-cell office:value-type="float" office:value="11.2784">
                <text:p>11.2784</text:p>
              </table:table-cell>
              <table:table-cell office:value-type="float" office:value="7.41869">
                <text:p>7.41869</text:p>
              </table:table-cell>
              <table:table-cell office:value-type="float" office:value="8.604563">
                <text:p>8.604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9974">
                <text:p>7.69974</text:p>
              </table:table-cell>
              <table:table-cell office:value-type="float" office:value="11.26305">
                <text:p>11.26305</text:p>
              </table:table-cell>
              <table:table-cell office:value-type="float" office:value="7.41677">
                <text:p>7.41677</text:p>
              </table:table-cell>
              <table:table-cell office:value-type="float" office:value="8.57222">
                <text:p>8.57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217">
                <text:p>7.65217</text:p>
              </table:table-cell>
              <table:table-cell office:value-type="float" office:value="11.24672">
                <text:p>11.24672</text:p>
              </table:table-cell>
              <table:table-cell office:value-type="float" office:value="7.41552">
                <text:p>7.41552</text:p>
              </table:table-cell>
              <table:table-cell office:value-type="float" office:value="8.539665">
                <text:p>8.539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476">
                <text:p>7.60476</text:p>
              </table:table-cell>
              <table:table-cell office:value-type="float" office:value="11.22939">
                <text:p>11.22939</text:p>
              </table:table-cell>
              <table:table-cell office:value-type="float" office:value="7.41492">
                <text:p>7.41492</text:p>
              </table:table-cell>
              <table:table-cell office:value-type="float" office:value="8.506911">
                <text:p>8.506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5752">
                <text:p>7.55752</text:p>
              </table:table-cell>
              <table:table-cell office:value-type="float" office:value="11.21107">
                <text:p>11.21107</text:p>
              </table:table-cell>
              <table:table-cell office:value-type="float" office:value="7.41501">
                <text:p>7.41501</text:p>
              </table:table-cell>
              <table:table-cell office:value-type="float" office:value="8.473972">
                <text:p>8.473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1048">
                <text:p>7.51048</text:p>
              </table:table-cell>
              <table:table-cell office:value-type="float" office:value="11.19176">
                <text:p>11.19176</text:p>
              </table:table-cell>
              <table:table-cell office:value-type="float" office:value="7.41578">
                <text:p>7.41578</text:p>
              </table:table-cell>
              <table:table-cell office:value-type="float" office:value="8.440863">
                <text:p>8.440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6366">
                <text:p>7.46366</text:p>
              </table:table-cell>
              <table:table-cell office:value-type="float" office:value="11.17146">
                <text:p>11.17146</text:p>
              </table:table-cell>
              <table:table-cell office:value-type="float" office:value="7.41723">
                <text:p>7.41723</text:p>
              </table:table-cell>
              <table:table-cell office:value-type="float" office:value="8.407597">
                <text:p>8.407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707">
                <text:p>7.41707</text:p>
              </table:table-cell>
              <table:table-cell office:value-type="float" office:value="11.15017">
                <text:p>11.15017</text:p>
              </table:table-cell>
              <table:table-cell office:value-type="float" office:value="7.41938">
                <text:p>7.41938</text:p>
              </table:table-cell>
              <table:table-cell office:value-type="float" office:value="8.374188">
                <text:p>8.374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075">
                <text:p>7.37075</text:p>
              </table:table-cell>
              <table:table-cell office:value-type="float" office:value="11.12789">
                <text:p>11.12789</text:p>
              </table:table-cell>
              <table:table-cell office:value-type="float" office:value="7.42223">
                <text:p>7.42223</text:p>
              </table:table-cell>
              <table:table-cell office:value-type="float" office:value="8.340651">
                <text:p>8.340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7552">
                <text:p>10.57552</text:p>
              </table:table-cell>
              <table:table-cell office:value-type="float" office:value="9.331439">
                <text:p>9.331439</text:p>
              </table:table-cell>
              <table:table-cell office:value-type="float" office:value="7.42579">
                <text:p>7.42579</text:p>
              </table:table-cell>
              <table:table-cell office:value-type="float" office:value="8.307001">
                <text:p>8.307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47">
                <text:p>7.3247</text:p>
              </table:table-cell>
              <table:table-cell office:value-type="float" office:value="11.10463">
                <text:p>11.10463</text:p>
              </table:table-cell>
              <table:table-cell office:value-type="float" office:value="7.43005">
                <text:p>7.43005</text:p>
              </table:table-cell>
              <table:table-cell office:value-type="float" office:value="8.273252">
                <text:p>8.273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7896">
                <text:p>7.27896</text:p>
              </table:table-cell>
              <table:table-cell office:value-type="float" office:value="11.08039">
                <text:p>11.08039</text:p>
              </table:table-cell>
              <table:table-cell office:value-type="float" office:value="7.43503">
                <text:p>7.43503</text:p>
              </table:table-cell>
              <table:table-cell office:value-type="float" office:value="8.239419">
                <text:p>8.239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3353">
                <text:p>7.23353</text:p>
              </table:table-cell>
              <table:table-cell office:value-type="float" office:value="11.05516">
                <text:p>11.05516</text:p>
              </table:table-cell>
              <table:table-cell office:value-type="float" office:value="7.44074">
                <text:p>7.44074</text:p>
              </table:table-cell>
              <table:table-cell office:value-type="float" office:value="8.205517">
                <text:p>8.2055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845">
                <text:p>7.18845</text:p>
              </table:table-cell>
              <table:table-cell office:value-type="float" office:value="11.02896">
                <text:p>11.02896</text:p>
              </table:table-cell>
              <table:table-cell office:value-type="float" office:value="7.44717">
                <text:p>7.44717</text:p>
              </table:table-cell>
              <table:table-cell office:value-type="float" office:value="8.171561">
                <text:p>8.171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4373">
                <text:p>7.14373</text:p>
              </table:table-cell>
              <table:table-cell office:value-type="float" office:value="11.00179">
                <text:p>11.00179</text:p>
              </table:table-cell>
              <table:table-cell office:value-type="float" office:value="7.45433">
                <text:p>7.45433</text:p>
              </table:table-cell>
              <table:table-cell office:value-type="float" office:value="8.137567">
                <text:p>8.137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9939">
                <text:p>7.09939</text:p>
              </table:table-cell>
              <table:table-cell office:value-type="float" office:value="10.97365">
                <text:p>10.97365</text:p>
              </table:table-cell>
              <table:table-cell office:value-type="float" office:value="7.46222">
                <text:p>7.46222</text:p>
              </table:table-cell>
              <table:table-cell office:value-type="float" office:value="8.103551">
                <text:p>8.103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5546">
                <text:p>7.05546</text:p>
              </table:table-cell>
              <table:table-cell office:value-type="float" office:value="10.94454">
                <text:p>10.94454</text:p>
              </table:table-cell>
              <table:table-cell office:value-type="float" office:value="7.47084">
                <text:p>7.47084</text:p>
              </table:table-cell>
              <table:table-cell office:value-type="float" office:value="8.069527">
                <text:p>8.069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195">
                <text:p>7.01195</text:p>
              </table:table-cell>
              <table:table-cell office:value-type="float" office:value="10.91448">
                <text:p>10.91448</text:p>
              </table:table-cell>
              <table:table-cell office:value-type="float" office:value="7.48021">
                <text:p>7.48021</text:p>
              </table:table-cell>
              <table:table-cell office:value-type="float" office:value="8.035512">
                <text:p>8.035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888">
                <text:p>6.96888</text:p>
              </table:table-cell>
              <table:table-cell office:value-type="float" office:value="10.88347">
                <text:p>10.88347</text:p>
              </table:table-cell>
              <table:table-cell office:value-type="float" office:value="7.49032">
                <text:p>7.49032</text:p>
              </table:table-cell>
              <table:table-cell office:value-type="float" office:value="8.001521">
                <text:p>8.001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628">
                <text:p>6.92628</text:p>
              </table:table-cell>
              <table:table-cell office:value-type="float" office:value="10.85151">
                <text:p>10.85151</text:p>
              </table:table-cell>
              <table:table-cell office:value-type="float" office:value="7.50117">
                <text:p>7.50117</text:p>
              </table:table-cell>
              <table:table-cell office:value-type="float" office:value="7.96757">
                <text:p>7.967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7873">
                <text:p>10.57873</text:p>
              </table:table-cell>
              <table:table-cell office:value-type="float" office:value="9.363319">
                <text:p>9.363319</text:p>
              </table:table-cell>
              <table:table-cell office:value-type="float" office:value="7.51277">
                <text:p>7.51277</text:p>
              </table:table-cell>
              <table:table-cell office:value-type="float" office:value="7.93368">
                <text:p>7.93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8417">
                <text:p>6.88417</text:p>
              </table:table-cell>
              <table:table-cell office:value-type="float" office:value="10.81862">
                <text:p>10.81862</text:p>
              </table:table-cell>
              <table:table-cell office:value-type="float" office:value="7.52512">
                <text:p>7.52512</text:p>
              </table:table-cell>
              <table:table-cell office:value-type="float" office:value="7.89985">
                <text:p>7.89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4256">
                <text:p>6.84256</text:p>
              </table:table-cell>
              <table:table-cell office:value-type="float" office:value="10.78479">
                <text:p>10.78479</text:p>
              </table:table-cell>
              <table:table-cell office:value-type="float" office:value="7.53821">
                <text:p>7.53821</text:p>
              </table:table-cell>
              <table:table-cell office:value-type="float" office:value="7.86612">
                <text:p>7.86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0148">
                <text:p>6.80148</text:p>
              </table:table-cell>
              <table:table-cell office:value-type="float" office:value="10.75003">
                <text:p>10.75003</text:p>
              </table:table-cell>
              <table:table-cell office:value-type="float" office:value="7.55206">
                <text:p>7.55206</text:p>
              </table:table-cell>
              <table:table-cell office:value-type="float" office:value="7.83249">
                <text:p>7.83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6095">
                <text:p>6.76095</text:p>
              </table:table-cell>
              <table:table-cell office:value-type="float" office:value="10.71436">
                <text:p>10.71436</text:p>
              </table:table-cell>
              <table:table-cell office:value-type="float" office:value="7.56666">
                <text:p>7.56666</text:p>
              </table:table-cell>
              <table:table-cell office:value-type="float" office:value="7.79899">
                <text:p>7.79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2098">
                <text:p>6.72098</text:p>
              </table:table-cell>
              <table:table-cell office:value-type="float" office:value="10.67778">
                <text:p>10.67778</text:p>
              </table:table-cell>
              <table:table-cell office:value-type="float" office:value="7.58201">
                <text:p>7.58201</text:p>
              </table:table-cell>
              <table:table-cell office:value-type="float" office:value="7.76562">
                <text:p>7.76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16">
                <text:p>6.6816</text:p>
              </table:table-cell>
              <table:table-cell office:value-type="float" office:value="10.64031">
                <text:p>10.64031</text:p>
              </table:table-cell>
              <table:table-cell office:value-type="float" office:value="7.59811">
                <text:p>7.59811</text:p>
              </table:table-cell>
              <table:table-cell office:value-type="float" office:value="7.7324">
                <text:p>7.7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4282">
                <text:p>6.64282</text:p>
              </table:table-cell>
              <table:table-cell office:value-type="float" office:value="10.60194">
                <text:p>10.60194</text:p>
              </table:table-cell>
              <table:table-cell office:value-type="float" office:value="7.61496">
                <text:p>7.61496</text:p>
              </table:table-cell>
              <table:table-cell office:value-type="float" office:value="7.69936">
                <text:p>7.69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0467">
                <text:p>6.60467</text:p>
              </table:table-cell>
              <table:table-cell office:value-type="float" office:value="10.56269">
                <text:p>10.56269</text:p>
              </table:table-cell>
              <table:table-cell office:value-type="float" office:value="7.63256">
                <text:p>7.63256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6716">
                <text:p>6.56716</text:p>
              </table:table-cell>
              <table:table-cell office:value-type="float" office:value="10.52257">
                <text:p>10.52257</text:p>
              </table:table-cell>
              <table:table-cell office:value-type="float" office:value="7.65091">
                <text:p>7.65091</text:p>
              </table:table-cell>
              <table:table-cell office:value-type="float" office:value="7.63385">
                <text:p>7.63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3032">
                <text:p>6.53032</text:p>
              </table:table-cell>
              <table:table-cell office:value-type="float" office:value="10.48159">
                <text:p>10.48159</text:p>
              </table:table-cell>
              <table:table-cell office:value-type="float" office:value="7.67001">
                <text:p>7.67001</text:p>
              </table:table-cell>
              <table:table-cell office:value-type="float" office:value="7.60142">
                <text:p>7.60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8131">
                <text:p>10.58131</text:p>
              </table:table-cell>
              <table:table-cell office:value-type="float" office:value="9.395437">
                <text:p>9.395437</text:p>
              </table:table-cell>
              <table:table-cell office:value-type="float" office:value="7.68985">
                <text:p>7.68985</text:p>
              </table:table-cell>
              <table:table-cell office:value-type="float" office:value="7.56922">
                <text:p>7.56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9417">
                <text:p>6.49417</text:p>
              </table:table-cell>
              <table:table-cell office:value-type="float" office:value="10.43975">
                <text:p>10.43975</text:p>
              </table:table-cell>
              <table:table-cell office:value-type="float" office:value="7.71044">
                <text:p>7.71044</text:p>
              </table:table-cell>
              <table:table-cell office:value-type="float" office:value="7.53728">
                <text:p>7.53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5871">
                <text:p>6.45871</text:p>
              </table:table-cell>
              <table:table-cell office:value-type="float" office:value="10.39709">
                <text:p>10.39709</text:p>
              </table:table-cell>
              <table:table-cell office:value-type="float" office:value="7.73177">
                <text:p>7.73177</text:p>
              </table:table-cell>
              <table:table-cell office:value-type="float" office:value="7.50561">
                <text:p>7.50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2398">
                <text:p>6.42398</text:p>
              </table:table-cell>
              <table:table-cell office:value-type="float" office:value="10.35359">
                <text:p>10.35359</text:p>
              </table:table-cell>
              <table:table-cell office:value-type="float" office:value="7.75384">
                <text:p>7.75384</text:p>
              </table:table-cell>
              <table:table-cell office:value-type="float" office:value="7.47423">
                <text:p>7.47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998">
                <text:p>6.38998</text:p>
              </table:table-cell>
              <table:table-cell office:value-type="float" office:value="10.30928">
                <text:p>10.30928</text:p>
              </table:table-cell>
              <table:table-cell office:value-type="float" office:value="7.77664">
                <text:p>7.77664</text:p>
              </table:table-cell>
              <table:table-cell office:value-type="float" office:value="7.44315">
                <text:p>7.44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5675">
                <text:p>6.35675</text:p>
              </table:table-cell>
              <table:table-cell office:value-type="float" office:value="10.26417">
                <text:p>10.26417</text:p>
              </table:table-cell>
              <table:table-cell office:value-type="float" office:value="7.80017">
                <text:p>7.80017</text:p>
              </table:table-cell>
              <table:table-cell office:value-type="float" office:value="7.41239">
                <text:p>7.41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2429">
                <text:p>6.32429</text:p>
              </table:table-cell>
              <table:table-cell office:value-type="float" office:value="10.21826">
                <text:p>10.21826</text:p>
              </table:table-cell>
              <table:table-cell office:value-type="float" office:value="7.82443">
                <text:p>7.82443</text:p>
              </table:table-cell>
              <table:table-cell office:value-type="float" office:value="7.38197">
                <text:p>7.38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9262">
                <text:p>6.29262</text:p>
              </table:table-cell>
              <table:table-cell office:value-type="float" office:value="10.17159">
                <text:p>10.17159</text:p>
              </table:table-cell>
              <table:table-cell office:value-type="float" office:value="7.84941">
                <text:p>7.84941</text:p>
              </table:table-cell>
              <table:table-cell office:value-type="float" office:value="7.3519">
                <text:p>7.3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6177">
                <text:p>6.26177</text:p>
              </table:table-cell>
              <table:table-cell office:value-type="float" office:value="10.12415">
                <text:p>10.12415</text:p>
              </table:table-cell>
              <table:table-cell office:value-type="float" office:value="7.87511">
                <text:p>7.87511</text:p>
              </table:table-cell>
              <table:table-cell office:value-type="float" office:value="7.3222">
                <text:p>7.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3175">
                <text:p>6.23175</text:p>
              </table:table-cell>
              <table:table-cell office:value-type="float" office:value="10.07596">
                <text:p>10.07596</text:p>
              </table:table-cell>
              <table:table-cell office:value-type="float" office:value="7.90152">
                <text:p>7.90152</text:p>
              </table:table-cell>
              <table:table-cell office:value-type="float" office:value="7.29288">
                <text:p>7.29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0257">
                <text:p>6.20257</text:p>
              </table:table-cell>
              <table:table-cell office:value-type="float" office:value="10.02704">
                <text:p>10.02704</text:p>
              </table:table-cell>
              <table:table-cell office:value-type="float" office:value="7.92864">
                <text:p>7.92864</text:p>
              </table:table-cell>
              <table:table-cell office:value-type="float" office:value="7.26397">
                <text:p>7.26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58323">
                <text:p>10.58323</text:p>
              </table:table-cell>
              <table:table-cell office:value-type="float" office:value="9.42778">
                <text:p>9.42778</text:p>
              </table:table-cell>
              <table:table-cell office:value-type="float" office:value="7.95647">
                <text:p>7.95647</text:p>
              </table:table-cell>
              <table:table-cell office:value-type="float" office:value="7.23548">
                <text:p>7.23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7426">
                <text:p>6.17426</text:p>
              </table:table-cell>
              <table:table-cell office:value-type="float" office:value="9.977395">
                <text:p>9.977395</text:p>
              </table:table-cell>
              <table:table-cell office:value-type="float" office:value="7.98498">
                <text:p>7.98498</text:p>
              </table:table-cell>
              <table:table-cell office:value-type="float" office:value="7.20742">
                <text:p>7.20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4683">
                <text:p>6.14683</text:p>
              </table:table-cell>
              <table:table-cell office:value-type="float" office:value="9.927051">
                <text:p>9.927051</text:p>
              </table:table-cell>
              <table:table-cell office:value-type="float" office:value="8.014187">
                <text:p>8.014187</text:p>
              </table:table-cell>
              <table:table-cell office:value-type="float" office:value="7.17982">
                <text:p>7.17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03">
                <text:p>6.1203</text:p>
              </table:table-cell>
              <table:table-cell office:value-type="float" office:value="9.876019">
                <text:p>9.876019</text:p>
              </table:table-cell>
              <table:table-cell office:value-type="float" office:value="8.044074">
                <text:p>8.044074</text:p>
              </table:table-cell>
              <table:table-cell office:value-type="float" office:value="7.15268">
                <text:p>7.15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468">
                <text:p>6.09468</text:p>
              </table:table-cell>
              <table:table-cell office:value-type="float" office:value="9.824315">
                <text:p>9.824315</text:p>
              </table:table-cell>
              <table:table-cell office:value-type="float" office:value="8.074635">
                <text:p>8.074635</text:p>
              </table:table-cell>
              <table:table-cell office:value-type="float" office:value="7.12602">
                <text:p>7.12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6999">
                <text:p>6.06999</text:p>
              </table:table-cell>
              <table:table-cell office:value-type="float" office:value="9.771955">
                <text:p>9.771955</text:p>
              </table:table-cell>
              <table:table-cell office:value-type="float" office:value="8.105864">
                <text:p>8.105864</text:p>
              </table:table-cell>
              <table:table-cell office:value-type="float" office:value="7.09986">
                <text:p>7.09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04624">
                <text:p>6.04624</text:p>
              </table:table-cell>
              <table:table-cell office:value-type="float" office:value="9.718957">
                <text:p>9.718957</text:p>
              </table:table-cell>
              <table:table-cell office:value-type="float" office:value="8.13775">
                <text:p>8.13775</text:p>
              </table:table-cell>
              <table:table-cell office:value-type="float" office:value="7.07422">
                <text:p>7.07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2345">
                <text:p>6.02345</text:p>
              </table:table-cell>
              <table:table-cell office:value-type="float" office:value="9.665337">
                <text:p>9.665337</text:p>
              </table:table-cell>
              <table:table-cell office:value-type="float" office:value="8.170288">
                <text:p>8.170288</text:p>
              </table:table-cell>
              <table:table-cell office:value-type="float" office:value="7.04911">
                <text:p>7.04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0164">
                <text:p>6.00164</text:p>
              </table:table-cell>
              <table:table-cell office:value-type="float" office:value="9.611113">
                <text:p>9.611113</text:p>
              </table:table-cell>
              <table:table-cell office:value-type="float" office:value="8.203467">
                <text:p>8.203467</text:p>
              </table:table-cell>
              <table:table-cell office:value-type="float" office:value="7.02454">
                <text:p>7.02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8082">
                <text:p>5.98082</text:p>
              </table:table-cell>
              <table:table-cell office:value-type="float" office:value="9.556302">
                <text:p>9.556302</text:p>
              </table:table-cell>
              <table:table-cell office:value-type="float" office:value="8.237279">
                <text:p>8.237279</text:p>
              </table:table-cell>
              <table:table-cell office:value-type="float" office:value="7.00054">
                <text:p>7.00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6101">
                <text:p>5.96101</text:p>
              </table:table-cell>
              <table:table-cell office:value-type="float" office:value="9.500922">
                <text:p>9.500922</text:p>
              </table:table-cell>
              <table:table-cell office:value-type="float" office:value="8.271713">
                <text:p>8.271713</text:p>
              </table:table-cell>
              <table:table-cell office:value-type="float" office:value="6.97711">
                <text:p>6.97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8448">
                <text:p>10.58448</text:p>
              </table:table-cell>
              <table:table-cell office:value-type="float" office:value="9.460335">
                <text:p>9.460335</text:p>
              </table:table-cell>
              <table:table-cell office:value-type="float" office:value="8.306762">
                <text:p>8.306762</text:p>
              </table:table-cell>
              <table:table-cell office:value-type="float" office:value="6.95427">
                <text:p>6.95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4221">
                <text:p>5.94221</text:p>
              </table:table-cell>
              <table:table-cell office:value-type="float" office:value="9.444993">
                <text:p>9.444993</text:p>
              </table:table-cell>
              <table:table-cell office:value-type="float" office:value="8.342413">
                <text:p>8.342413</text:p>
              </table:table-cell>
              <table:table-cell office:value-type="float" office:value="6.93203">
                <text:p>6.93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2444">
                <text:p>5.92444</text:p>
              </table:table-cell>
              <table:table-cell office:value-type="float" office:value="9.388533">
                <text:p>9.388533</text:p>
              </table:table-cell>
              <table:table-cell office:value-type="float" office:value="8.378658">
                <text:p>8.378658</text:p>
              </table:table-cell>
              <table:table-cell office:value-type="float" office:value="6.91042">
                <text:p>6.9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0772">
                <text:p>5.90772</text:p>
              </table:table-cell>
              <table:table-cell office:value-type="float" office:value="9.331561">
                <text:p>9.331561</text:p>
              </table:table-cell>
              <table:table-cell office:value-type="float" office:value="8.415485">
                <text:p>8.415485</text:p>
              </table:table-cell>
              <table:table-cell office:value-type="float" office:value="6.88945">
                <text:p>6.88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206">
                <text:p>5.89206</text:p>
              </table:table-cell>
              <table:table-cell office:value-type="float" office:value="9.274096">
                <text:p>9.274096</text:p>
              </table:table-cell>
              <table:table-cell office:value-type="float" office:value="8.452882">
                <text:p>8.452882</text:p>
              </table:table-cell>
              <table:table-cell office:value-type="float" office:value="6.86912">
                <text:p>6.86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7747">
                <text:p>5.87747</text:p>
              </table:table-cell>
              <table:table-cell office:value-type="float" office:value="9.216158">
                <text:p>9.216158</text:p>
              </table:table-cell>
              <table:table-cell office:value-type="float" office:value="8.490839">
                <text:p>8.490839</text:p>
              </table:table-cell>
              <table:table-cell office:value-type="float" office:value="6.84945">
                <text:p>6.84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6397">
                <text:p>5.86397</text:p>
              </table:table-cell>
              <table:table-cell office:value-type="float" office:value="9.157767">
                <text:p>9.157767</text:p>
              </table:table-cell>
              <table:table-cell office:value-type="float" office:value="8.529344">
                <text:p>8.529344</text:p>
              </table:table-cell>
              <table:table-cell office:value-type="float" office:value="6.83046">
                <text:p>6.83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5155">
                <text:p>5.85155</text:p>
              </table:table-cell>
              <table:table-cell office:value-type="float" office:value="9.0989439">
                <text:p>9.0989439</text:p>
              </table:table-cell>
              <table:table-cell office:value-type="float" office:value="8.568385">
                <text:p>8.568385</text:p>
              </table:table-cell>
              <table:table-cell office:value-type="float" office:value="6.81217">
                <text:p>6.81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4025">
                <text:p>5.84025</text:p>
              </table:table-cell>
              <table:table-cell office:value-type="float" office:value="9.0397087">
                <text:p>9.0397087</text:p>
              </table:table-cell>
              <table:table-cell office:value-type="float" office:value="8.607948">
                <text:p>8.607948</text:p>
              </table:table-cell>
              <table:table-cell office:value-type="float" office:value="6.79458">
                <text:p>6.79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3006">
                <text:p>5.83006</text:p>
              </table:table-cell>
              <table:table-cell office:value-type="float" office:value="8.9800824">
                <text:p>8.9800824</text:p>
              </table:table-cell>
              <table:table-cell office:value-type="float" office:value="8.648022">
                <text:p>8.648022</text:p>
              </table:table-cell>
              <table:table-cell office:value-type="float" office:value="6.7777">
                <text:p>6.7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21">
                <text:p>5.821</text:p>
              </table:table-cell>
              <table:table-cell office:value-type="float" office:value="8.9200863">
                <text:p>8.9200863</text:p>
              </table:table-cell>
              <table:table-cell office:value-type="float" office:value="8.688594">
                <text:p>8.688594</text:p>
              </table:table-cell>
              <table:table-cell office:value-type="float" office:value="6.76156">
                <text:p>6.76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8508">
                <text:p>10.58508</text:p>
              </table:table-cell>
              <table:table-cell office:value-type="float" office:value="9.493089">
                <text:p>9.493089</text:p>
              </table:table-cell>
              <table:table-cell office:value-type="float" office:value="8.729649">
                <text:p>8.729649</text:p>
              </table:table-cell>
              <table:table-cell office:value-type="float" office:value="6.74616">
                <text:p>6.746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1308">
                <text:p>5.81308</text:p>
              </table:table-cell>
              <table:table-cell office:value-type="float" office:value="8.859742">
                <text:p>8.859742</text:p>
              </table:table-cell>
              <table:table-cell office:value-type="float" office:value="8.771175">
                <text:p>8.771175</text:p>
              </table:table-cell>
              <table:table-cell office:value-type="float" office:value="6.73151">
                <text:p>6.73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0631">
                <text:p>5.80631</text:p>
              </table:table-cell>
              <table:table-cell office:value-type="float" office:value="8.79907">
                <text:p>8.79907</text:p>
              </table:table-cell>
              <table:table-cell office:value-type="float" office:value="8.813157">
                <text:p>8.813157</text:p>
              </table:table-cell>
              <table:table-cell office:value-type="float" office:value="6.71763">
                <text:p>6.71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07">
                <text:p>5.8007</text:p>
              </table:table-cell>
              <table:table-cell office:value-type="float" office:value="8.738094">
                <text:p>8.738094</text:p>
              </table:table-cell>
              <table:table-cell office:value-type="float" office:value="8.855582">
                <text:p>8.855582</text:p>
              </table:table-cell>
              <table:table-cell office:value-type="float" office:value="6.70454">
                <text:p>6.70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626">
                <text:p>5.79626</text:p>
              </table:table-cell>
              <table:table-cell office:value-type="float" office:value="8.676835">
                <text:p>8.676835</text:p>
              </table:table-cell>
              <table:table-cell office:value-type="float" office:value="8.898434">
                <text:p>8.898434</text:p>
              </table:table-cell>
              <table:table-cell office:value-type="float" office:value="6.69223">
                <text:p>6.69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9299">
                <text:p>5.79299</text:p>
              </table:table-cell>
              <table:table-cell office:value-type="float" office:value="8.615316">
                <text:p>8.615316</text:p>
              </table:table-cell>
              <table:table-cell office:value-type="float" office:value="8.9416982">
                <text:p>8.9416982</text:p>
              </table:table-cell>
              <table:table-cell office:value-type="float" office:value="6.68073">
                <text:p>6.68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909">
                <text:p>5.7909</text:p>
              </table:table-cell>
              <table:table-cell office:value-type="float" office:value="8.553559">
                <text:p>8.553559</text:p>
              </table:table-cell>
              <table:table-cell office:value-type="float" office:value="8.9853603">
                <text:p>8.9853603</text:p>
              </table:table-cell>
              <table:table-cell office:value-type="float" office:value="6.67005">
                <text:p>6.67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9001">
                <text:p>5.79001</text:p>
              </table:table-cell>
              <table:table-cell office:value-type="float" office:value="8.491588">
                <text:p>8.491588</text:p>
              </table:table-cell>
              <table:table-cell office:value-type="float" office:value="9.0294045">
                <text:p>9.0294045</text:p>
              </table:table-cell>
              <table:table-cell office:value-type="float" office:value="6.66018">
                <text:p>6.66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79032">
                <text:p>5.79032</text:p>
              </table:table-cell>
              <table:table-cell office:value-type="float" office:value="8.429425">
                <text:p>8.429425</text:p>
              </table:table-cell>
              <table:table-cell office:value-type="float" office:value="9.0738153">
                <text:p>9.0738153</text:p>
              </table:table-cell>
              <table:table-cell office:value-type="float" office:value="6.65116">
                <text:p>6.65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9183">
                <text:p>5.79183</text:p>
              </table:table-cell>
              <table:table-cell office:value-type="float" office:value="8.367093">
                <text:p>8.367093</text:p>
              </table:table-cell>
              <table:table-cell office:value-type="float" office:value="9.118577">
                <text:p>9.118577</text:p>
              </table:table-cell>
              <table:table-cell office:value-type="float" office:value="6.64298">
                <text:p>6.64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9456">
                <text:p>5.79456</text:p>
              </table:table-cell>
              <table:table-cell office:value-type="float" office:value="8.304617">
                <text:p>8.304617</text:p>
              </table:table-cell>
              <table:table-cell office:value-type="float" office:value="9.163672">
                <text:p>9.163672</text:p>
              </table:table-cell>
              <table:table-cell office:value-type="float" office:value="6.63566">
                <text:p>6.63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8499">
                <text:p>10.58499</text:p>
              </table:table-cell>
              <table:table-cell office:value-type="float" office:value="9.526028">
                <text:p>9.526028</text:p>
              </table:table-cell>
              <table:table-cell office:value-type="float" office:value="9.209086">
                <text:p>9.209086</text:p>
              </table:table-cell>
              <table:table-cell office:value-type="float" office:value="6.6292">
                <text:p>6.6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9851">
                <text:p>5.79851</text:p>
              </table:table-cell>
              <table:table-cell office:value-type="float" office:value="8.242019">
                <text:p>8.242019</text:p>
              </table:table-cell>
              <table:table-cell office:value-type="float" office:value="9.254801">
                <text:p>9.254801</text:p>
              </table:table-cell>
              <table:table-cell office:value-type="float" office:value="6.62362">
                <text:p>6.62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0368">
                <text:p>5.80368</text:p>
              </table:table-cell>
              <table:table-cell office:value-type="float" office:value="8.179323">
                <text:p>8.179323</text:p>
              </table:table-cell>
              <table:table-cell office:value-type="float" office:value="9.3008">
                <text:p>9.3008</text:p>
              </table:table-cell>
              <table:table-cell office:value-type="float" office:value="6.61892">
                <text:p>6.618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81007">
                <text:p>5.81007</text:p>
              </table:table-cell>
              <table:table-cell office:value-type="float" office:value="8.116554">
                <text:p>8.116554</text:p>
              </table:table-cell>
              <table:table-cell office:value-type="float" office:value="9.347066">
                <text:p>9.347066</text:p>
              </table:table-cell>
              <table:table-cell office:value-type="float" office:value="6.61512">
                <text:p>6.61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771">
                <text:p>5.81771</text:p>
              </table:table-cell>
              <table:table-cell office:value-type="float" office:value="8.053736">
                <text:p>8.053736</text:p>
              </table:table-cell>
              <table:table-cell office:value-type="float" office:value="9.393582">
                <text:p>9.393582</text:p>
              </table:table-cell>
              <table:table-cell office:value-type="float" office:value="6.61222">
                <text:p>6.61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2658">
                <text:p>5.82658</text:p>
              </table:table-cell>
              <table:table-cell office:value-type="float" office:value="7.99089">
                <text:p>7.99089</text:p>
              </table:table-cell>
              <table:table-cell office:value-type="float" office:value="9.44033">
                <text:p>9.44033</text:p>
              </table:table-cell>
              <table:table-cell office:value-type="float" office:value="6.61023">
                <text:p>6.61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3669">
                <text:p>5.83669</text:p>
              </table:table-cell>
              <table:table-cell office:value-type="float" office:value="7.92805">
                <text:p>7.92805</text:p>
              </table:table-cell>
              <table:table-cell office:value-type="float" office:value="9.487292">
                <text:p>9.487292</text:p>
              </table:table-cell>
              <table:table-cell office:value-type="float" office:value="6.60915">
                <text:p>6.60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4805">
                <text:p>5.84805</text:p>
              </table:table-cell>
              <table:table-cell office:value-type="float" office:value="7.86523">
                <text:p>7.86523</text:p>
              </table:table-cell>
              <table:table-cell office:value-type="float" office:value="9.534451">
                <text:p>9.534451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6065">
                <text:p>5.86065</text:p>
              </table:table-cell>
              <table:table-cell office:value-type="float" office:value="7.80246">
                <text:p>7.80246</text:p>
              </table:table-cell>
              <table:table-cell office:value-type="float" office:value="9.581788">
                <text:p>9.581788</text:p>
              </table:table-cell>
              <table:table-cell office:value-type="float" office:value="6.60979">
                <text:p>6.60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7451">
                <text:p>5.87451</text:p>
              </table:table-cell>
              <table:table-cell office:value-type="float" office:value="7.73976">
                <text:p>7.73976</text:p>
              </table:table-cell>
              <table:table-cell office:value-type="float" office:value="9.629284">
                <text:p>9.629284</text:p>
              </table:table-cell>
              <table:table-cell office:value-type="float" office:value="6.61151">
                <text:p>6.61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8962">
                <text:p>5.88962</text:p>
              </table:table-cell>
              <table:table-cell office:value-type="float" office:value="7.67716">
                <text:p>7.67716</text:p>
              </table:table-cell>
              <table:table-cell office:value-type="float" office:value="9.676921">
                <text:p>9.676921</text:p>
              </table:table-cell>
              <table:table-cell office:value-type="float" office:value="6.61417">
                <text:p>6.61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8422">
                <text:p>10.58422</text:p>
              </table:table-cell>
              <table:table-cell office:value-type="float" office:value="9.559137">
                <text:p>9.559137</text:p>
              </table:table-cell>
              <table:table-cell office:value-type="float" office:value="9.72468">
                <text:p>9.72468</text:p>
              </table:table-cell>
              <table:table-cell office:value-type="float" office:value="6.61779">
                <text:p>6.61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0598">
                <text:p>5.90598</text:p>
              </table:table-cell>
              <table:table-cell office:value-type="float" office:value="7.61468">
                <text:p>7.61468</text:p>
              </table:table-cell>
              <table:table-cell office:value-type="float" office:value="9.772542">
                <text:p>9.772542</text:p>
              </table:table-cell>
              <table:table-cell office:value-type="float" office:value="6.62236">
                <text:p>6.62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2359">
                <text:p>5.92359</text:p>
              </table:table-cell>
              <table:table-cell office:value-type="float" office:value="7.55235">
                <text:p>7.55235</text:p>
              </table:table-cell>
              <table:table-cell office:value-type="float" office:value="9.820489">
                <text:p>9.820489</text:p>
              </table:table-cell>
              <table:table-cell office:value-type="float" office:value="6.62789">
                <text:p>6.62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4245">
                <text:p>5.94245</text:p>
              </table:table-cell>
              <table:table-cell office:value-type="float" office:value="7.49019">
                <text:p>7.49019</text:p>
              </table:table-cell>
              <table:table-cell office:value-type="float" office:value="9.8685">
                <text:p>9.8685</text:p>
              </table:table-cell>
              <table:table-cell office:value-type="float" office:value="6.63439">
                <text:p>6.63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6257">
                <text:p>5.96257</text:p>
              </table:table-cell>
              <table:table-cell office:value-type="float" office:value="7.42824">
                <text:p>7.42824</text:p>
              </table:table-cell>
              <table:table-cell office:value-type="float" office:value="9.916557">
                <text:p>9.916557</text:p>
              </table:table-cell>
              <table:table-cell office:value-type="float" office:value="6.64186">
                <text:p>6.64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395">
                <text:p>5.98395</text:p>
              </table:table-cell>
              <table:table-cell office:value-type="float" office:value="7.3665">
                <text:p>7.3665</text:p>
              </table:table-cell>
              <table:table-cell office:value-type="float" office:value="9.964639">
                <text:p>9.964639</text:p>
              </table:table-cell>
              <table:table-cell office:value-type="float" office:value="6.6503">
                <text:p>6.6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0657">
                <text:p>6.00657</text:p>
              </table:table-cell>
              <table:table-cell office:value-type="float" office:value="7.30502">
                <text:p>7.30502</text:p>
              </table:table-cell>
              <table:table-cell office:value-type="float" office:value="10.01273">
                <text:p>10.01273</text:p>
              </table:table-cell>
              <table:table-cell office:value-type="float" office:value="6.65973">
                <text:p>6.65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3044">
                <text:p>6.03044</text:p>
              </table:table-cell>
              <table:table-cell office:value-type="float" office:value="7.24381">
                <text:p>7.24381</text:p>
              </table:table-cell>
              <table:table-cell office:value-type="float" office:value="10.0608">
                <text:p>10.0608</text:p>
              </table:table-cell>
              <table:table-cell office:value-type="float" office:value="6.67013">
                <text:p>6.67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56">
                <text:p>6.05556</text:p>
              </table:table-cell>
              <table:table-cell office:value-type="float" office:value="7.1829">
                <text:p>7.1829</text:p>
              </table:table-cell>
              <table:table-cell office:value-type="float" office:value="10.10884">
                <text:p>10.10884</text:p>
              </table:table-cell>
              <table:table-cell office:value-type="float" office:value="6.68152">
                <text:p>6.68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8192">
                <text:p>6.08192</text:p>
              </table:table-cell>
              <table:table-cell office:value-type="float" office:value="7.12231">
                <text:p>7.12231</text:p>
              </table:table-cell>
              <table:table-cell office:value-type="float" office:value="10.15683">
                <text:p>10.15683</text:p>
              </table:table-cell>
              <table:table-cell office:value-type="float" office:value="6.69389">
                <text:p>6.693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0953">
                <text:p>6.10953</text:p>
              </table:table-cell>
              <table:table-cell office:value-type="float" office:value="7.06207">
                <text:p>7.06207</text:p>
              </table:table-cell>
              <table:table-cell office:value-type="float" office:value="10.20474">
                <text:p>10.20474</text:p>
              </table:table-cell>
              <table:table-cell office:value-type="float" office:value="6.70725">
                <text:p>6.70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0973">
                <text:p>10.50973</text:p>
              </table:table-cell>
              <table:table-cell office:value-type="float" office:value="9.0284611">
                <text:p>9.0284611</text:p>
              </table:table-cell>
              <table:table-cell office:value-type="float" office:value="10.25256">
                <text:p>10.25256</text:p>
              </table:table-cell>
              <table:table-cell office:value-type="float" office:value="6.7216">
                <text:p>6.7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277">
                <text:p>10.58277</text:p>
              </table:table-cell>
              <table:table-cell office:value-type="float" office:value="9.592403">
                <text:p>9.592403</text:p>
              </table:table-cell>
              <table:table-cell office:value-type="float" office:value="10.30026">
                <text:p>10.30026</text:p>
              </table:table-cell>
              <table:table-cell office:value-type="float" office:value="6.73695">
                <text:p>6.73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3837">
                <text:p>6.13837</text:p>
              </table:table-cell>
              <table:table-cell office:value-type="float" office:value="7.00221">
                <text:p>7.00221</text:p>
              </table:table-cell>
              <table:table-cell office:value-type="float" office:value="10.34783">
                <text:p>10.34783</text:p>
              </table:table-cell>
              <table:table-cell office:value-type="float" office:value="6.75328">
                <text:p>6.75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6844">
                <text:p>6.16844</text:p>
              </table:table-cell>
              <table:table-cell office:value-type="float" office:value="6.94275">
                <text:p>6.94275</text:p>
              </table:table-cell>
              <table:table-cell office:value-type="float" office:value="10.39524">
                <text:p>10.39524</text:p>
              </table:table-cell>
              <table:table-cell office:value-type="float" office:value="6.77061">
                <text:p>6.770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9974">
                <text:p>6.19974</text:p>
              </table:table-cell>
              <table:table-cell office:value-type="float" office:value="6.88372">
                <text:p>6.88372</text:p>
              </table:table-cell>
              <table:table-cell office:value-type="float" office:value="10.44248">
                <text:p>10.44248</text:p>
              </table:table-cell>
              <table:table-cell office:value-type="float" office:value="6.78893">
                <text:p>6.78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3226">
                <text:p>6.23226</text:p>
              </table:table-cell>
              <table:table-cell office:value-type="float" office:value="6.82513">
                <text:p>6.82513</text:p>
              </table:table-cell>
              <table:table-cell office:value-type="float" office:value="10.48952">
                <text:p>10.48952</text:p>
              </table:table-cell>
              <table:table-cell office:value-type="float" office:value="6.80824">
                <text:p>6.80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66">
                <text:p>6.266</text:p>
              </table:table-cell>
              <table:table-cell office:value-type="float" office:value="6.76703">
                <text:p>6.76703</text:p>
              </table:table-cell>
              <table:table-cell office:value-type="float" office:value="10.53634">
                <text:p>10.53634</text:p>
              </table:table-cell>
              <table:table-cell office:value-type="float" office:value="6.82854">
                <text:p>6.828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0095">
                <text:p>6.30095</text:p>
              </table:table-cell>
              <table:table-cell office:value-type="float" office:value="6.70942">
                <text:p>6.70942</text:p>
              </table:table-cell>
              <table:table-cell office:value-type="float" office:value="10.58293">
                <text:p>10.58293</text:p>
              </table:table-cell>
              <table:table-cell office:value-type="float" office:value="6.84983">
                <text:p>6.84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3711">
                <text:p>6.33711</text:p>
              </table:table-cell>
              <table:table-cell office:value-type="float" office:value="6.65234">
                <text:p>6.65234</text:p>
              </table:table-cell>
              <table:table-cell office:value-type="float" office:value="10.62925">
                <text:p>10.62925</text:p>
              </table:table-cell>
              <table:table-cell office:value-type="float" office:value="6.87211">
                <text:p>6.872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7445">
                <text:p>6.37445</text:p>
              </table:table-cell>
              <table:table-cell office:value-type="float" office:value="6.59582">
                <text:p>6.59582</text:p>
              </table:table-cell>
              <table:table-cell office:value-type="float" office:value="10.6753">
                <text:p>10.6753</text:p>
              </table:table-cell>
              <table:table-cell office:value-type="float" office:value="6.89537">
                <text:p>6.895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1299">
                <text:p>6.41299</text:p>
              </table:table-cell>
              <table:table-cell office:value-type="float" office:value="6.53986">
                <text:p>6.53986</text:p>
              </table:table-cell>
              <table:table-cell office:value-type="float" office:value="10.72104">
                <text:p>10.72104</text:p>
              </table:table-cell>
              <table:table-cell office:value-type="float" office:value="6.91961">
                <text:p>6.919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527">
                <text:p>6.4527</text:p>
              </table:table-cell>
              <table:table-cell office:value-type="float" office:value="6.48451">
                <text:p>6.48451</text:p>
              </table:table-cell>
              <table:table-cell office:value-type="float" office:value="10.76647">
                <text:p>10.76647</text:p>
              </table:table-cell>
              <table:table-cell office:value-type="float" office:value="6.94484">
                <text:p>6.94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8062">
                <text:p>10.58062</text:p>
              </table:table-cell>
              <table:table-cell office:value-type="float" office:value="9.625812">
                <text:p>9.625812</text:p>
              </table:table-cell>
              <table:table-cell office:value-type="float" office:value="10.81155">
                <text:p>10.81155</text:p>
              </table:table-cell>
              <table:table-cell office:value-type="float" office:value="6.97104">
                <text:p>6.97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9359">
                <text:p>6.49359</text:p>
              </table:table-cell>
              <table:table-cell office:value-type="float" office:value="6.42979">
                <text:p>6.42979</text:p>
              </table:table-cell>
              <table:table-cell office:value-type="float" office:value="10.85627">
                <text:p>10.85627</text:p>
              </table:table-cell>
              <table:table-cell office:value-type="float" office:value="6.99821">
                <text:p>6.99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3563">
                <text:p>6.53563</text:p>
              </table:table-cell>
              <table:table-cell office:value-type="float" office:value="6.37571">
                <text:p>6.37571</text:p>
              </table:table-cell>
              <table:table-cell office:value-type="float" office:value="10.90061">
                <text:p>10.90061</text:p>
              </table:table-cell>
              <table:table-cell office:value-type="float" office:value="7.02635">
                <text:p>7.02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7882">
                <text:p>6.57882</text:p>
              </table:table-cell>
              <table:table-cell office:value-type="float" office:value="6.32231">
                <text:p>6.32231</text:p>
              </table:table-cell>
              <table:table-cell office:value-type="float" office:value="10.94454">
                <text:p>10.94454</text:p>
              </table:table-cell>
              <table:table-cell office:value-type="float" office:value="7.05546">
                <text:p>7.055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2316">
                <text:p>6.62316</text:p>
              </table:table-cell>
              <table:table-cell office:value-type="float" office:value="6.26961">
                <text:p>6.26961</text:p>
              </table:table-cell>
              <table:table-cell office:value-type="float" office:value="10.98805">
                <text:p>10.98805</text:p>
              </table:table-cell>
              <table:table-cell office:value-type="float" office:value="7.08552">
                <text:p>7.085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6862">
                <text:p>6.66862</text:p>
              </table:table-cell>
              <table:table-cell office:value-type="float" office:value="6.21763">
                <text:p>6.21763</text:p>
              </table:table-cell>
              <table:table-cell office:value-type="float" office:value="11.03112">
                <text:p>11.03112</text:p>
              </table:table-cell>
              <table:table-cell office:value-type="float" office:value="7.11653">
                <text:p>7.11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152">
                <text:p>6.7152</text:p>
              </table:table-cell>
              <table:table-cell office:value-type="float" office:value="6.1664">
                <text:p>6.1664</text:p>
              </table:table-cell>
              <table:table-cell office:value-type="float" office:value="11.07372">
                <text:p>11.07372</text:p>
              </table:table-cell>
              <table:table-cell office:value-type="float" office:value="7.14849">
                <text:p>7.148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6289">
                <text:p>6.76289</text:p>
              </table:table-cell>
              <table:table-cell office:value-type="float" office:value="6.11593">
                <text:p>6.11593</text:p>
              </table:table-cell>
              <table:table-cell office:value-type="float" office:value="11.11583">
                <text:p>11.11583</text:p>
              </table:table-cell>
              <table:table-cell office:value-type="float" office:value="7.18138">
                <text:p>7.18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1167">
                <text:p>6.81167</text:p>
              </table:table-cell>
              <table:table-cell office:value-type="float" office:value="6.06626">
                <text:p>6.06626</text:p>
              </table:table-cell>
              <table:table-cell office:value-type="float" office:value="11.15744">
                <text:p>11.15744</text:p>
              </table:table-cell>
              <table:table-cell office:value-type="float" office:value="7.21521">
                <text:p>7.21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6153">
                <text:p>6.86153</text:p>
              </table:table-cell>
              <table:table-cell office:value-type="float" office:value="6.01741">
                <text:p>6.01741</text:p>
              </table:table-cell>
              <table:table-cell office:value-type="float" office:value="11.19852">
                <text:p>11.19852</text:p>
              </table:table-cell>
              <table:table-cell office:value-type="float" office:value="7.24997">
                <text:p>7.24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1245">
                <text:p>6.91245</text:p>
              </table:table-cell>
              <table:table-cell office:value-type="float" office:value="5.9694">
                <text:p>5.9694</text:p>
              </table:table-cell>
              <table:table-cell office:value-type="float" office:value="11.23905">
                <text:p>11.23905</text:p>
              </table:table-cell>
              <table:table-cell office:value-type="float" office:value="7.28564">
                <text:p>7.28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7777">
                <text:p>10.57777</text:p>
              </table:table-cell>
              <table:table-cell office:value-type="float" office:value="9.659349">
                <text:p>9.659349</text:p>
              </table:table-cell>
              <table:table-cell office:value-type="float" office:value="11.27902">
                <text:p>11.27902</text:p>
              </table:table-cell>
              <table:table-cell office:value-type="float" office:value="7.32222">
                <text:p>7.3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6443">
                <text:p>6.96443</text:p>
              </table:table-cell>
              <table:table-cell office:value-type="float" office:value="5.92225">
                <text:p>5.92225</text:p>
              </table:table-cell>
              <table:table-cell office:value-type="float" office:value="11.3184">
                <text:p>11.3184</text:p>
              </table:table-cell>
              <table:table-cell office:value-type="float" office:value="7.35969">
                <text:p>7.35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1744">
                <text:p>7.01744</text:p>
              </table:table-cell>
              <table:table-cell office:value-type="float" office:value="5.87599">
                <text:p>5.87599</text:p>
              </table:table-cell>
              <table:table-cell office:value-type="float" office:value="11.35718">
                <text:p>11.35718</text:p>
              </table:table-cell>
              <table:table-cell office:value-type="float" office:value="7.39806">
                <text:p>7.39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7148">
                <text:p>7.07148</text:p>
              </table:table-cell>
              <table:table-cell office:value-type="float" office:value="5.83063">
                <text:p>5.83063</text:p>
              </table:table-cell>
              <table:table-cell office:value-type="float" office:value="11.39533">
                <text:p>11.39533</text:p>
              </table:table-cell>
              <table:table-cell office:value-type="float" office:value="7.43731">
                <text:p>7.43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2652">
                <text:p>7.12652</text:p>
              </table:table-cell>
              <table:table-cell office:value-type="float" office:value="5.7862">
                <text:p>5.7862</text:p>
              </table:table-cell>
              <table:table-cell office:value-type="float" office:value="11.43284">
                <text:p>11.43284</text:p>
              </table:table-cell>
              <table:table-cell office:value-type="float" office:value="7.47743">
                <text:p>7.47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8256">
                <text:p>7.18256</text:p>
              </table:table-cell>
              <table:table-cell office:value-type="float" office:value="5.74273">
                <text:p>5.74273</text:p>
              </table:table-cell>
              <table:table-cell office:value-type="float" office:value="11.46968">
                <text:p>11.46968</text:p>
              </table:table-cell>
              <table:table-cell office:value-type="float" office:value="7.51841">
                <text:p>7.518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3957">
                <text:p>7.23957</text:p>
              </table:table-cell>
              <table:table-cell office:value-type="float" office:value="5.70023">
                <text:p>5.70023</text:p>
              </table:table-cell>
              <table:table-cell office:value-type="float" office:value="11.50583">
                <text:p>11.50583</text:p>
              </table:table-cell>
              <table:table-cell office:value-type="float" office:value="7.56025">
                <text:p>7.56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9754">
                <text:p>7.29754</text:p>
              </table:table-cell>
              <table:table-cell office:value-type="float" office:value="5.65873">
                <text:p>5.65873</text:p>
              </table:table-cell>
              <table:table-cell office:value-type="float" office:value="11.54129">
                <text:p>11.54129</text:p>
              </table:table-cell>
              <table:table-cell office:value-type="float" office:value="7.60291">
                <text:p>7.60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644">
                <text:p>7.35644</text:p>
              </table:table-cell>
              <table:table-cell office:value-type="float" office:value="5.61824">
                <text:p>5.61824</text:p>
              </table:table-cell>
              <table:table-cell office:value-type="float" office:value="11.57602">
                <text:p>11.57602</text:p>
              </table:table-cell>
              <table:table-cell office:value-type="float" office:value="7.64641">
                <text:p>7.64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1628">
                <text:p>7.41628</text:p>
              </table:table-cell>
              <table:table-cell office:value-type="float" office:value="5.57878">
                <text:p>5.57878</text:p>
              </table:table-cell>
              <table:table-cell office:value-type="float" office:value="11.61002">
                <text:p>11.61002</text:p>
              </table:table-cell>
              <table:table-cell office:value-type="float" office:value="7.69072">
                <text:p>7.690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7701">
                <text:p>7.47701</text:p>
              </table:table-cell>
              <table:table-cell office:value-type="float" office:value="5.54039">
                <text:p>5.54039</text:p>
              </table:table-cell>
              <table:table-cell office:value-type="float" office:value="11.64325">
                <text:p>11.64325</text:p>
              </table:table-cell>
              <table:table-cell office:value-type="float" office:value="7.73583">
                <text:p>7.73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7421">
                <text:p>10.57421</text:p>
              </table:table-cell>
              <table:table-cell office:value-type="float" office:value="9.692999">
                <text:p>9.692999</text:p>
              </table:table-cell>
              <table:table-cell office:value-type="float" office:value="11.67571">
                <text:p>11.67571</text:p>
              </table:table-cell>
              <table:table-cell office:value-type="float" office:value="7.78174">
                <text:p>7.781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3864">
                <text:p>7.53864</text:p>
              </table:table-cell>
              <table:table-cell office:value-type="float" office:value="5.50307">
                <text:p>5.50307</text:p>
              </table:table-cell>
              <table:table-cell office:value-type="float" office:value="11.70738">
                <text:p>11.70738</text:p>
              </table:table-cell>
              <table:table-cell office:value-type="float" office:value="7.82841">
                <text:p>7.828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0113">
                <text:p>7.60113</text:p>
              </table:table-cell>
              <table:table-cell office:value-type="float" office:value="5.46685">
                <text:p>5.46685</text:p>
              </table:table-cell>
              <table:table-cell office:value-type="float" office:value="11.73823">
                <text:p>11.73823</text:p>
              </table:table-cell>
              <table:table-cell office:value-type="float" office:value="7.87585">
                <text:p>7.87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6446">
                <text:p>7.66446</text:p>
              </table:table-cell>
              <table:table-cell office:value-type="float" office:value="5.43174">
                <text:p>5.43174</text:p>
              </table:table-cell>
              <table:table-cell office:value-type="float" office:value="11.76825">
                <text:p>11.76825</text:p>
              </table:table-cell>
              <table:table-cell office:value-type="float" office:value="7.92404">
                <text:p>7.92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2863">
                <text:p>7.72863</text:p>
              </table:table-cell>
              <table:table-cell office:value-type="float" office:value="5.39778">
                <text:p>5.39778</text:p>
              </table:table-cell>
              <table:table-cell office:value-type="float" office:value="11.79743">
                <text:p>11.79743</text:p>
              </table:table-cell>
              <table:table-cell office:value-type="float" office:value="7.97296">
                <text:p>7.97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936">
                <text:p>7.7936</text:p>
              </table:table-cell>
              <table:table-cell office:value-type="float" office:value="5.36496">
                <text:p>5.36496</text:p>
              </table:table-cell>
              <table:table-cell office:value-type="float" office:value="11.82574">
                <text:p>11.82574</text:p>
              </table:table-cell>
              <table:table-cell office:value-type="float" office:value="8.022605">
                <text:p>8.022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936">
                <text:p>7.85936</text:p>
              </table:table-cell>
              <table:table-cell office:value-type="float" office:value="5.33332">
                <text:p>5.33332</text:p>
              </table:table-cell>
              <table:table-cell office:value-type="float" office:value="11.85317">
                <text:p>11.85317</text:p>
              </table:table-cell>
              <table:table-cell office:value-type="float" office:value="8.072949">
                <text:p>8.0729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2588">
                <text:p>7.92588</text:p>
              </table:table-cell>
              <table:table-cell office:value-type="float" office:value="5.30287">
                <text:p>5.30287</text:p>
              </table:table-cell>
              <table:table-cell office:value-type="float" office:value="11.8797">
                <text:p>11.8797</text:p>
              </table:table-cell>
              <table:table-cell office:value-type="float" office:value="8.123981">
                <text:p>8.1239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9315">
                <text:p>7.99315</text:p>
              </table:table-cell>
              <table:table-cell office:value-type="float" office:value="5.27363">
                <text:p>5.27363</text:p>
              </table:table-cell>
              <table:table-cell office:value-type="float" office:value="11.90532">
                <text:p>11.90532</text:p>
              </table:table-cell>
              <table:table-cell office:value-type="float" office:value="8.175685">
                <text:p>8.175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61141">
                <text:p>8.061141</text:p>
              </table:table-cell>
              <table:table-cell office:value-type="float" office:value="5.24561">
                <text:p>5.24561</text:p>
              </table:table-cell>
              <table:table-cell office:value-type="float" office:value="11.93001">
                <text:p>11.93001</text:p>
              </table:table-cell>
              <table:table-cell office:value-type="float" office:value="8.228045">
                <text:p>8.228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129829">
                <text:p>8.129829</text:p>
              </table:table-cell>
              <table:table-cell office:value-type="float" office:value="5.21884">
                <text:p>5.21884</text:p>
              </table:table-cell>
              <table:table-cell office:value-type="float" office:value="11.95376">
                <text:p>11.95376</text:p>
              </table:table-cell>
              <table:table-cell office:value-type="float" office:value="8.281043">
                <text:p>8.2810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6995">
                <text:p>10.56995</text:p>
              </table:table-cell>
              <table:table-cell office:value-type="float" office:value="9.726748">
                <text:p>9.726748</text:p>
              </table:table-cell>
              <table:table-cell office:value-type="float" office:value="11.97655">
                <text:p>11.97655</text:p>
              </table:table-cell>
              <table:table-cell office:value-type="float" office:value="8.334663">
                <text:p>8.334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99194">
                <text:p>8.199194</text:p>
              </table:table-cell>
              <table:table-cell office:value-type="float" office:value="5.19332">
                <text:p>5.19332</text:p>
              </table:table-cell>
              <table:table-cell office:value-type="float" office:value="11.99836">
                <text:p>11.99836</text:p>
              </table:table-cell>
              <table:table-cell office:value-type="float" office:value="8.388887">
                <text:p>8.3888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69213">
                <text:p>8.269213</text:p>
              </table:table-cell>
              <table:table-cell office:value-type="float" office:value="5.16908">
                <text:p>5.16908</text:p>
              </table:table-cell>
              <table:table-cell office:value-type="float" office:value="12.01918">
                <text:p>12.01918</text:p>
              </table:table-cell>
              <table:table-cell office:value-type="float" office:value="8.443698">
                <text:p>8.4436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339861">
                <text:p>8.339861</text:p>
              </table:table-cell>
              <table:table-cell office:value-type="float" office:value="5.14613">
                <text:p>5.14613</text:p>
              </table:table-cell>
              <table:table-cell office:value-type="float" office:value="12.03899">
                <text:p>12.03899</text:p>
              </table:table-cell>
              <table:table-cell office:value-type="float" office:value="8.499078">
                <text:p>8.499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11116">
                <text:p>8.411116</text:p>
              </table:table-cell>
              <table:table-cell office:value-type="float" office:value="5.12449">
                <text:p>5.12449</text:p>
              </table:table-cell>
              <table:table-cell office:value-type="float" office:value="12.05779">
                <text:p>12.05779</text:p>
              </table:table-cell>
              <table:table-cell office:value-type="float" office:value="8.555007">
                <text:p>8.555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82952">
                <text:p>8.482952</text:p>
              </table:table-cell>
              <table:table-cell office:value-type="float" office:value="5.10416">
                <text:p>5.10416</text:p>
              </table:table-cell>
              <table:table-cell office:value-type="float" office:value="12.07556">
                <text:p>12.07556</text:p>
              </table:table-cell>
              <table:table-cell office:value-type="float" office:value="8.611467">
                <text:p>8.6114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55346">
                <text:p>8.555346</text:p>
              </table:table-cell>
              <table:table-cell office:value-type="float" office:value="5.08517">
                <text:p>5.08517</text:p>
              </table:table-cell>
              <table:table-cell office:value-type="float" office:value="12.09228">
                <text:p>12.09228</text:p>
              </table:table-cell>
              <table:table-cell office:value-type="float" office:value="8.668439">
                <text:p>8.6684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28272">
                <text:p>8.628272</text:p>
              </table:table-cell>
              <table:table-cell office:value-type="float" office:value="5.06753">
                <text:p>5.06753</text:p>
              </table:table-cell>
              <table:table-cell office:value-type="float" office:value="12.10794">
                <text:p>12.10794</text:p>
              </table:table-cell>
              <table:table-cell office:value-type="float" office:value="8.725904">
                <text:p>8.7259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701706">
                <text:p>8.701706</text:p>
              </table:table-cell>
              <table:table-cell office:value-type="float" office:value="5.05125">
                <text:p>5.05125</text:p>
              </table:table-cell>
              <table:table-cell office:value-type="float" office:value="12.12253">
                <text:p>12.12253</text:p>
              </table:table-cell>
              <table:table-cell office:value-type="float" office:value="8.783842">
                <text:p>8.783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775621">
                <text:p>8.775621</text:p>
              </table:table-cell>
              <table:table-cell office:value-type="float" office:value="5.03635">
                <text:p>5.03635</text:p>
              </table:table-cell>
              <table:table-cell office:value-type="float" office:value="12.13603">
                <text:p>12.13603</text:p>
              </table:table-cell>
              <table:table-cell office:value-type="float" office:value="8.842233">
                <text:p>8.842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49993">
                <text:p>8.849993</text:p>
              </table:table-cell>
              <table:table-cell office:value-type="float" office:value="5.02283">
                <text:p>5.02283</text:p>
              </table:table-cell>
              <table:table-cell office:value-type="float" office:value="12.14845">
                <text:p>12.14845</text:p>
              </table:table-cell>
              <table:table-cell office:value-type="float" office:value="8.9010561">
                <text:p>8.90105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497">
                <text:p>10.56497</text:p>
              </table:table-cell>
              <table:table-cell office:value-type="float" office:value="9.760581">
                <text:p>9.760581</text:p>
              </table:table-cell>
              <table:table-cell office:value-type="float" office:value="12.15975">
                <text:p>12.15975</text:p>
              </table:table-cell>
              <table:table-cell office:value-type="float" office:value="8.9602913">
                <text:p>8.9602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9247947">
                <text:p>8.9247947</text:p>
              </table:table-cell>
              <table:table-cell office:value-type="float" office:value="5.01071">
                <text:p>5.01071</text:p>
              </table:table-cell>
              <table:table-cell office:value-type="float" office:value="12.16994">
                <text:p>12.16994</text:p>
              </table:table-cell>
              <table:table-cell office:value-type="float" office:value="9.0199176">
                <text:p>9.0199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.179">
                <text:p>12.179</text:p>
              </table:table-cell>
              <table:table-cell office:value-type="float" office:value="9.0799137">
                <text:p>9.0799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0755822">
                <text:p>9.0755822</text:p>
              </table:table-cell>
              <table:table-cell office:value-type="float" office:value="4.99071">
                <text:p>4.99071</text:p>
              </table:table-cell>
              <table:table-cell office:value-type="float" office:value="12.18692">
                <text:p>12.18692</text:p>
              </table:table-cell>
              <table:table-cell office:value-type="float" office:value="9.140258">
                <text:p>9.140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51515">
                <text:p>9.151515</text:p>
              </table:table-cell>
              <table:table-cell office:value-type="float" office:value="4.98286">
                <text:p>4.98286</text:p>
              </table:table-cell>
              <table:table-cell office:value-type="float" office:value="12.19369">
                <text:p>12.19369</text:p>
              </table:table-cell>
              <table:table-cell office:value-type="float" office:value="9.20093">
                <text:p>9.200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2777">
                <text:p>9.22777</text:p>
              </table:table-cell>
              <table:table-cell office:value-type="float" office:value="4.97644">
                <text:p>4.97644</text:p>
              </table:table-cell>
              <table:table-cell office:value-type="float" office:value="12.1993">
                <text:p>12.1993</text:p>
              </table:table-cell>
              <table:table-cell office:value-type="float" office:value="9.261906">
                <text:p>9.2619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0432">
                <text:p>9.30432</text:p>
              </table:table-cell>
              <table:table-cell office:value-type="float" office:value="4.97148">
                <text:p>4.97148</text:p>
              </table:table-cell>
              <table:table-cell office:value-type="float" office:value="12.20374">
                <text:p>12.20374</text:p>
              </table:table-cell>
              <table:table-cell office:value-type="float" office:value="9.323165">
                <text:p>9.3231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381139">
                <text:p>9.381139</text:p>
              </table:table-cell>
              <table:table-cell office:value-type="float" office:value="4.96797">
                <text:p>4.96797</text:p>
              </table:table-cell>
              <table:table-cell office:value-type="float" office:value="12.20701">
                <text:p>12.20701</text:p>
              </table:table-cell>
              <table:table-cell office:value-type="float" office:value="9.384684">
                <text:p>9.384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8197">
                <text:p>9.458197</text:p>
              </table:table-cell>
              <table:table-cell office:value-type="float" office:value="4.96594">
                <text:p>4.96594</text:p>
              </table:table-cell>
              <table:table-cell office:value-type="float" office:value="12.2091">
                <text:p>12.2091</text:p>
              </table:table-cell>
              <table:table-cell office:value-type="float" office:value="9.446441">
                <text:p>9.4464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35467">
                <text:p>9.535467</text:p>
              </table:table-cell>
              <table:table-cell office:value-type="float" office:value="4.96538">
                <text:p>4.96538</text:p>
              </table:table-cell>
              <table:table-cell office:value-type="float" office:value="12.20999">
                <text:p>12.20999</text:p>
              </table:table-cell>
              <table:table-cell office:value-type="float" office:value="9.508412">
                <text:p>9.508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61292">
                <text:p>9.61292</text:p>
              </table:table-cell>
              <table:table-cell office:value-type="float" office:value="4.9663">
                <text:p>4.9663</text:p>
              </table:table-cell>
              <table:table-cell office:value-type="float" office:value="12.20968">
                <text:p>12.20968</text:p>
              </table:table-cell>
              <table:table-cell office:value-type="float" office:value="9.570575">
                <text:p>9.5705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5926">
                <text:p>10.55926</text:p>
              </table:table-cell>
              <table:table-cell office:value-type="float" office:value="9.794483">
                <text:p>9.794483</text:p>
              </table:table-cell>
              <table:table-cell office:value-type="float" office:value="12.20817">
                <text:p>12.20817</text:p>
              </table:table-cell>
              <table:table-cell office:value-type="float" office:value="9.632907">
                <text:p>9.632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690529">
                <text:p>9.690529</text:p>
              </table:table-cell>
              <table:table-cell office:value-type="float" office:value="4.96871">
                <text:p>4.96871</text:p>
              </table:table-cell>
              <table:table-cell office:value-type="float" office:value="12.20544">
                <text:p>12.20544</text:p>
              </table:table-cell>
              <table:table-cell office:value-type="float" office:value="9.695383">
                <text:p>9.6953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768263">
                <text:p>9.768263</text:p>
              </table:table-cell>
              <table:table-cell office:value-type="float" office:value="4.97262">
                <text:p>4.97262</text:p>
              </table:table-cell>
              <table:table-cell office:value-type="float" office:value="12.20149">
                <text:p>12.20149</text:p>
              </table:table-cell>
              <table:table-cell office:value-type="float" office:value="9.757981">
                <text:p>9.757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46095">
                <text:p>9.846095</text:p>
              </table:table-cell>
              <table:table-cell office:value-type="float" office:value="4.97803">
                <text:p>4.97803</text:p>
              </table:table-cell>
              <table:table-cell office:value-type="float" office:value="12.19632">
                <text:p>12.19632</text:p>
              </table:table-cell>
              <table:table-cell office:value-type="float" office:value="9.820677">
                <text:p>9.820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23996">
                <text:p>9.923996</text:p>
              </table:table-cell>
              <table:table-cell office:value-type="float" office:value="4.98495">
                <text:p>4.98495</text:p>
              </table:table-cell>
              <table:table-cell office:value-type="float" office:value="12.18993">
                <text:p>12.18993</text:p>
              </table:table-cell>
              <table:table-cell office:value-type="float" office:value="9.883446">
                <text:p>9.8834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00193">
                <text:p>10.00193</text:p>
              </table:table-cell>
              <table:table-cell office:value-type="float" office:value="4.99338">
                <text:p>4.99338</text:p>
              </table:table-cell>
              <table:table-cell office:value-type="float" office:value="12.18229">
                <text:p>12.18229</text:p>
              </table:table-cell>
              <table:table-cell office:value-type="float" office:value="9.946264">
                <text:p>9.946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07988">
                <text:p>10.07988</text:p>
              </table:table-cell>
              <table:table-cell office:value-type="float" office:value="5.00332">
                <text:p>5.00332</text:p>
              </table:table-cell>
              <table:table-cell office:value-type="float" office:value="12.17342">
                <text:p>12.17342</text:p>
              </table:table-cell>
              <table:table-cell office:value-type="float" office:value="10.00911">
                <text:p>10.00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5781">
                <text:p>10.15781</text:p>
              </table:table-cell>
              <table:table-cell office:value-type="float" office:value="5.01478">
                <text:p>5.01478</text:p>
              </table:table-cell>
              <table:table-cell office:value-type="float" office:value="12.16331">
                <text:p>12.16331</text:p>
              </table:table-cell>
              <table:table-cell office:value-type="float" office:value="10.07195">
                <text:p>10.07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3569">
                <text:p>10.23569</text:p>
              </table:table-cell>
              <table:table-cell office:value-type="float" office:value="5.02776">
                <text:p>5.02776</text:p>
              </table:table-cell>
              <table:table-cell office:value-type="float" office:value="12.15195">
                <text:p>12.15195</text:p>
              </table:table-cell>
              <table:table-cell office:value-type="float" office:value="10.13477">
                <text:p>10.13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31349">
                <text:p>10.31349</text:p>
              </table:table-cell>
              <table:table-cell office:value-type="float" office:value="5.04227">
                <text:p>5.04227</text:p>
              </table:table-cell>
              <table:table-cell office:value-type="float" office:value="12.13935">
                <text:p>12.13935</text:p>
              </table:table-cell>
              <table:table-cell office:value-type="float" office:value="10.19754">
                <text:p>10.197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39119">
                <text:p>10.39119</text:p>
              </table:table-cell>
              <table:table-cell office:value-type="float" office:value="5.0583">
                <text:p>5.0583</text:p>
              </table:table-cell>
              <table:table-cell office:value-type="float" office:value="12.12549">
                <text:p>12.12549</text:p>
              </table:table-cell>
              <table:table-cell office:value-type="float" office:value="10.26024">
                <text:p>10.26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5283">
                <text:p>10.55283</text:p>
              </table:table-cell>
              <table:table-cell office:value-type="float" office:value="9.828439">
                <text:p>9.828439</text:p>
              </table:table-cell>
              <table:table-cell office:value-type="float" office:value="12.11038">
                <text:p>12.11038</text:p>
              </table:table-cell>
              <table:table-cell office:value-type="float" office:value="10.32284">
                <text:p>10.32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46874">
                <text:p>10.46874</text:p>
              </table:table-cell>
              <table:table-cell office:value-type="float" office:value="5.07586">
                <text:p>5.07586</text:p>
              </table:table-cell>
              <table:table-cell office:value-type="float" office:value="12.09402">
                <text:p>12.09402</text:p>
              </table:table-cell>
              <table:table-cell office:value-type="float" office:value="10.38532">
                <text:p>10.385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4612">
                <text:p>10.54612</text:p>
              </table:table-cell>
              <table:table-cell office:value-type="float" office:value="5.09494">
                <text:p>5.09494</text:p>
              </table:table-cell>
              <table:table-cell office:value-type="float" office:value="12.07641">
                <text:p>12.07641</text:p>
              </table:table-cell>
              <table:table-cell office:value-type="float" office:value="10.44765">
                <text:p>10.44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2331">
                <text:p>10.62331</text:p>
              </table:table-cell>
              <table:table-cell office:value-type="float" office:value="5.11555">
                <text:p>5.11555</text:p>
              </table:table-cell>
              <table:table-cell office:value-type="float" office:value="12.05755">
                <text:p>12.05755</text:p>
              </table:table-cell>
              <table:table-cell office:value-type="float" office:value="10.50981">
                <text:p>10.50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70027">
                <text:p>10.70027</text:p>
              </table:table-cell>
              <table:table-cell office:value-type="float" office:value="5.13768">
                <text:p>5.13768</text:p>
              </table:table-cell>
              <table:table-cell office:value-type="float" office:value="12.03743">
                <text:p>12.03743</text:p>
              </table:table-cell>
              <table:table-cell office:value-type="float" office:value="10.57176">
                <text:p>10.57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77696">
                <text:p>10.77696</text:p>
              </table:table-cell>
              <table:table-cell office:value-type="float" office:value="5.16134">
                <text:p>5.16134</text:p>
              </table:table-cell>
              <table:table-cell office:value-type="float" office:value="12.01605">
                <text:p>12.01605</text:p>
              </table:table-cell>
              <table:table-cell office:value-type="float" office:value="10.6335">
                <text:p>10.63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85337">
                <text:p>10.85337</text:p>
              </table:table-cell>
              <table:table-cell office:value-type="float" office:value="5.18652">
                <text:p>5.18652</text:p>
              </table:table-cell>
              <table:table-cell office:value-type="float" office:value="11.99343">
                <text:p>11.99343</text:p>
              </table:table-cell>
              <table:table-cell office:value-type="float" office:value="10.69498">
                <text:p>10.694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92946">
                <text:p>10.92946</text:p>
              </table:table-cell>
              <table:table-cell office:value-type="float" office:value="5.21322">
                <text:p>5.21322</text:p>
              </table:table-cell>
              <table:table-cell office:value-type="float" office:value="11.96956">
                <text:p>11.96956</text:p>
              </table:table-cell>
              <table:table-cell office:value-type="float" office:value="10.75619">
                <text:p>10.75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0052">
                <text:p>11.0052</text:p>
              </table:table-cell>
              <table:table-cell office:value-type="float" office:value="5.24144">
                <text:p>5.24144</text:p>
              </table:table-cell>
              <table:table-cell office:value-type="float" office:value="11.94444">
                <text:p>11.94444</text:p>
              </table:table-cell>
              <table:table-cell office:value-type="float" office:value="10.8171">
                <text:p>10.81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08056">
                <text:p>11.08056</text:p>
              </table:table-cell>
              <table:table-cell office:value-type="float" office:value="5.27117">
                <text:p>5.27117</text:p>
              </table:table-cell>
              <table:table-cell office:value-type="float" office:value="11.91808">
                <text:p>11.91808</text:p>
              </table:table-cell>
              <table:table-cell office:value-type="float" office:value="10.87769">
                <text:p>10.877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15551">
                <text:p>11.15551</text:p>
              </table:table-cell>
              <table:table-cell office:value-type="float" office:value="5.30241">
                <text:p>5.30241</text:p>
              </table:table-cell>
              <table:table-cell office:value-type="float" office:value="11.89047">
                <text:p>11.89047</text:p>
              </table:table-cell>
              <table:table-cell office:value-type="float" office:value="10.93793">
                <text:p>10.93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4567">
                <text:p>10.54567</text:p>
              </table:table-cell>
              <table:table-cell office:value-type="float" office:value="9.862433">
                <text:p>9.862433</text:p>
              </table:table-cell>
              <table:table-cell office:value-type="float" office:value="11.86163">
                <text:p>11.86163</text:p>
              </table:table-cell>
              <table:table-cell office:value-type="float" office:value="10.99779">
                <text:p>10.997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23002">
                <text:p>11.23002</text:p>
              </table:table-cell>
              <table:table-cell office:value-type="float" office:value="5.33515">
                <text:p>5.33515</text:p>
              </table:table-cell>
              <table:table-cell office:value-type="float" office:value="11.83156">
                <text:p>11.83156</text:p>
              </table:table-cell>
              <table:table-cell office:value-type="float" office:value="11.05725">
                <text:p>11.05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30406">
                <text:p>11.30406</text:p>
              </table:table-cell>
              <table:table-cell office:value-type="float" office:value="5.36939">
                <text:p>5.36939</text:p>
              </table:table-cell>
              <table:table-cell office:value-type="float" office:value="11.80026">
                <text:p>11.80026</text:p>
              </table:table-cell>
              <table:table-cell office:value-type="float" office:value="11.11628">
                <text:p>11.116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37759">
                <text:p>11.37759</text:p>
              </table:table-cell>
              <table:table-cell office:value-type="float" office:value="5.40512">
                <text:p>5.40512</text:p>
              </table:table-cell>
              <table:table-cell office:value-type="float" office:value="11.76774">
                <text:p>11.76774</text:p>
              </table:table-cell>
              <table:table-cell office:value-type="float" office:value="11.17487">
                <text:p>11.174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4506">
                <text:p>11.4506</text:p>
              </table:table-cell>
              <table:table-cell office:value-type="float" office:value="5.44234">
                <text:p>5.44234</text:p>
              </table:table-cell>
              <table:table-cell office:value-type="float" office:value="11.734">
                <text:p>11.734</text:p>
              </table:table-cell>
              <table:table-cell office:value-type="float" office:value="11.23297">
                <text:p>11.23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2305">
                <text:p>11.52305</text:p>
              </table:table-cell>
              <table:table-cell office:value-type="float" office:value="5.48103">
                <text:p>5.48103</text:p>
              </table:table-cell>
              <table:table-cell office:value-type="float" office:value="11.69905">
                <text:p>11.69905</text:p>
              </table:table-cell>
              <table:table-cell office:value-type="float" office:value="11.29058">
                <text:p>11.29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59491">
                <text:p>11.59491</text:p>
              </table:table-cell>
              <table:table-cell office:value-type="float" office:value="5.5212">
                <text:p>5.5212</text:p>
              </table:table-cell>
              <table:table-cell office:value-type="float" office:value="11.66289">
                <text:p>11.66289</text:p>
              </table:table-cell>
              <table:table-cell office:value-type="float" office:value="11.34766">
                <text:p>11.347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6615">
                <text:p>11.66615</text:p>
              </table:table-cell>
              <table:table-cell office:value-type="float" office:value="5.56283">
                <text:p>5.56283</text:p>
              </table:table-cell>
              <table:table-cell office:value-type="float" office:value="11.62555">
                <text:p>11.62555</text:p>
              </table:table-cell>
              <table:table-cell office:value-type="float" office:value="11.40418">
                <text:p>11.404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73673">
                <text:p>11.73673</text:p>
              </table:table-cell>
              <table:table-cell office:value-type="float" office:value="5.6059">
                <text:p>5.6059</text:p>
              </table:table-cell>
              <table:table-cell office:value-type="float" office:value="11.58701">
                <text:p>11.58701</text:p>
              </table:table-cell>
              <table:table-cell office:value-type="float" office:value="11.46014">
                <text:p>11.46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0664">
                <text:p>11.80664</text:p>
              </table:table-cell>
              <table:table-cell office:value-type="float" office:value="5.65043">
                <text:p>5.65043</text:p>
              </table:table-cell>
              <table:table-cell office:value-type="float" office:value="11.5473">
                <text:p>11.5473</text:p>
              </table:table-cell>
              <table:table-cell office:value-type="float" office:value="11.51549">
                <text:p>11.515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7585">
                <text:p>11.87585</text:p>
              </table:table-cell>
              <table:table-cell office:value-type="float" office:value="5.69638">
                <text:p>5.69638</text:p>
              </table:table-cell>
              <table:table-cell office:value-type="float" office:value="11.50641">
                <text:p>11.50641</text:p>
              </table:table-cell>
              <table:table-cell office:value-type="float" office:value="11.57021">
                <text:p>11.57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3778">
                <text:p>10.53778</text:p>
              </table:table-cell>
              <table:table-cell office:value-type="float" office:value="9.896449">
                <text:p>9.896449</text:p>
              </table:table-cell>
              <table:table-cell office:value-type="float" office:value="11.46437">
                <text:p>11.46437</text:p>
              </table:table-cell>
              <table:table-cell office:value-type="float" office:value="11.62429">
                <text:p>11.62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94431">
                <text:p>11.94431</text:p>
              </table:table-cell>
              <table:table-cell office:value-type="float" office:value="5.74375">
                <text:p>5.74375</text:p>
              </table:table-cell>
              <table:table-cell office:value-type="float" office:value="11.42118">
                <text:p>11.42118</text:p>
              </table:table-cell>
              <table:table-cell office:value-type="float" office:value="11.67769">
                <text:p>11.677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1201">
                <text:p>12.01201</text:p>
              </table:table-cell>
              <table:table-cell office:value-type="float" office:value="5.79254">
                <text:p>5.79254</text:p>
              </table:table-cell>
              <table:table-cell office:value-type="float" office:value="11.37684">
                <text:p>11.37684</text:p>
              </table:table-cell>
              <table:table-cell office:value-type="float" office:value="11.73039">
                <text:p>11.73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07891">
                <text:p>12.07891</text:p>
              </table:table-cell>
              <table:table-cell office:value-type="float" office:value="5.84272">
                <text:p>5.84272</text:p>
              </table:table-cell>
              <table:table-cell office:value-type="float" office:value="11.33138">
                <text:p>11.33138</text:p>
              </table:table-cell>
              <table:table-cell office:value-type="float" office:value="11.78237">
                <text:p>11.782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14499">
                <text:p>12.14499</text:p>
              </table:table-cell>
              <table:table-cell office:value-type="float" office:value="5.89429">
                <text:p>5.89429</text:p>
              </table:table-cell>
              <table:table-cell office:value-type="float" office:value="11.2848">
                <text:p>11.2848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21021">
                <text:p>12.21021</text:p>
              </table:table-cell>
              <table:table-cell office:value-type="float" office:value="5.94723">
                <text:p>5.94723</text:p>
              </table:table-cell>
              <table:table-cell office:value-type="float" office:value="11.23711">
                <text:p>11.23711</text:p>
              </table:table-cell>
              <table:table-cell office:value-type="float" office:value="11.88407">
                <text:p>11.88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7456">
                <text:p>12.27456</text:p>
              </table:table-cell>
              <table:table-cell office:value-type="float" office:value="6.00152">
                <text:p>6.00152</text:p>
              </table:table-cell>
              <table:table-cell office:value-type="float" office:value="11.18833">
                <text:p>11.18833</text:p>
              </table:table-cell>
              <table:table-cell office:value-type="float" office:value="11.93374">
                <text:p>11.93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33799">
                <text:p>12.33799</text:p>
              </table:table-cell>
              <table:table-cell office:value-type="float" office:value="6.05716">
                <text:p>6.05716</text:p>
              </table:table-cell>
              <table:table-cell office:value-type="float" office:value="11.13847">
                <text:p>11.13847</text:p>
              </table:table-cell>
              <table:table-cell office:value-type="float" office:value="11.98259">
                <text:p>11.982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40049">
                <text:p>12.40049</text:p>
              </table:table-cell>
              <table:table-cell office:value-type="float" office:value="6.11413">
                <text:p>6.11413</text:p>
              </table:table-cell>
              <table:table-cell office:value-type="float" office:value="11.08755">
                <text:p>11.08755</text:p>
              </table:table-cell>
              <table:table-cell office:value-type="float" office:value="12.0306">
                <text:p>12.03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46203">
                <text:p>12.46203</text:p>
              </table:table-cell>
              <table:table-cell office:value-type="float" office:value="6.17241">
                <text:p>6.17241</text:p>
              </table:table-cell>
              <table:table-cell office:value-type="float" office:value="11.03557">
                <text:p>11.03557</text:p>
              </table:table-cell>
              <table:table-cell office:value-type="float" office:value="12.07775">
                <text:p>12.07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52257">
                <text:p>12.52257</text:p>
              </table:table-cell>
              <table:table-cell office:value-type="float" office:value="6.23199">
                <text:p>6.23199</text:p>
              </table:table-cell>
              <table:table-cell office:value-type="float" office:value="10.98256">
                <text:p>10.98256</text:p>
              </table:table-cell>
              <table:table-cell office:value-type="float" office:value="12.12401">
                <text:p>12.124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1892">
                <text:p>10.51892</text:p>
              </table:table-cell>
              <table:table-cell office:value-type="float" office:value="9.0572891">
                <text:p>9.0572891</text:p>
              </table:table-cell>
              <table:table-cell office:value-type="float" office:value="10.92852">
                <text:p>10.92852</text:p>
              </table:table-cell>
              <table:table-cell office:value-type="float" office:value="12.16937">
                <text:p>12.16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2916">
                <text:p>10.52916</text:p>
              </table:table-cell>
              <table:table-cell office:value-type="float" office:value="9.930473">
                <text:p>9.930473</text:p>
              </table:table-cell>
              <table:table-cell office:value-type="float" office:value="10.87348">
                <text:p>10.87348</text:p>
              </table:table-cell>
              <table:table-cell office:value-type="float" office:value="12.2138">
                <text:p>12.2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821">
                <text:p>12.5821</text:p>
              </table:table-cell>
              <table:table-cell office:value-type="float" office:value="6.29285">
                <text:p>6.29285</text:p>
              </table:table-cell>
              <table:table-cell office:value-type="float" office:value="10.81744">
                <text:p>10.81744</text:p>
              </table:table-cell>
              <table:table-cell office:value-type="float" office:value="12.25727">
                <text:p>12.25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4058">
                <text:p>12.64058</text:p>
              </table:table-cell>
              <table:table-cell office:value-type="float" office:value="6.35497">
                <text:p>6.35497</text:p>
              </table:table-cell>
              <table:table-cell office:value-type="float" office:value="10.76043">
                <text:p>10.76043</text:p>
              </table:table-cell>
              <table:table-cell office:value-type="float" office:value="12.29977">
                <text:p>12.299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9798">
                <text:p>12.69798</text:p>
              </table:table-cell>
              <table:table-cell office:value-type="float" office:value="6.41833">
                <text:p>6.41833</text:p>
              </table:table-cell>
              <table:table-cell office:value-type="float" office:value="10.70246">
                <text:p>10.70246</text:p>
              </table:table-cell>
              <table:table-cell office:value-type="float" office:value="12.34127">
                <text:p>12.341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5429">
                <text:p>12.75429</text:p>
              </table:table-cell>
              <table:table-cell office:value-type="float" office:value="6.48292">
                <text:p>6.48292</text:p>
              </table:table-cell>
              <table:table-cell office:value-type="float" office:value="10.64356">
                <text:p>10.64356</text:p>
              </table:table-cell>
              <table:table-cell office:value-type="float" office:value="12.38176">
                <text:p>12.38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0948">
                <text:p>12.80948</text:p>
              </table:table-cell>
              <table:table-cell office:value-type="float" office:value="6.54872">
                <text:p>6.54872</text:p>
              </table:table-cell>
              <table:table-cell office:value-type="float" office:value="10.58372">
                <text:p>10.58372</text:p>
              </table:table-cell>
              <table:table-cell office:value-type="float" office:value="12.42122">
                <text:p>12.421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86351">
                <text:p>12.86351</text:p>
              </table:table-cell>
              <table:table-cell office:value-type="float" office:value="6.61571">
                <text:p>6.61571</text:p>
              </table:table-cell>
              <table:table-cell office:value-type="float" office:value="10.52299">
                <text:p>10.52299</text:p>
              </table:table-cell>
              <table:table-cell office:value-type="float" office:value="12.45961">
                <text:p>12.45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91638">
                <text:p>12.91638</text:p>
              </table:table-cell>
              <table:table-cell office:value-type="float" office:value="6.68386">
                <text:p>6.68386</text:p>
              </table:table-cell>
              <table:table-cell office:value-type="float" office:value="10.46136">
                <text:p>10.46136</text:p>
              </table:table-cell>
              <table:table-cell office:value-type="float" office:value="12.49693">
                <text:p>12.4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96804">
                <text:p>12.96804</text:p>
              </table:table-cell>
              <table:table-cell office:value-type="float" office:value="6.75316">
                <text:p>6.75316</text:p>
              </table:table-cell>
              <table:table-cell office:value-type="float" office:value="10.39887">
                <text:p>10.39887</text:p>
              </table:table-cell>
              <table:table-cell office:value-type="float" office:value="12.53315">
                <text:p>12.53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01848">
                <text:p>13.01848</text:p>
              </table:table-cell>
              <table:table-cell office:value-type="float" office:value="6.82359">
                <text:p>6.82359</text:p>
              </table:table-cell>
              <table:table-cell office:value-type="float" office:value="10.33554">
                <text:p>10.33554</text:p>
              </table:table-cell>
              <table:table-cell office:value-type="float" office:value="12.56826">
                <text:p>12.568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06767">
                <text:p>13.06767</text:p>
              </table:table-cell>
              <table:table-cell office:value-type="float" office:value="6.89512">
                <text:p>6.89512</text:p>
              </table:table-cell>
              <table:table-cell office:value-type="float" office:value="10.27137">
                <text:p>10.27137</text:p>
              </table:table-cell>
              <table:table-cell office:value-type="float" office:value="12.60222">
                <text:p>12.60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51979">
                <text:p>10.51979</text:p>
              </table:table-cell>
              <table:table-cell office:value-type="float" office:value="9.964488">
                <text:p>9.964488</text:p>
              </table:table-cell>
              <table:table-cell office:value-type="float" office:value="10.2064">
                <text:p>10.2064</text:p>
              </table:table-cell>
              <table:table-cell office:value-type="float" office:value="12.63504">
                <text:p>12.635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11558">
                <text:p>13.11558</text:p>
              </table:table-cell>
              <table:table-cell office:value-type="float" office:value="6.96774">
                <text:p>6.96774</text:p>
              </table:table-cell>
              <table:table-cell office:value-type="float" office:value="10.14064">
                <text:p>10.14064</text:p>
              </table:table-cell>
              <table:table-cell office:value-type="float" office:value="12.66668">
                <text:p>12.66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1622">
                <text:p>13.1622</text:p>
              </table:table-cell>
              <table:table-cell office:value-type="float" office:value="7.04142">
                <text:p>7.04142</text:p>
              </table:table-cell>
              <table:table-cell office:value-type="float" office:value="10.07412">
                <text:p>10.07412</text:p>
              </table:table-cell>
              <table:table-cell office:value-type="float" office:value="12.69713">
                <text:p>12.69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20751">
                <text:p>13.20751</text:p>
              </table:table-cell>
              <table:table-cell office:value-type="float" office:value="7.11613">
                <text:p>7.11613</text:p>
              </table:table-cell>
              <table:table-cell office:value-type="float" office:value="10.00685">
                <text:p>10.00685</text:p>
              </table:table-cell>
              <table:table-cell office:value-type="float" office:value="12.72637">
                <text:p>12.726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25147">
                <text:p>13.25147</text:p>
              </table:table-cell>
              <table:table-cell office:value-type="float" office:value="7.19185">
                <text:p>7.19185</text:p>
              </table:table-cell>
              <table:table-cell office:value-type="float" office:value="9.938859">
                <text:p>9.938859</text:p>
              </table:table-cell>
              <table:table-cell office:value-type="float" office:value="12.75439">
                <text:p>12.754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29407">
                <text:p>13.29407</text:p>
              </table:table-cell>
              <table:table-cell office:value-type="float" office:value="7.26857">
                <text:p>7.26857</text:p>
              </table:table-cell>
              <table:table-cell office:value-type="float" office:value="9.870171">
                <text:p>9.870171</text:p>
              </table:table-cell>
              <table:table-cell office:value-type="float" office:value="12.78116">
                <text:p>12.781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33529">
                <text:p>13.33529</text:p>
              </table:table-cell>
              <table:table-cell office:value-type="float" office:value="7.34625">
                <text:p>7.34625</text:p>
              </table:table-cell>
              <table:table-cell office:value-type="float" office:value="9.800806">
                <text:p>9.800806</text:p>
              </table:table-cell>
              <table:table-cell office:value-type="float" office:value="12.80668">
                <text:p>12.806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3751">
                <text:p>13.3751</text:p>
              </table:table-cell>
              <table:table-cell office:value-type="float" office:value="7.42487">
                <text:p>7.42487</text:p>
              </table:table-cell>
              <table:table-cell office:value-type="float" office:value="9.730787">
                <text:p>9.730787</text:p>
              </table:table-cell>
              <table:table-cell office:value-type="float" office:value="12.83092">
                <text:p>12.83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41348">
                <text:p>13.41348</text:p>
              </table:table-cell>
              <table:table-cell office:value-type="float" office:value="7.5044">
                <text:p>7.5044</text:p>
              </table:table-cell>
              <table:table-cell office:value-type="float" office:value="9.660139">
                <text:p>9.660139</text:p>
              </table:table-cell>
              <table:table-cell office:value-type="float" office:value="12.85387">
                <text:p>12.853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45041">
                <text:p>13.45041</text:p>
              </table:table-cell>
              <table:table-cell office:value-type="float" office:value="7.58483">
                <text:p>7.58483</text:p>
              </table:table-cell>
              <table:table-cell office:value-type="float" office:value="9.588884">
                <text:p>9.588884</text:p>
              </table:table-cell>
              <table:table-cell office:value-type="float" office:value="12.87551">
                <text:p>12.875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48588">
                <text:p>13.48588</text:p>
              </table:table-cell>
              <table:table-cell office:value-type="float" office:value="7.66611">
                <text:p>7.66611</text:p>
              </table:table-cell>
              <table:table-cell office:value-type="float" office:value="9.517048">
                <text:p>9.517048</text:p>
              </table:table-cell>
              <table:table-cell office:value-type="float" office:value="12.89584">
                <text:p>12.89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0968">
                <text:p>10.50968</text:p>
              </table:table-cell>
              <table:table-cell office:value-type="float" office:value="9.998479">
                <text:p>9.998479</text:p>
              </table:table-cell>
              <table:table-cell office:value-type="float" office:value="9.444654">
                <text:p>9.444654</text:p>
              </table:table-cell>
              <table:table-cell office:value-type="float" office:value="12.91483">
                <text:p>12.914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51986">
                <text:p>13.51986</text:p>
              </table:table-cell>
              <table:table-cell office:value-type="float" office:value="7.74823">
                <text:p>7.74823</text:p>
              </table:table-cell>
              <table:table-cell office:value-type="float" office:value="9.371728">
                <text:p>9.371728</text:p>
              </table:table-cell>
              <table:table-cell office:value-type="float" office:value="12.93247">
                <text:p>12.93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55234">
                <text:p>13.55234</text:p>
              </table:table-cell>
              <table:table-cell office:value-type="float" office:value="7.83116">
                <text:p>7.83116</text:p>
              </table:table-cell>
              <table:table-cell office:value-type="float" office:value="9.298294">
                <text:p>9.298294</text:p>
              </table:table-cell>
              <table:table-cell office:value-type="float" office:value="12.94875">
                <text:p>12.94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58329">
                <text:p>13.58329</text:p>
              </table:table-cell>
              <table:table-cell office:value-type="float" office:value="7.91487">
                <text:p>7.91487</text:p>
              </table:table-cell>
              <table:table-cell office:value-type="float" office:value="9.224379">
                <text:p>9.224379</text:p>
              </table:table-cell>
              <table:table-cell office:value-type="float" office:value="12.96365">
                <text:p>12.963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61271">
                <text:p>13.61271</text:p>
              </table:table-cell>
              <table:table-cell office:value-type="float" office:value="7.99933">
                <text:p>7.99933</text:p>
              </table:table-cell>
              <table:table-cell office:value-type="float" office:value="9.150007">
                <text:p>9.150007</text:p>
              </table:table-cell>
              <table:table-cell office:value-type="float" office:value="12.97717">
                <text:p>12.97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64056">
                <text:p>13.64056</text:p>
              </table:table-cell>
              <table:table-cell office:value-type="float" office:value="8.084511">
                <text:p>8.084511</text:p>
              </table:table-cell>
              <table:table-cell office:value-type="float" office:value="9.0752053">
                <text:p>9.0752053</text:p>
              </table:table-cell>
              <table:table-cell office:value-type="float" office:value="12.98929">
                <text:p>12.98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66683">
                <text:p>13.66683</text:p>
              </table:table-cell>
              <table:table-cell office:value-type="float" office:value="8.170391">
                <text:p>8.17039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69152">
                <text:p>13.69152</text:p>
              </table:table-cell>
              <table:table-cell office:value-type="float" office:value="8.256936">
                <text:p>8.256936</text:p>
              </table:table-cell>
              <table:table-cell office:value-type="float" office:value="8.9244178">
                <text:p>8.9244178</text:p>
              </table:table-cell>
              <table:table-cell office:value-type="float" office:value="13.00929">
                <text:p>13.009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7146">
                <text:p>13.7146</text:p>
              </table:table-cell>
              <table:table-cell office:value-type="float" office:value="8.344118">
                <text:p>8.344118</text:p>
              </table:table-cell>
              <table:table-cell office:value-type="float" office:value="8.848485">
                <text:p>8.848485</text:p>
              </table:table-cell>
              <table:table-cell office:value-type="float" office:value="13.01714">
                <text:p>13.017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73605">
                <text:p>13.73605</text:p>
              </table:table-cell>
              <table:table-cell office:value-type="float" office:value="8.431907">
                <text:p>8.431907</text:p>
              </table:table-cell>
              <table:table-cell office:value-type="float" office:value="8.77223">
                <text:p>8.77223</text:p>
              </table:table-cell>
              <table:table-cell office:value-type="float" office:value="13.02356">
                <text:p>13.02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75587">
                <text:p>13.75587</text:p>
              </table:table-cell>
              <table:table-cell office:value-type="float" office:value="8.520271">
                <text:p>8.520271</text:p>
              </table:table-cell>
              <table:table-cell office:value-type="float" office:value="8.69568">
                <text:p>8.69568</text:p>
              </table:table-cell>
              <table:table-cell office:value-type="float" office:value="13.02852">
                <text:p>13.028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49883">
                <text:p>10.49883</text:p>
              </table:table-cell>
              <table:table-cell office:value-type="float" office:value="10.03243">
                <text:p>10.03243</text:p>
              </table:table-cell>
              <table:table-cell office:value-type="float" office:value="8.618861">
                <text:p>8.618861</text:p>
              </table:table-cell>
              <table:table-cell office:value-type="float" office:value="13.03203">
                <text:p>13.03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77403">
                <text:p>13.77403</text:p>
              </table:table-cell>
              <table:table-cell office:value-type="float" office:value="8.609181">
                <text:p>8.609181</text:p>
              </table:table-cell>
              <table:table-cell office:value-type="float" office:value="8.541803">
                <text:p>8.541803</text:p>
              </table:table-cell>
              <table:table-cell office:value-type="float" office:value="13.03406">
                <text:p>13.03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9053">
                <text:p>13.79053</text:p>
              </table:table-cell>
              <table:table-cell office:value-type="float" office:value="8.698606">
                <text:p>8.698606</text:p>
              </table:table-cell>
              <table:table-cell office:value-type="float" office:value="8.464533">
                <text:p>8.464533</text:p>
              </table:table-cell>
              <table:table-cell office:value-type="float" office:value="13.03462">
                <text:p>13.03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80535">
                <text:p>13.80535</text:p>
              </table:table-cell>
              <table:table-cell office:value-type="float" office:value="8.788513">
                <text:p>8.788513</text:p>
              </table:table-cell>
              <table:table-cell office:value-type="float" office:value="8.38708">
                <text:p>8.38708</text:p>
              </table:table-cell>
              <table:table-cell office:value-type="float" office:value="13.0337">
                <text:p>13.03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81848">
                <text:p>13.81848</text:p>
              </table:table-cell>
              <table:table-cell office:value-type="float" office:value="8.878873">
                <text:p>8.878873</text:p>
              </table:table-cell>
              <table:table-cell office:value-type="float" office:value="8.309471">
                <text:p>8.309471</text:p>
              </table:table-cell>
              <table:table-cell office:value-type="float" office:value="13.03129">
                <text:p>13.031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8299">
                <text:p>13.8299</text:p>
              </table:table-cell>
              <table:table-cell office:value-type="float" office:value="8.9696524">
                <text:p>8.9696524</text:p>
              </table:table-cell>
              <table:table-cell office:value-type="float" office:value="8.231737">
                <text:p>8.231737</text:p>
              </table:table-cell>
              <table:table-cell office:value-type="float" office:value="13.02738">
                <text:p>13.027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3962">
                <text:p>13.83962</text:p>
              </table:table-cell>
              <table:table-cell office:value-type="float" office:value="9.0608196">
                <text:p>9.0608196</text:p>
              </table:table-cell>
              <table:table-cell office:value-type="float" office:value="8.153905">
                <text:p>8.153905</text:p>
              </table:table-cell>
              <table:table-cell office:value-type="float" office:value="13.02197">
                <text:p>13.021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4761">
                <text:p>13.84761</text:p>
              </table:table-cell>
              <table:table-cell office:value-type="float" office:value="9.152342">
                <text:p>9.152342</text:p>
              </table:table-cell>
              <table:table-cell office:value-type="float" office:value="8.076004">
                <text:p>8.076004</text:p>
              </table:table-cell>
              <table:table-cell office:value-type="float" office:value="13.01505">
                <text:p>13.015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85386">
                <text:p>13.85386</text:p>
              </table:table-cell>
              <table:table-cell office:value-type="float" office:value="9.244187">
                <text:p>9.244187</text:p>
              </table:table-cell>
              <table:table-cell office:value-type="float" office:value="7.99807">
                <text:p>7.99807</text:p>
              </table:table-cell>
              <table:table-cell office:value-type="float" office:value="13.00662">
                <text:p>13.006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85837">
                <text:p>13.85837</text:p>
              </table:table-cell>
              <table:table-cell office:value-type="float" office:value="9.336322">
                <text:p>9.336322</text:p>
              </table:table-cell>
              <table:table-cell office:value-type="float" office:value="7.92012">
                <text:p>7.92012</text:p>
              </table:table-cell>
              <table:table-cell office:value-type="float" office:value="12.99668">
                <text:p>12.99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86113">
                <text:p>13.86113</text:p>
              </table:table-cell>
              <table:table-cell office:value-type="float" office:value="9.428714">
                <text:p>9.428714</text:p>
              </table:table-cell>
              <table:table-cell office:value-type="float" office:value="7.84219">
                <text:p>7.84219</text:p>
              </table:table-cell>
              <table:table-cell office:value-type="float" office:value="12.98522">
                <text:p>12.98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48723">
                <text:p>10.48723</text:p>
              </table:table-cell>
              <table:table-cell office:value-type="float" office:value="10.06632">
                <text:p>10.06632</text:p>
              </table:table-cell>
              <table:table-cell office:value-type="float" office:value="7.76431">
                <text:p>7.76431</text:p>
              </table:table-cell>
              <table:table-cell office:value-type="float" office:value="12.97224">
                <text:p>12.972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86213">
                <text:p>13.86213</text:p>
              </table:table-cell>
              <table:table-cell office:value-type="float" office:value="9.521329">
                <text:p>9.521329</text:p>
              </table:table-cell>
              <table:table-cell office:value-type="float" office:value="7.68651">
                <text:p>7.68651</text:p>
              </table:table-cell>
              <table:table-cell office:value-type="float" office:value="12.95773">
                <text:p>12.957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86136">
                <text:p>13.86136</text:p>
              </table:table-cell>
              <table:table-cell office:value-type="float" office:value="9.614133">
                <text:p>9.614133</text:p>
              </table:table-cell>
              <table:table-cell office:value-type="float" office:value="7.60881">
                <text:p>7.60881</text:p>
              </table:table-cell>
              <table:table-cell office:value-type="float" office:value="12.9417">
                <text:p>12.94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85882">
                <text:p>13.85882</text:p>
              </table:table-cell>
              <table:table-cell office:value-type="float" office:value="9.707093">
                <text:p>9.707093</text:p>
              </table:table-cell>
              <table:table-cell office:value-type="float" office:value="7.53126">
                <text:p>7.53126</text:p>
              </table:table-cell>
              <table:table-cell office:value-type="float" office:value="12.92414">
                <text:p>12.924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8545">
                <text:p>13.8545</text:p>
              </table:table-cell>
              <table:table-cell office:value-type="float" office:value="9.800175">
                <text:p>9.800175</text:p>
              </table:table-cell>
              <table:table-cell office:value-type="float" office:value="7.45388">
                <text:p>7.45388</text:p>
              </table:table-cell>
              <table:table-cell office:value-type="float" office:value="12.90506">
                <text:p>12.90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84838">
                <text:p>13.84838</text:p>
              </table:table-cell>
              <table:table-cell office:value-type="float" office:value="9.893344">
                <text:p>9.893344</text:p>
              </table:table-cell>
              <table:table-cell office:value-type="float" office:value="7.37669">
                <text:p>7.37669</text:p>
              </table:table-cell>
              <table:table-cell office:value-type="float" office:value="12.88445">
                <text:p>12.88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84048">
                <text:p>13.84048</text:p>
              </table:table-cell>
              <table:table-cell office:value-type="float" office:value="9.986567">
                <text:p>9.986567</text:p>
              </table:table-cell>
              <table:table-cell office:value-type="float" office:value="7.29973">
                <text:p>7.29973</text:p>
              </table:table-cell>
              <table:table-cell office:value-type="float" office:value="12.86232">
                <text:p>12.86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3079">
                <text:p>13.83079</text:p>
              </table:table-cell>
              <table:table-cell office:value-type="float" office:value="10.07981">
                <text:p>10.07981</text:p>
              </table:table-cell>
              <table:table-cell office:value-type="float" office:value="7.22304">
                <text:p>7.22304</text:p>
              </table:table-cell>
              <table:table-cell office:value-type="float" office:value="12.83866">
                <text:p>12.838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1929">
                <text:p>13.81929</text:p>
              </table:table-cell>
              <table:table-cell office:value-type="float" office:value="10.17304">
                <text:p>10.17304</text:p>
              </table:table-cell>
              <table:table-cell office:value-type="float" office:value="7.14663">
                <text:p>7.14663</text:p>
              </table:table-cell>
              <table:table-cell office:value-type="float" office:value="12.81348">
                <text:p>12.813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6">
                <text:p>13.806</text:p>
              </table:table-cell>
              <table:table-cell office:value-type="float" office:value="10.26621">
                <text:p>10.26621</text:p>
              </table:table-cell>
              <table:table-cell office:value-type="float" office:value="7.07054">
                <text:p>7.07054</text:p>
              </table:table-cell>
              <table:table-cell office:value-type="float" office:value="12.78678">
                <text:p>12.786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909">
                <text:p>13.7909</text:p>
              </table:table-cell>
              <table:table-cell office:value-type="float" office:value="10.3593">
                <text:p>10.3593</text:p>
              </table:table-cell>
              <table:table-cell office:value-type="float" office:value="6.9948">
                <text:p>6.9948</text:p>
              </table:table-cell>
              <table:table-cell office:value-type="float" office:value="12.75856">
                <text:p>12.758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47488">
                <text:p>10.47488</text:p>
              </table:table-cell>
              <table:table-cell office:value-type="float" office:value="10.10015">
                <text:p>10.10015</text:p>
              </table:table-cell>
              <table:table-cell office:value-type="float" office:value="6.91944">
                <text:p>6.91944</text:p>
              </table:table-cell>
              <table:table-cell office:value-type="float" office:value="12.72883">
                <text:p>12.728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77399">
                <text:p>13.77399</text:p>
              </table:table-cell>
              <table:table-cell office:value-type="float" office:value="10.45227">
                <text:p>10.45227</text:p>
              </table:table-cell>
              <table:table-cell office:value-type="float" office:value="6.84449">
                <text:p>6.84449</text:p>
              </table:table-cell>
              <table:table-cell office:value-type="float" office:value="12.69759">
                <text:p>12.697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75528">
                <text:p>13.75528</text:p>
              </table:table-cell>
              <table:table-cell office:value-type="float" office:value="10.54508">
                <text:p>10.54508</text:p>
              </table:table-cell>
              <table:table-cell office:value-type="float" office:value="6.76998">
                <text:p>6.76998</text:p>
              </table:table-cell>
              <table:table-cell office:value-type="float" office:value="12.66485">
                <text:p>12.664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73477">
                <text:p>13.73477</text:p>
              </table:table-cell>
              <table:table-cell office:value-type="float" office:value="10.63771">
                <text:p>10.63771</text:p>
              </table:table-cell>
              <table:table-cell office:value-type="float" office:value="6.69594">
                <text:p>6.69594</text:p>
              </table:table-cell>
              <table:table-cell office:value-type="float" office:value="12.63061">
                <text:p>12.630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71244">
                <text:p>13.71244</text:p>
              </table:table-cell>
              <table:table-cell office:value-type="float" office:value="10.73011">
                <text:p>10.73011</text:p>
              </table:table-cell>
              <table:table-cell office:value-type="float" office:value="6.62241">
                <text:p>6.62241</text:p>
              </table:table-cell>
              <table:table-cell office:value-type="float" office:value="12.59488">
                <text:p>12.59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68832">
                <text:p>13.68832</text:p>
              </table:table-cell>
              <table:table-cell office:value-type="float" office:value="10.82225">
                <text:p>10.82225</text:p>
              </table:table-cell>
              <table:table-cell office:value-type="float" office:value="6.5494">
                <text:p>6.5494</text:p>
              </table:table-cell>
              <table:table-cell office:value-type="float" office:value="12.55766">
                <text:p>12.557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6239">
                <text:p>13.66239</text:p>
              </table:table-cell>
              <table:table-cell office:value-type="float" office:value="10.91409">
                <text:p>10.91409</text:p>
              </table:table-cell>
              <table:table-cell office:value-type="float" office:value="6.47695">
                <text:p>6.47695</text:p>
              </table:table-cell>
              <table:table-cell office:value-type="float" office:value="12.51897">
                <text:p>12.518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63466">
                <text:p>13.63466</text:p>
              </table:table-cell>
              <table:table-cell office:value-type="float" office:value="11.0056">
                <text:p>11.0056</text:p>
              </table:table-cell>
              <table:table-cell office:value-type="float" office:value="6.40509">
                <text:p>6.40509</text:p>
              </table:table-cell>
              <table:table-cell office:value-type="float" office:value="12.4788">
                <text:p>12.47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60514">
                <text:p>13.60514</text:p>
              </table:table-cell>
              <table:table-cell office:value-type="float" office:value="11.09674">
                <text:p>11.09674</text:p>
              </table:table-cell>
              <table:table-cell office:value-type="float" office:value="6.33385">
                <text:p>6.33385</text:p>
              </table:table-cell>
              <table:table-cell office:value-type="float" office:value="12.43717">
                <text:p>12.437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57382">
                <text:p>13.57382</text:p>
              </table:table-cell>
              <table:table-cell office:value-type="float" office:value="11.18748">
                <text:p>11.18748</text:p>
              </table:table-cell>
              <table:table-cell office:value-type="float" office:value="6.26327">
                <text:p>6.26327</text:p>
              </table:table-cell>
              <table:table-cell office:value-type="float" office:value="12.3941">
                <text:p>12.39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4071">
                <text:p>13.54071</text:p>
              </table:table-cell>
              <table:table-cell office:value-type="float" office:value="11.27779">
                <text:p>11.27779</text:p>
              </table:table-cell>
              <table:table-cell office:value-type="float" office:value="6.19336">
                <text:p>6.19336</text:p>
              </table:table-cell>
              <table:table-cell office:value-type="float" office:value="12.34957">
                <text:p>12.34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46179">
                <text:p>10.46179</text:p>
              </table:table-cell>
              <table:table-cell office:value-type="float" office:value="10.13388">
                <text:p>10.13388</text:p>
              </table:table-cell>
              <table:table-cell office:value-type="float" office:value="6.12415">
                <text:p>6.12415</text:p>
              </table:table-cell>
              <table:table-cell office:value-type="float" office:value="12.30362">
                <text:p>12.30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0583">
                <text:p>13.50583</text:p>
              </table:table-cell>
              <table:table-cell office:value-type="float" office:value="11.36762">
                <text:p>11.36762</text:p>
              </table:table-cell>
              <table:table-cell office:value-type="float" office:value="6.05569">
                <text:p>6.05569</text:p>
              </table:table-cell>
              <table:table-cell office:value-type="float" office:value="12.25625">
                <text:p>12.2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46916">
                <text:p>13.46916</text:p>
              </table:table-cell>
              <table:table-cell office:value-type="float" office:value="11.45694">
                <text:p>11.45694</text:p>
              </table:table-cell>
              <table:table-cell office:value-type="float" office:value="5.98799">
                <text:p>5.98799</text:p>
              </table:table-cell>
              <table:table-cell office:value-type="float" office:value="12.20746">
                <text:p>12.20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43073">
                <text:p>13.43073</text:p>
              </table:table-cell>
              <table:table-cell office:value-type="float" office:value="11.54573">
                <text:p>11.54573</text:p>
              </table:table-cell>
              <table:table-cell office:value-type="float" office:value="5.92109">
                <text:p>5.92109</text:p>
              </table:table-cell>
              <table:table-cell office:value-type="float" office:value="12.15728">
                <text:p>12.157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39054">
                <text:p>13.39054</text:p>
              </table:table-cell>
              <table:table-cell office:value-type="float" office:value="11.63393">
                <text:p>11.63393</text:p>
              </table:table-cell>
              <table:table-cell office:value-type="float" office:value="5.85501">
                <text:p>5.85501</text:p>
              </table:table-cell>
              <table:table-cell office:value-type="float" office:value="12.10571">
                <text:p>12.105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34859">
                <text:p>13.34859</text:p>
              </table:table-cell>
              <table:table-cell office:value-type="float" office:value="11.72152">
                <text:p>11.72152</text:p>
              </table:table-cell>
              <table:table-cell office:value-type="float" office:value="5.78979">
                <text:p>5.78979</text:p>
              </table:table-cell>
              <table:table-cell office:value-type="float" office:value="12.05277">
                <text:p>12.052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30489">
                <text:p>13.30489</text:p>
              </table:table-cell>
              <table:table-cell office:value-type="float" office:value="11.80847">
                <text:p>11.80847</text:p>
              </table:table-cell>
              <table:table-cell office:value-type="float" office:value="5.72544">
                <text:p>5.72544</text:p>
              </table:table-cell>
              <table:table-cell office:value-type="float" office:value="11.99848">
                <text:p>11.998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25946">
                <text:p>13.25946</text:p>
              </table:table-cell>
              <table:table-cell office:value-type="float" office:value="11.89473">
                <text:p>11.89473</text:p>
              </table:table-cell>
              <table:table-cell office:value-type="float" office:value="5.66201">
                <text:p>5.66201</text:p>
              </table:table-cell>
              <table:table-cell office:value-type="float" office:value="11.94284">
                <text:p>11.942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21231">
                <text:p>13.21231</text:p>
              </table:table-cell>
              <table:table-cell office:value-type="float" office:value="11.98028">
                <text:p>11.98028</text:p>
              </table:table-cell>
              <table:table-cell office:value-type="float" office:value="5.59951">
                <text:p>5.59951</text:p>
              </table:table-cell>
              <table:table-cell office:value-type="float" office:value="11.88587">
                <text:p>11.88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16344">
                <text:p>13.16344</text:p>
              </table:table-cell>
              <table:table-cell office:value-type="float" office:value="12.06507">
                <text:p>12.06507</text:p>
              </table:table-cell>
              <table:table-cell office:value-type="float" office:value="5.53797">
                <text:p>5.53797</text:p>
              </table:table-cell>
              <table:table-cell office:value-type="float" office:value="11.82759">
                <text:p>11.827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1287">
                <text:p>13.11287</text:p>
              </table:table-cell>
              <table:table-cell office:value-type="float" office:value="12.14908">
                <text:p>12.14908</text:p>
              </table:table-cell>
              <table:table-cell office:value-type="float" office:value="5.47743">
                <text:p>5.47743</text:p>
              </table:table-cell>
              <table:table-cell office:value-type="float" office:value="11.76801">
                <text:p>11.768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4794">
                <text:p>10.44794</text:p>
              </table:table-cell>
              <table:table-cell office:value-type="float" office:value="10.16751">
                <text:p>10.16751</text:p>
              </table:table-cell>
              <table:table-cell office:value-type="float" office:value="5.4179">
                <text:p>5.4179</text:p>
              </table:table-cell>
              <table:table-cell office:value-type="float" office:value="11.70715">
                <text:p>11.707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06061">
                <text:p>13.06061</text:p>
              </table:table-cell>
              <table:table-cell office:value-type="float" office:value="12.23227">
                <text:p>12.23227</text:p>
              </table:table-cell>
              <table:table-cell office:value-type="float" office:value="5.35942">
                <text:p>5.35942</text:p>
              </table:table-cell>
              <table:table-cell office:value-type="float" office:value="11.64503">
                <text:p>11.645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00667">
                <text:p>13.00667</text:p>
              </table:table-cell>
              <table:table-cell office:value-type="float" office:value="12.3146">
                <text:p>12.3146</text:p>
              </table:table-cell>
              <table:table-cell office:value-type="float" office:value="5.30202">
                <text:p>5.30202</text:p>
              </table:table-cell>
              <table:table-cell office:value-type="float" office:value="11.58167">
                <text:p>11.581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5107">
                <text:p>12.95107</text:p>
              </table:table-cell>
              <table:table-cell office:value-type="float" office:value="12.39605">
                <text:p>12.39605</text:p>
              </table:table-cell>
              <table:table-cell office:value-type="float" office:value="5.24571">
                <text:p>5.24571</text:p>
              </table:table-cell>
              <table:table-cell office:value-type="float" office:value="11.51708">
                <text:p>11.517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89381">
                <text:p>12.89381</text:p>
              </table:table-cell>
              <table:table-cell office:value-type="float" office:value="12.47658">
                <text:p>12.47658</text:p>
              </table:table-cell>
              <table:table-cell office:value-type="float" office:value="5.19052">
                <text:p>5.19052</text:p>
              </table:table-cell>
              <table:table-cell office:value-type="float" office:value="11.45128">
                <text:p>11.451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83493">
                <text:p>12.83493</text:p>
              </table:table-cell>
              <table:table-cell office:value-type="float" office:value="12.55616">
                <text:p>12.55616</text:p>
              </table:table-cell>
              <table:table-cell office:value-type="float" office:value="5.13649">
                <text:p>5.13649</text:p>
              </table:table-cell>
              <table:table-cell office:value-type="float" office:value="11.38429">
                <text:p>11.384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77442">
                <text:p>12.77442</text:p>
              </table:table-cell>
              <table:table-cell office:value-type="float" office:value="12.63474">
                <text:p>12.63474</text:p>
              </table:table-cell>
              <table:table-cell office:value-type="float" office:value="5.08362">
                <text:p>5.08362</text:p>
              </table:table-cell>
              <table:table-cell office:value-type="float" office:value="11.31614">
                <text:p>11.316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71231">
                <text:p>12.71231</text:p>
              </table:table-cell>
              <table:table-cell office:value-type="float" office:value="12.71231">
                <text:p>12.71231</text:p>
              </table:table-cell>
              <table:table-cell office:value-type="float" office:value="5.03196">
                <text:p>5.03196</text:p>
              </table:table-cell>
              <table:table-cell office:value-type="float" office:value="11.24684">
                <text:p>11.246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64862">
                <text:p>12.64862</text:p>
              </table:table-cell>
              <table:table-cell office:value-type="float" office:value="12.78883">
                <text:p>12.78883</text:p>
              </table:table-cell>
              <table:table-cell office:value-type="float" office:value="4.98152">
                <text:p>4.98152</text:p>
              </table:table-cell>
              <table:table-cell office:value-type="float" office:value="11.17641">
                <text:p>11.176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8335">
                <text:p>12.58335</text:p>
              </table:table-cell>
              <table:table-cell office:value-type="float" office:value="12.86426">
                <text:p>12.86426</text:p>
              </table:table-cell>
              <table:table-cell office:value-type="float" office:value="4.93233">
                <text:p>4.93233</text:p>
              </table:table-cell>
              <table:table-cell office:value-type="float" office:value="11.10488">
                <text:p>11.104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1654">
                <text:p>12.51654</text:p>
              </table:table-cell>
              <table:table-cell office:value-type="float" office:value="12.93857">
                <text:p>12.93857</text:p>
              </table:table-cell>
              <table:table-cell office:value-type="float" office:value="4.88442">
                <text:p>4.88442</text:p>
              </table:table-cell>
              <table:table-cell office:value-type="float" office:value="11.03226">
                <text:p>11.032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334">
                <text:p>10.43334</text:p>
              </table:table-cell>
              <table:table-cell office:value-type="float" office:value="10.20101">
                <text:p>10.20101</text:p>
              </table:table-cell>
              <table:table-cell office:value-type="float" office:value="4.8378">
                <text:p>4.8378</text:p>
              </table:table-cell>
              <table:table-cell office:value-type="float" office:value="10.95858">
                <text:p>10.958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4482">
                <text:p>12.4482</text:p>
              </table:table-cell>
              <table:table-cell office:value-type="float" office:value="13.01173">
                <text:p>13.01173</text:p>
              </table:table-cell>
              <table:table-cell office:value-type="float" office:value="4.79249">
                <text:p>4.79249</text:p>
              </table:table-cell>
              <table:table-cell office:value-type="float" office:value="10.88387">
                <text:p>10.883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37835">
                <text:p>12.37835</text:p>
              </table:table-cell>
              <table:table-cell office:value-type="float" office:value="13.08372">
                <text:p>13.08372</text:p>
              </table:table-cell>
              <table:table-cell office:value-type="float" office:value="4.74853">
                <text:p>4.74853</text:p>
              </table:table-cell>
              <table:table-cell office:value-type="float" office:value="10.80815">
                <text:p>10.808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307">
                <text:p>12.307</text:p>
              </table:table-cell>
              <table:table-cell office:value-type="float" office:value="13.1545">
                <text:p>13.1545</text:p>
              </table:table-cell>
              <table:table-cell office:value-type="float" office:value="4.70593">
                <text:p>4.70593</text:p>
              </table:table-cell>
              <table:table-cell office:value-type="float" office:value="10.73143">
                <text:p>10.731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23419">
                <text:p>12.23419</text:p>
              </table:table-cell>
              <table:table-cell office:value-type="float" office:value="13.22403">
                <text:p>13.22403</text:p>
              </table:table-cell>
              <table:table-cell office:value-type="float" office:value="4.66471">
                <text:p>4.66471</text:p>
              </table:table-cell>
              <table:table-cell office:value-type="float" office:value="10.65375">
                <text:p>10.65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15993">
                <text:p>12.15993</text:p>
              </table:table-cell>
              <table:table-cell office:value-type="float" office:value="13.29229">
                <text:p>13.29229</text:p>
              </table:table-cell>
              <table:table-cell office:value-type="float" office:value="4.6249">
                <text:p>4.6249</text:p>
              </table:table-cell>
              <table:table-cell office:value-type="float" office:value="10.57513">
                <text:p>10.575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08424">
                <text:p>12.08424</text:p>
              </table:table-cell>
              <table:table-cell office:value-type="float" office:value="13.35925">
                <text:p>13.35925</text:p>
              </table:table-cell>
              <table:table-cell office:value-type="float" office:value="4.58652">
                <text:p>4.58652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00715">
                <text:p>12.00715</text:p>
              </table:table-cell>
              <table:table-cell office:value-type="float" office:value="13.42488">
                <text:p>13.42488</text:p>
              </table:table-cell>
              <table:table-cell office:value-type="float" office:value="4.54959">
                <text:p>4.54959</text:p>
              </table:table-cell>
              <table:table-cell office:value-type="float" office:value="10.41517">
                <text:p>10.415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2867">
                <text:p>11.92867</text:p>
              </table:table-cell>
              <table:table-cell office:value-type="float" office:value="13.48915">
                <text:p>13.48915</text:p>
              </table:table-cell>
              <table:table-cell office:value-type="float" office:value="4.51412">
                <text:p>4.51412</text:p>
              </table:table-cell>
              <table:table-cell office:value-type="float" office:value="10.33389">
                <text:p>10.333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84885">
                <text:p>11.84885</text:p>
              </table:table-cell>
              <table:table-cell office:value-type="float" office:value="13.55203">
                <text:p>13.55203</text:p>
              </table:table-cell>
              <table:table-cell office:value-type="float" office:value="4.48014">
                <text:p>4.48014</text:p>
              </table:table-cell>
              <table:table-cell office:value-type="float" office:value="10.25177">
                <text:p>10.251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76768">
                <text:p>11.76768</text:p>
              </table:table-cell>
              <table:table-cell office:value-type="float" office:value="13.61349">
                <text:p>13.61349</text:p>
              </table:table-cell>
              <table:table-cell office:value-type="float" office:value="4.44766">
                <text:p>4.44766</text:p>
              </table:table-cell>
              <table:table-cell office:value-type="float" office:value="10.16884">
                <text:p>10.168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41799">
                <text:p>10.41799</text:p>
              </table:table-cell>
              <table:table-cell office:value-type="float" office:value="10.23438">
                <text:p>10.23438</text:p>
              </table:table-cell>
              <table:table-cell office:value-type="float" office:value="4.41671">
                <text:p>4.41671</text:p>
              </table:table-cell>
              <table:table-cell office:value-type="float" office:value="10.08513">
                <text:p>10.085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8522">
                <text:p>11.68522</text:p>
              </table:table-cell>
              <table:table-cell office:value-type="float" office:value="13.67351">
                <text:p>13.67351</text:p>
              </table:table-cell>
              <table:table-cell office:value-type="float" office:value="4.38729">
                <text:p>4.38729</text:p>
              </table:table-cell>
              <table:table-cell office:value-type="float" office:value="10.00067">
                <text:p>10.000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60147">
                <text:p>11.60147</text:p>
              </table:table-cell>
              <table:table-cell office:value-type="float" office:value="13.73206">
                <text:p>13.73206</text:p>
              </table:table-cell>
              <table:table-cell office:value-type="float" office:value="4.35944">
                <text:p>4.35944</text:p>
              </table:table-cell>
              <table:table-cell office:value-type="float" office:value="9.915489">
                <text:p>9.915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51647">
                <text:p>11.51647</text:p>
              </table:table-cell>
              <table:table-cell office:value-type="float" office:value="13.7891">
                <text:p>13.7891</text:p>
              </table:table-cell>
              <table:table-cell office:value-type="float" office:value="4.33317">
                <text:p>4.33317</text:p>
              </table:table-cell>
              <table:table-cell office:value-type="float" office:value="9.829609">
                <text:p>9.829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43024">
                <text:p>11.43024</text:p>
              </table:table-cell>
              <table:table-cell office:value-type="float" office:value="13.84462">
                <text:p>13.84462</text:p>
              </table:table-cell>
              <table:table-cell office:value-type="float" office:value="4.30848">
                <text:p>4.30848</text:p>
              </table:table-cell>
              <table:table-cell office:value-type="float" office:value="9.743064">
                <text:p>9.7430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34281">
                <text:p>11.34281</text:p>
              </table:table-cell>
              <table:table-cell office:value-type="float" office:value="13.89859">
                <text:p>13.89859</text:p>
              </table:table-cell>
              <table:table-cell office:value-type="float" office:value="4.2854">
                <text:p>4.2854</text:p>
              </table:table-cell>
              <table:table-cell office:value-type="float" office:value="9.655882">
                <text:p>9.6558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2542">
                <text:p>11.2542</text:p>
              </table:table-cell>
              <table:table-cell office:value-type="float" office:value="13.95098">
                <text:p>13.95098</text:p>
              </table:table-cell>
              <table:table-cell office:value-type="float" office:value="4.26395">
                <text:p>4.26395</text:p>
              </table:table-cell>
              <table:table-cell office:value-type="float" office:value="9.568093">
                <text:p>9.568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6446">
                <text:p>11.16446</text:p>
              </table:table-cell>
              <table:table-cell office:value-type="float" office:value="14.00176">
                <text:p>14.00176</text:p>
              </table:table-cell>
              <table:table-cell office:value-type="float" office:value="4.24413">
                <text:p>4.24413</text:p>
              </table:table-cell>
              <table:table-cell office:value-type="float" office:value="9.479729">
                <text:p>9.4797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359">
                <text:p>11.07359</text:p>
              </table:table-cell>
              <table:table-cell office:value-type="float" office:value="14.05092">
                <text:p>14.05092</text:p>
              </table:table-cell>
              <table:table-cell office:value-type="float" office:value="4.22597">
                <text:p>4.22597</text:p>
              </table:table-cell>
              <table:table-cell office:value-type="float" office:value="9.390819">
                <text:p>9.3908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8165">
                <text:p>10.98165</text:p>
              </table:table-cell>
              <table:table-cell office:value-type="float" office:value="14.09843">
                <text:p>14.09843</text:p>
              </table:table-cell>
              <table:table-cell office:value-type="float" office:value="4.20947">
                <text:p>4.20947</text:p>
              </table:table-cell>
              <table:table-cell office:value-type="float" office:value="9.301394">
                <text:p>9.3013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88864">
                <text:p>10.88864</text:p>
              </table:table-cell>
              <table:table-cell office:value-type="float" office:value="14.14426">
                <text:p>14.14426</text:p>
              </table:table-cell>
              <table:table-cell office:value-type="float" office:value="4.19465">
                <text:p>4.19465</text:p>
              </table:table-cell>
              <table:table-cell office:value-type="float" office:value="9.211487">
                <text:p>9.2114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52755">
                <text:p>10.52755</text:p>
              </table:table-cell>
              <table:table-cell office:value-type="float" office:value="9.0864734">
                <text:p>9.0864734</text:p>
              </table:table-cell>
              <table:table-cell office:value-type="float" office:value="4.18152">
                <text:p>4.18152</text:p>
              </table:table-cell>
              <table:table-cell office:value-type="float" office:value="9.121127">
                <text:p>9.121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40189">
                <text:p>10.40189</text:p>
              </table:table-cell>
              <table:table-cell office:value-type="float" office:value="10.2676">
                <text:p>10.2676</text:p>
              </table:table-cell>
              <table:table-cell office:value-type="float" office:value="4.1701">
                <text:p>4.1701</text:p>
              </table:table-cell>
              <table:table-cell office:value-type="float" office:value="9.0303476">
                <text:p>9.0303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9462">
                <text:p>10.79462</text:p>
              </table:table-cell>
              <table:table-cell office:value-type="float" office:value="14.1884">
                <text:p>14.1884</text:p>
              </table:table-cell>
              <table:table-cell office:value-type="float" office:value="4.16038">
                <text:p>4.16038</text:p>
              </table:table-cell>
              <table:table-cell office:value-type="float" office:value="8.9391804">
                <text:p>8.93918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69959">
                <text:p>10.69959</text:p>
              </table:table-cell>
              <table:table-cell office:value-type="float" office:value="14.23081">
                <text:p>14.23081</text:p>
              </table:table-cell>
              <table:table-cell office:value-type="float" office:value="4.15239">
                <text:p>4.15239</text:p>
              </table:table-cell>
              <table:table-cell office:value-type="float" office:value="8.847658">
                <text:p>8.847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60361">
                <text:p>10.60361</text:p>
              </table:table-cell>
              <table:table-cell office:value-type="float" office:value="14.27148">
                <text:p>14.27148</text:p>
              </table:table-cell>
              <table:table-cell office:value-type="float" office:value="4.14614">
                <text:p>4.14614</text:p>
              </table:table-cell>
              <table:table-cell office:value-type="float" office:value="8.755813">
                <text:p>8.7558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50669">
                <text:p>10.50669</text:p>
              </table:table-cell>
              <table:table-cell office:value-type="float" office:value="14.31039">
                <text:p>14.31039</text:p>
              </table:table-cell>
              <table:table-cell office:value-type="float" office:value="4.14163">
                <text:p>4.14163</text:p>
              </table:table-cell>
              <table:table-cell office:value-type="float" office:value="8.663678">
                <text:p>8.6636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40888">
                <text:p>10.40888</text:p>
              </table:table-cell>
              <table:table-cell office:value-type="float" office:value="14.34752">
                <text:p>14.34752</text:p>
              </table:table-cell>
              <table:table-cell office:value-type="float" office:value="4.13887">
                <text:p>4.13887</text:p>
              </table:table-cell>
              <table:table-cell office:value-type="float" office:value="8.571286">
                <text:p>8.5712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3102">
                <text:p>10.3102</text:p>
              </table:table-cell>
              <table:table-cell office:value-type="float" office:value="14.38284">
                <text:p>14.38284</text:p>
              </table:table-cell>
              <table:table-cell office:value-type="float" office:value="4.13787">
                <text:p>4.13787</text:p>
              </table:table-cell>
              <table:table-cell office:value-type="float" office:value="8.478671">
                <text:p>8.4786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107">
                <text:p>10.2107</text:p>
              </table:table-cell>
              <table:table-cell office:value-type="float" office:value="14.41634">
                <text:p>14.41634</text:p>
              </table:table-cell>
              <table:table-cell office:value-type="float" office:value="4.13864">
                <text:p>4.13864</text:p>
              </table:table-cell>
              <table:table-cell office:value-type="float" office:value="8.385867">
                <text:p>8.3858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11039">
                <text:p>10.11039</text:p>
              </table:table-cell>
              <table:table-cell office:value-type="float" office:value="14.44799">
                <text:p>14.44799</text:p>
              </table:table-cell>
              <table:table-cell office:value-type="float" office:value="4.14118">
                <text:p>4.14118</text:p>
              </table:table-cell>
              <table:table-cell office:value-type="float" office:value="8.292907">
                <text:p>8.2929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0932">
                <text:p>10.00932</text:p>
              </table:table-cell>
              <table:table-cell office:value-type="float" office:value="14.47779">
                <text:p>14.47779</text:p>
              </table:table-cell>
              <table:table-cell office:value-type="float" office:value="4.1455">
                <text:p>4.1455</text:p>
              </table:table-cell>
              <table:table-cell office:value-type="float" office:value="8.199825">
                <text:p>8.199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907515">
                <text:p>9.907515</text:p>
              </table:table-cell>
              <table:table-cell office:value-type="float" office:value="14.50571">
                <text:p>14.50571</text:p>
              </table:table-cell>
              <table:table-cell office:value-type="float" office:value="4.15162">
                <text:p>4.15162</text:p>
              </table:table-cell>
              <table:table-cell office:value-type="float" office:value="8.106656">
                <text:p>8.106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38504">
                <text:p>10.38504</text:p>
              </table:table-cell>
              <table:table-cell office:value-type="float" office:value="10.30064">
                <text:p>10.30064</text:p>
              </table:table-cell>
              <table:table-cell office:value-type="float" office:value="4.15952">
                <text:p>4.15952</text:p>
              </table:table-cell>
              <table:table-cell office:value-type="float" office:value="8.013433">
                <text:p>8.0134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0502">
                <text:p>9.80502</text:p>
              </table:table-cell>
              <table:table-cell office:value-type="float" office:value="14.53173">
                <text:p>14.53173</text:p>
              </table:table-cell>
              <table:table-cell office:value-type="float" office:value="4.16921">
                <text:p>4.16921</text:p>
              </table:table-cell>
              <table:table-cell office:value-type="float" office:value="7.92019">
                <text:p>7.92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01866">
                <text:p>9.701866</text:p>
              </table:table-cell>
              <table:table-cell office:value-type="float" office:value="14.55584">
                <text:p>14.55584</text:p>
              </table:table-cell>
              <table:table-cell office:value-type="float" office:value="4.18071">
                <text:p>4.18071</text:p>
              </table:table-cell>
              <table:table-cell office:value-type="float" office:value="7.82696">
                <text:p>7.82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598089">
                <text:p>9.598089</text:p>
              </table:table-cell>
              <table:table-cell office:value-type="float" office:value="14.57803">
                <text:p>14.57803</text:p>
              </table:table-cell>
              <table:table-cell office:value-type="float" office:value="4.194">
                <text:p>4.194</text:p>
              </table:table-cell>
              <table:table-cell office:value-type="float" office:value="7.73379">
                <text:p>7.733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493724">
                <text:p>9.493724</text:p>
              </table:table-cell>
              <table:table-cell office:value-type="float" office:value="14.59827">
                <text:p>14.59827</text:p>
              </table:table-cell>
              <table:table-cell office:value-type="float" office:value="4.2091">
                <text:p>4.2091</text:p>
              </table:table-cell>
              <table:table-cell office:value-type="float" office:value="7.6407">
                <text:p>7.64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388808">
                <text:p>9.388808</text:p>
              </table:table-cell>
              <table:table-cell office:value-type="float" office:value="14.61656">
                <text:p>14.61656</text:p>
              </table:table-cell>
              <table:table-cell office:value-type="float" office:value="4.22601">
                <text:p>4.22601</text:p>
              </table:table-cell>
              <table:table-cell office:value-type="float" office:value="7.54773">
                <text:p>7.547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283378">
                <text:p>9.283378</text:p>
              </table:table-cell>
              <table:table-cell office:value-type="float" office:value="14.63288">
                <text:p>14.63288</text:p>
              </table:table-cell>
              <table:table-cell office:value-type="float" office:value="4.24472">
                <text:p>4.24472</text:p>
              </table:table-cell>
              <table:table-cell office:value-type="float" office:value="7.45492">
                <text:p>7.45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177471">
                <text:p>9.177471</text:p>
              </table:table-cell>
              <table:table-cell office:value-type="float" office:value="14.64721">
                <text:p>14.64721</text:p>
              </table:table-cell>
              <table:table-cell office:value-type="float" office:value="4.26523">
                <text:p>4.26523</text:p>
              </table:table-cell>
              <table:table-cell office:value-type="float" office:value="7.36229">
                <text:p>7.362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711238">
                <text:p>9.0711238</text:p>
              </table:table-cell>
              <table:table-cell office:value-type="float" office:value="14.65955">
                <text:p>14.65955</text:p>
              </table:table-cell>
              <table:table-cell office:value-type="float" office:value="4.28756">
                <text:p>4.28756</text:p>
              </table:table-cell>
              <table:table-cell office:value-type="float" office:value="7.26989">
                <text:p>7.269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9643746">
                <text:p>8.9643746</text:p>
              </table:table-cell>
              <table:table-cell office:value-type="float" office:value="14.66989">
                <text:p>14.66989</text:p>
              </table:table-cell>
              <table:table-cell office:value-type="float" office:value="4.31168">
                <text:p>4.31168</text:p>
              </table:table-cell>
              <table:table-cell office:value-type="float" office:value="7.17775">
                <text:p>7.177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857261">
                <text:p>8.857261</text:p>
              </table:table-cell>
              <table:table-cell office:value-type="float" office:value="14.67821">
                <text:p>14.67821</text:p>
              </table:table-cell>
              <table:table-cell office:value-type="float" office:value="4.33761">
                <text:p>4.33761</text:p>
              </table:table-cell>
              <table:table-cell office:value-type="float" office:value="7.08591">
                <text:p>7.08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6744">
                <text:p>10.36744</text:p>
              </table:table-cell>
              <table:table-cell office:value-type="float" office:value="10.3335">
                <text:p>10.3335</text:p>
              </table:table-cell>
              <table:table-cell office:value-type="float" office:value="4.36534">
                <text:p>4.36534</text:p>
              </table:table-cell>
              <table:table-cell office:value-type="float" office:value="6.9944">
                <text:p>6.9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49821">
                <text:p>8.749821</text:p>
              </table:table-cell>
              <table:table-cell office:value-type="float" office:value="14.6845">
                <text:p>14.6845</text:p>
              </table:table-cell>
              <table:table-cell office:value-type="float" office:value="4.39486">
                <text:p>4.39486</text:p>
              </table:table-cell>
              <table:table-cell office:value-type="float" office:value="6.90326">
                <text:p>6.903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642094">
                <text:p>8.642094</text:p>
              </table:table-cell>
              <table:table-cell office:value-type="float" office:value="14.68875">
                <text:p>14.68875</text:p>
              </table:table-cell>
              <table:table-cell office:value-type="float" office:value="4.42618">
                <text:p>4.42618</text:p>
              </table:table-cell>
              <table:table-cell office:value-type="float" office:value="6.81252">
                <text:p>6.812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534118">
                <text:p>8.534118</text:p>
              </table:table-cell>
              <table:table-cell office:value-type="float" office:value="14.69096">
                <text:p>14.69096</text:p>
              </table:table-cell>
              <table:table-cell office:value-type="float" office:value="4.45929">
                <text:p>4.45929</text:p>
              </table:table-cell>
              <table:table-cell office:value-type="float" office:value="6.72221">
                <text:p>6.722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425931">
                <text:p>8.425931</text:p>
              </table:table-cell>
              <table:table-cell office:value-type="float" office:value="14.69112">
                <text:p>14.69112</text:p>
              </table:table-cell>
              <table:table-cell office:value-type="float" office:value="4.49417">
                <text:p>4.49417</text:p>
              </table:table-cell>
              <table:table-cell office:value-type="float" office:value="6.63238">
                <text:p>6.632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17573">
                <text:p>8.317573</text:p>
              </table:table-cell>
              <table:table-cell office:value-type="float" office:value="14.68922">
                <text:p>14.68922</text:p>
              </table:table-cell>
              <table:table-cell office:value-type="float" office:value="4.53084">
                <text:p>4.53084</text:p>
              </table:table-cell>
              <table:table-cell office:value-type="float" office:value="6.54306">
                <text:p>6.543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09084">
                <text:p>8.209084</text:p>
              </table:table-cell>
              <table:table-cell office:value-type="float" office:value="14.68525">
                <text:p>14.68525</text:p>
              </table:table-cell>
              <table:table-cell office:value-type="float" office:value="4.56927">
                <text:p>4.56927</text:p>
              </table:table-cell>
              <table:table-cell office:value-type="float" office:value="6.45427">
                <text:p>6.454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00502">
                <text:p>8.100502</text:p>
              </table:table-cell>
              <table:table-cell office:value-type="float" office:value="14.67921">
                <text:p>14.67921</text:p>
              </table:table-cell>
              <table:table-cell office:value-type="float" office:value="4.60946">
                <text:p>4.60946</text:p>
              </table:table-cell>
              <table:table-cell office:value-type="float" office:value="6.36607">
                <text:p>6.366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9187">
                <text:p>7.99187</text:p>
              </table:table-cell>
              <table:table-cell office:value-type="float" office:value="14.67109">
                <text:p>14.67109</text:p>
              </table:table-cell>
              <table:table-cell office:value-type="float" office:value="4.65141">
                <text:p>4.65141</text:p>
              </table:table-cell>
              <table:table-cell office:value-type="float" office:value="6.27848">
                <text:p>6.278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88322">
                <text:p>7.88322</text:p>
              </table:table-cell>
              <table:table-cell office:value-type="float" office:value="14.66089">
                <text:p>14.66089</text:p>
              </table:table-cell>
              <table:table-cell office:value-type="float" office:value="4.69511">
                <text:p>4.69511</text:p>
              </table:table-cell>
              <table:table-cell office:value-type="float" office:value="6.19153">
                <text:p>6.191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746">
                <text:p>7.7746</text:p>
              </table:table-cell>
              <table:table-cell office:value-type="float" office:value="14.64861">
                <text:p>14.64861</text:p>
              </table:table-cell>
              <table:table-cell office:value-type="float" office:value="4.74054">
                <text:p>4.74054</text:p>
              </table:table-cell>
              <table:table-cell office:value-type="float" office:value="6.10527">
                <text:p>6.105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34909">
                <text:p>10.34909</text:p>
              </table:table-cell>
              <table:table-cell office:value-type="float" office:value="10.36615">
                <text:p>10.36615</text:p>
              </table:table-cell>
              <table:table-cell office:value-type="float" office:value="4.78769">
                <text:p>4.78769</text:p>
              </table:table-cell>
              <table:table-cell office:value-type="float" office:value="6.01972">
                <text:p>6.019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66605">
                <text:p>7.66605</text:p>
              </table:table-cell>
              <table:table-cell office:value-type="float" office:value="14.63424">
                <text:p>14.63424</text:p>
              </table:table-cell>
              <table:table-cell office:value-type="float" office:value="4.83656">
                <text:p>4.83656</text:p>
              </table:table-cell>
              <table:table-cell office:value-type="float" office:value="5.93493">
                <text:p>5.934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576">
                <text:p>7.5576</text:p>
              </table:table-cell>
              <table:table-cell office:value-type="float" office:value="14.61778">
                <text:p>14.61778</text:p>
              </table:table-cell>
              <table:table-cell office:value-type="float" office:value="4.88713">
                <text:p>4.88713</text:p>
              </table:table-cell>
              <table:table-cell office:value-type="float" office:value="5.85092">
                <text:p>5.850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493">
                <text:p>7.4493</text:p>
              </table:table-cell>
              <table:table-cell office:value-type="float" office:value="14.59923">
                <text:p>14.59923</text:p>
              </table:table-cell>
              <table:table-cell office:value-type="float" office:value="4.93939">
                <text:p>4.93939</text:p>
              </table:table-cell>
              <table:table-cell office:value-type="float" office:value="5.76773">
                <text:p>5.76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4119">
                <text:p>7.34119</text:p>
              </table:table-cell>
              <table:table-cell office:value-type="float" office:value="14.5786">
                <text:p>14.5786</text:p>
              </table:table-cell>
              <table:table-cell office:value-type="float" office:value="4.99333">
                <text:p>4.99333</text:p>
              </table:table-cell>
              <table:table-cell office:value-type="float" office:value="5.6854">
                <text:p>5.68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333">
                <text:p>7.2333</text:p>
              </table:table-cell>
              <table:table-cell office:value-type="float" office:value="14.55587">
                <text:p>14.55587</text:p>
              </table:table-cell>
              <table:table-cell office:value-type="float" office:value="5.04893">
                <text:p>5.04893</text:p>
              </table:table-cell>
              <table:table-cell office:value-type="float" office:value="5.60395">
                <text:p>5.603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2569">
                <text:p>7.12569</text:p>
              </table:table-cell>
              <table:table-cell office:value-type="float" office:value="14.53105">
                <text:p>14.53105</text:p>
              </table:table-cell>
              <table:table-cell office:value-type="float" office:value="5.10619">
                <text:p>5.10619</text:p>
              </table:table-cell>
              <table:table-cell office:value-type="float" office:value="5.52342">
                <text:p>5.523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01838">
                <text:p>7.01838</text:p>
              </table:table-cell>
              <table:table-cell office:value-type="float" office:value="14.50415">
                <text:p>14.50415</text:p>
              </table:table-cell>
              <table:table-cell office:value-type="float" office:value="5.16507">
                <text:p>5.16507</text:p>
              </table:table-cell>
              <table:table-cell office:value-type="float" office:value="5.44384">
                <text:p>5.443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1143">
                <text:p>6.91143</text:p>
              </table:table-cell>
              <table:table-cell office:value-type="float" office:value="14.47517">
                <text:p>14.47517</text:p>
              </table:table-cell>
              <table:table-cell office:value-type="float" office:value="5.22558">
                <text:p>5.22558</text:p>
              </table:table-cell>
              <table:table-cell office:value-type="float" office:value="5.36526">
                <text:p>5.365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0486">
                <text:p>6.80486</text:p>
              </table:table-cell>
              <table:table-cell office:value-type="float" office:value="14.4441">
                <text:p>14.4441</text:p>
              </table:table-cell>
              <table:table-cell office:value-type="float" office:value="5.28769">
                <text:p>5.28769</text:p>
              </table:table-cell>
              <table:table-cell office:value-type="float" office:value="5.28769">
                <text:p>5.287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69872">
                <text:p>6.69872</text:p>
              </table:table-cell>
              <table:table-cell office:value-type="float" office:value="14.41096">
                <text:p>14.41096</text:p>
              </table:table-cell>
              <table:table-cell office:value-type="float" office:value="5.35138">
                <text:p>5.35138</text:p>
              </table:table-cell>
              <table:table-cell office:value-type="float" office:value="5.21117">
                <text:p>5.211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2999">
                <text:p>10.32999</text:p>
              </table:table-cell>
              <table:table-cell office:value-type="float" office:value="10.39858">
                <text:p>10.39858</text:p>
              </table:table-cell>
              <table:table-cell office:value-type="float" office:value="5.41665">
                <text:p>5.41665</text:p>
              </table:table-cell>
              <table:table-cell office:value-type="float" office:value="5.13574">
                <text:p>5.135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9306">
                <text:p>6.59306</text:p>
              </table:table-cell>
              <table:table-cell office:value-type="float" office:value="14.37575">
                <text:p>14.37575</text:p>
              </table:table-cell>
              <table:table-cell office:value-type="float" office:value="5.48346">
                <text:p>5.48346</text:p>
              </table:table-cell>
              <table:table-cell office:value-type="float" office:value="5.06143">
                <text:p>5.06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879">
                <text:p>6.4879</text:p>
              </table:table-cell>
              <table:table-cell office:value-type="float" office:value="14.33848">
                <text:p>14.33848</text:p>
              </table:table-cell>
              <table:table-cell office:value-type="float" office:value="5.5518">
                <text:p>5.5518</text:p>
              </table:table-cell>
              <table:table-cell office:value-type="float" office:value="4.98827">
                <text:p>4.988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833">
                <text:p>6.3833</text:p>
              </table:table-cell>
              <table:table-cell office:value-type="float" office:value="14.29915">
                <text:p>14.29915</text:p>
              </table:table-cell>
              <table:table-cell office:value-type="float" office:value="5.62165">
                <text:p>5.62165</text:p>
              </table:table-cell>
              <table:table-cell office:value-type="float" office:value="4.91628">
                <text:p>4.916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7929">
                <text:p>6.27929</text:p>
              </table:table-cell>
              <table:table-cell office:value-type="float" office:value="14.25777">
                <text:p>14.25777</text:p>
              </table:table-cell>
              <table:table-cell office:value-type="float" office:value="5.693">
                <text:p>5.693</text:p>
              </table:table-cell>
              <table:table-cell office:value-type="float" office:value="4.8455">
                <text:p>4.8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7591">
                <text:p>6.17591</text:p>
              </table:table-cell>
              <table:table-cell office:value-type="float" office:value="14.21435">
                <text:p>14.21435</text:p>
              </table:table-cell>
              <table:table-cell office:value-type="float" office:value="5.76581">
                <text:p>5.76581</text:p>
              </table:table-cell>
              <table:table-cell office:value-type="float" office:value="4.77597">
                <text:p>4.77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732">
                <text:p>6.0732</text:p>
              </table:table-cell>
              <table:table-cell office:value-type="float" office:value="14.16889">
                <text:p>14.16889</text:p>
              </table:table-cell>
              <table:table-cell office:value-type="float" office:value="5.84007">
                <text:p>5.84007</text:p>
              </table:table-cell>
              <table:table-cell office:value-type="float" office:value="4.70771">
                <text:p>4.707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9712">
                <text:p>5.9712</text:p>
              </table:table-cell>
              <table:table-cell office:value-type="float" office:value="14.12142">
                <text:p>14.12142</text:p>
              </table:table-cell>
              <table:table-cell office:value-type="float" office:value="5.91576">
                <text:p>5.91576</text:p>
              </table:table-cell>
              <table:table-cell office:value-type="float" office:value="4.64075">
                <text:p>4.640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86996">
                <text:p>5.86996</text:p>
              </table:table-cell>
              <table:table-cell office:value-type="float" office:value="14.07193">
                <text:p>14.07193</text:p>
              </table:table-cell>
              <table:table-cell office:value-type="float" office:value="5.99285">
                <text:p>5.99285</text:p>
              </table:table-cell>
              <table:table-cell office:value-type="float" office:value="4.57512">
                <text:p>4.575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6951">
                <text:p>5.76951</text:p>
              </table:table-cell>
              <table:table-cell office:value-type="float" office:value="14.02044">
                <text:p>14.02044</text:p>
              </table:table-cell>
              <table:table-cell office:value-type="float" office:value="6.07133">
                <text:p>6.07133</text:p>
              </table:table-cell>
              <table:table-cell office:value-type="float" office:value="4.51085">
                <text:p>4.510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6988">
                <text:p>5.66988</text:p>
              </table:table-cell>
              <table:table-cell office:value-type="float" office:value="13.96696">
                <text:p>13.96696</text:p>
              </table:table-cell>
              <table:table-cell office:value-type="float" office:value="6.15115">
                <text:p>6.15115</text:p>
              </table:table-cell>
              <table:table-cell office:value-type="float" office:value="4.44797">
                <text:p>4.447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31015">
                <text:p>10.31015</text:p>
              </table:table-cell>
              <table:table-cell office:value-type="float" office:value="10.43078">
                <text:p>10.43078</text:p>
              </table:table-cell>
              <table:table-cell office:value-type="float" office:value="6.23232">
                <text:p>6.23232</text:p>
              </table:table-cell>
              <table:table-cell office:value-type="float" office:value="4.38651">
                <text:p>4.386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57113">
                <text:p>5.57113</text:p>
              </table:table-cell>
              <table:table-cell office:value-type="float" office:value="13.91151">
                <text:p>13.91151</text:p>
              </table:table-cell>
              <table:table-cell office:value-type="float" office:value="6.31478">
                <text:p>6.31478</text:p>
              </table:table-cell>
              <table:table-cell office:value-type="float" office:value="4.32649">
                <text:p>4.326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7329">
                <text:p>5.47329</text:p>
              </table:table-cell>
              <table:table-cell office:value-type="float" office:value="13.8541">
                <text:p>13.8541</text:p>
              </table:table-cell>
              <table:table-cell office:value-type="float" office:value="6.39853">
                <text:p>6.39853</text:p>
              </table:table-cell>
              <table:table-cell office:value-type="float" office:value="4.26794">
                <text:p>4.267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37639">
                <text:p>5.37639</text:p>
              </table:table-cell>
              <table:table-cell office:value-type="float" office:value="13.79474">
                <text:p>13.79474</text:p>
              </table:table-cell>
              <table:table-cell office:value-type="float" office:value="6.48353">
                <text:p>6.48353</text:p>
              </table:table-cell>
              <table:table-cell office:value-type="float" office:value="4.2109">
                <text:p>4.21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28049">
                <text:p>5.28049</text:p>
              </table:table-cell>
              <table:table-cell office:value-type="float" office:value="13.73346">
                <text:p>13.73346</text:p>
              </table:table-cell>
              <table:table-cell office:value-type="float" office:value="6.56976">
                <text:p>6.56976</text:p>
              </table:table-cell>
              <table:table-cell office:value-type="float" office:value="4.15538">
                <text:p>4.15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856">
                <text:p>5.1856</text:p>
              </table:table-cell>
              <table:table-cell office:value-type="float" office:value="13.67025">
                <text:p>13.67025</text:p>
              </table:table-cell>
              <table:table-cell office:value-type="float" office:value="6.65719">
                <text:p>6.65719</text:p>
              </table:table-cell>
              <table:table-cell office:value-type="float" office:value="4.10141">
                <text:p>4.101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9178">
                <text:p>5.09178</text:p>
              </table:table-cell>
              <table:table-cell office:value-type="float" office:value="13.60515">
                <text:p>13.60515</text:p>
              </table:table-cell>
              <table:table-cell office:value-type="float" office:value="6.7458">
                <text:p>6.7458</text:p>
              </table:table-cell>
              <table:table-cell office:value-type="float" office:value="4.04902">
                <text:p>4.049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9906">
                <text:p>4.99906</text:p>
              </table:table-cell>
              <table:table-cell office:value-type="float" office:value="13.53817">
                <text:p>13.53817</text:p>
              </table:table-cell>
              <table:table-cell office:value-type="float" office:value="6.83554">
                <text:p>6.83554</text:p>
              </table:table-cell>
              <table:table-cell office:value-type="float" office:value="3.99824">
                <text:p>3.998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0748">
                <text:p>4.90748</text:p>
              </table:table-cell>
              <table:table-cell office:value-type="float" office:value="13.46933">
                <text:p>13.46933</text:p>
              </table:table-cell>
              <table:table-cell office:value-type="float" office:value="6.92641">
                <text:p>6.92641</text:p>
              </table:table-cell>
              <table:table-cell office:value-type="float" office:value="3.94908">
                <text:p>3.949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1708">
                <text:p>4.81708</text:p>
              </table:table-cell>
              <table:table-cell office:value-type="float" office:value="13.39864">
                <text:p>13.39864</text:p>
              </table:table-cell>
              <table:table-cell office:value-type="float" office:value="7.01835">
                <text:p>7.01835</text:p>
              </table:table-cell>
              <table:table-cell office:value-type="float" office:value="3.90157">
                <text:p>3.90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72789">
                <text:p>4.72789</text:p>
              </table:table-cell>
              <table:table-cell office:value-type="float" office:value="13.32614">
                <text:p>13.32614</text:p>
              </table:table-cell>
              <table:table-cell office:value-type="float" office:value="7.11136">
                <text:p>7.11136</text:p>
              </table:table-cell>
              <table:table-cell office:value-type="float" office:value="3.85574">
                <text:p>3.855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8956">
                <text:p>10.28956</text:p>
              </table:table-cell>
              <table:table-cell office:value-type="float" office:value="10.46272">
                <text:p>10.46272</text:p>
              </table:table-cell>
              <table:table-cell office:value-type="float" office:value="7.20538">
                <text:p>7.20538</text:p>
              </table:table-cell>
              <table:table-cell office:value-type="float" office:value="3.8116">
                <text:p>3.81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3995">
                <text:p>4.63995</text:p>
              </table:table-cell>
              <table:table-cell office:value-type="float" office:value="13.25183">
                <text:p>13.25183</text:p>
              </table:table-cell>
              <table:table-cell office:value-type="float" office:value="7.30041">
                <text:p>7.30041</text:p>
              </table:table-cell>
              <table:table-cell office:value-type="float" office:value="3.76919">
                <text:p>3.76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55329">
                <text:p>4.55329</text:p>
              </table:table-cell>
              <table:table-cell office:value-type="float" office:value="13.17574">
                <text:p>13.17574</text:p>
              </table:table-cell>
              <table:table-cell office:value-type="float" office:value="7.39639">
                <text:p>7.39639</text:p>
              </table:table-cell>
              <table:table-cell office:value-type="float" office:value="3.72852">
                <text:p>3.728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46796">
                <text:p>4.46796</text:p>
              </table:table-cell>
              <table:table-cell office:value-type="float" office:value="13.09789">
                <text:p>13.09789</text:p>
              </table:table-cell>
              <table:table-cell office:value-type="float" office:value="7.49331">
                <text:p>7.49331</text:p>
              </table:table-cell>
              <table:table-cell office:value-type="float" office:value="3.68961">
                <text:p>3.689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38398">
                <text:p>4.38398</text:p>
              </table:table-cell>
              <table:table-cell office:value-type="float" office:value="13.0183">
                <text:p>13.0183</text:p>
              </table:table-cell>
              <table:table-cell office:value-type="float" office:value="7.59112">
                <text:p>7.59112</text:p>
              </table:table-cell>
              <table:table-cell office:value-type="float" office:value="3.65248">
                <text:p>3.652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3014">
                <text:p>4.3014</text:p>
              </table:table-cell>
              <table:table-cell office:value-type="float" office:value="12.93701">
                <text:p>12.93701</text:p>
              </table:table-cell>
              <table:table-cell office:value-type="float" office:value="7.6898">
                <text:p>7.6898</text:p>
              </table:table-cell>
              <table:table-cell office:value-type="float" office:value="3.61716">
                <text:p>3.617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22024">
                <text:p>4.22024</text:p>
              </table:table-cell>
              <table:table-cell office:value-type="float" office:value="12.85402">
                <text:p>12.85402</text:p>
              </table:table-cell>
              <table:table-cell office:value-type="float" office:value="7.7893">
                <text:p>7.7893</text:p>
              </table:table-cell>
              <table:table-cell office:value-type="float" office:value="3.58366">
                <text:p>3.583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055">
                <text:p>4.14055</text:p>
              </table:table-cell>
              <table:table-cell office:value-type="float" office:value="12.76938">
                <text:p>12.76938</text:p>
              </table:table-cell>
              <table:table-cell office:value-type="float" office:value="7.88961">
                <text:p>7.88961</text:p>
              </table:table-cell>
              <table:table-cell office:value-type="float" office:value="3.55201">
                <text:p>3.552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6235">
                <text:p>4.06235</text:p>
              </table:table-cell>
              <table:table-cell office:value-type="float" office:value="12.68309">
                <text:p>12.68309</text:p>
              </table:table-cell>
              <table:table-cell office:value-type="float" office:value="7.99068">
                <text:p>7.99068</text:p>
              </table:table-cell>
              <table:table-cell office:value-type="float" office:value="3.52221">
                <text:p>3.522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8568">
                <text:p>3.98568</text:p>
              </table:table-cell>
              <table:table-cell office:value-type="float" office:value="12.5952">
                <text:p>12.5952</text:p>
              </table:table-cell>
              <table:table-cell office:value-type="float" office:value="8.092485">
                <text:p>8.092485</text:p>
              </table:table-cell>
              <table:table-cell office:value-type="float" office:value="3.49429">
                <text:p>3.494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1057">
                <text:p>3.91057</text:p>
              </table:table-cell>
              <table:table-cell office:value-type="float" office:value="12.50572">
                <text:p>12.50572</text:p>
              </table:table-cell>
              <table:table-cell office:value-type="float" office:value="8.19498">
                <text:p>8.19498</text:p>
              </table:table-cell>
              <table:table-cell office:value-type="float" office:value="3.46827">
                <text:p>3.468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26823">
                <text:p>10.26823</text:p>
              </table:table-cell>
              <table:table-cell office:value-type="float" office:value="10.49439">
                <text:p>10.49439</text:p>
              </table:table-cell>
              <table:table-cell office:value-type="float" office:value="8.298134">
                <text:p>8.298134</text:p>
              </table:table-cell>
              <table:table-cell office:value-type="float" office:value="3.44416">
                <text:p>3.444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3705">
                <text:p>3.83705</text:p>
              </table:table-cell>
              <table:table-cell office:value-type="float" office:value="12.41469">
                <text:p>12.41469</text:p>
              </table:table-cell>
              <table:table-cell office:value-type="float" office:value="8.401911">
                <text:p>8.401911</text:p>
              </table:table-cell>
              <table:table-cell office:value-type="float" office:value="3.42197">
                <text:p>3.42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6517">
                <text:p>3.76517</text:p>
              </table:table-cell>
              <table:table-cell office:value-type="float" office:value="12.32213">
                <text:p>12.32213</text:p>
              </table:table-cell>
              <table:table-cell office:value-type="float" office:value="8.506276">
                <text:p>8.506276</text:p>
              </table:table-cell>
              <table:table-cell office:value-type="float" office:value="3.40173">
                <text:p>3.40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9494">
                <text:p>3.69494</text:p>
              </table:table-cell>
              <table:table-cell office:value-type="float" office:value="12.22807">
                <text:p>12.22807</text:p>
              </table:table-cell>
              <table:table-cell office:value-type="float" office:value="8.611192">
                <text:p>8.611192</text:p>
              </table:table-cell>
              <table:table-cell office:value-type="float" office:value="3.38344">
                <text:p>3.383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264">
                <text:p>3.6264</text:p>
              </table:table-cell>
              <table:table-cell office:value-type="float" office:value="12.13254">
                <text:p>12.13254</text:p>
              </table:table-cell>
              <table:table-cell office:value-type="float" office:value="8.716622">
                <text:p>8.716622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5958">
                <text:p>3.55958</text:p>
              </table:table-cell>
              <table:table-cell office:value-type="float" office:value="12.03557">
                <text:p>12.03557</text:p>
              </table:table-cell>
              <table:table-cell office:value-type="float" office:value="8.822529">
                <text:p>8.822529</text:p>
              </table:table-cell>
              <table:table-cell office:value-type="float" office:value="3.35279">
                <text:p>3.352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4945">
                <text:p>3.4945</text:p>
              </table:table-cell>
              <table:table-cell office:value-type="float" office:value="11.93719">
                <text:p>11.93719</text:p>
              </table:table-cell>
              <table:table-cell office:value-type="float" office:value="8.9288762">
                <text:p>8.9288762</text:p>
              </table:table-cell>
              <table:table-cell office:value-type="float" office:value="3.34045">
                <text:p>3.340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43121">
                <text:p>3.43121</text:p>
              </table:table-cell>
              <table:table-cell office:value-type="float" office:value="11.83744">
                <text:p>11.83744</text:p>
              </table:table-cell>
              <table:table-cell office:value-type="float" office:value="9.0356254">
                <text:p>9.0356254</text:p>
              </table:table-cell>
              <table:table-cell office:value-type="float" office:value="3.33011">
                <text:p>3.330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6972">
                <text:p>3.36972</text:p>
              </table:table-cell>
              <table:table-cell office:value-type="float" office:value="11.73634">
                <text:p>11.73634</text:p>
              </table:table-cell>
              <table:table-cell office:value-type="float" office:value="9.142739">
                <text:p>9.142739</text:p>
              </table:table-cell>
              <table:table-cell office:value-type="float" office:value="3.32179">
                <text:p>3.32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1007">
                <text:p>3.31007</text:p>
              </table:table-cell>
              <table:table-cell office:value-type="float" office:value="11.63394">
                <text:p>11.63394</text:p>
              </table:table-cell>
              <table:table-cell office:value-type="float" office:value="9.250179">
                <text:p>9.250179</text:p>
              </table:table-cell>
              <table:table-cell office:value-type="float" office:value="3.3155">
                <text:p>3.31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5229">
                <text:p>3.25229</text:p>
              </table:table-cell>
              <table:table-cell office:value-type="float" office:value="11.53025">
                <text:p>11.53025</text:p>
              </table:table-cell>
              <table:table-cell office:value-type="float" office:value="9.357906">
                <text:p>9.357906</text:p>
              </table:table-cell>
              <table:table-cell office:value-type="float" office:value="3.31125">
                <text:p>3.31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24616">
                <text:p>10.24616</text:p>
              </table:table-cell>
              <table:table-cell office:value-type="float" office:value="10.52577">
                <text:p>10.52577</text:p>
              </table:table-cell>
              <table:table-cell office:value-type="float" office:value="9.465882">
                <text:p>9.465882</text:p>
              </table:table-cell>
              <table:table-cell office:value-type="float" office:value="3.30904">
                <text:p>3.309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9639">
                <text:p>3.19639</text:p>
              </table:table-cell>
              <table:table-cell office:value-type="float" office:value="11.42532">
                <text:p>11.42532</text:p>
              </table:table-cell>
              <table:table-cell office:value-type="float" office:value="9.574069">
                <text:p>9.574069</text:p>
              </table:table-cell>
              <table:table-cell office:value-type="float" office:value="3.30888">
                <text:p>3.308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241">
                <text:p>3.14241</text:p>
              </table:table-cell>
              <table:table-cell office:value-type="float" office:value="11.31918">
                <text:p>11.31918</text:p>
              </table:table-cell>
              <table:table-cell office:value-type="float" office:value="9.682427">
                <text:p>9.682427</text:p>
              </table:table-cell>
              <table:table-cell office:value-type="float" office:value="3.31078">
                <text:p>3.31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9037">
                <text:p>3.09037</text:p>
              </table:table-cell>
              <table:table-cell office:value-type="float" office:value="11.21187">
                <text:p>11.21187</text:p>
              </table:table-cell>
              <table:table-cell office:value-type="float" office:value="9.790916">
                <text:p>9.790916</text:p>
              </table:table-cell>
              <table:table-cell office:value-type="float" office:value="3.31475">
                <text:p>3.314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403">
                <text:p>3.0403</text:p>
              </table:table-cell>
              <table:table-cell office:value-type="float" office:value="11.10342">
                <text:p>11.10342</text:p>
              </table:table-cell>
              <table:table-cell office:value-type="float" office:value="9.899498">
                <text:p>9.899498</text:p>
              </table:table-cell>
              <table:table-cell office:value-type="float" office:value="3.32079">
                <text:p>3.320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9222">
                <text:p>2.99222</text:p>
              </table:table-cell>
              <table:table-cell office:value-type="float" office:value="10.99386">
                <text:p>10.99386</text:p>
              </table:table-cell>
              <table:table-cell office:value-type="float" office:value="10.00813">
                <text:p>10.00813</text:p>
              </table:table-cell>
              <table:table-cell office:value-type="float" office:value="3.32891">
                <text:p>3.328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4616">
                <text:p>2.94616</text:p>
              </table:table-cell>
              <table:table-cell office:value-type="float" office:value="10.88324">
                <text:p>10.88324</text:p>
              </table:table-cell>
              <table:table-cell office:value-type="float" office:value="10.11678">
                <text:p>10.11678</text:p>
              </table:table-cell>
              <table:table-cell office:value-type="float" office:value="3.33911">
                <text:p>3.339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0213">
                <text:p>2.90213</text:p>
              </table:table-cell>
              <table:table-cell office:value-type="float" office:value="10.77159">
                <text:p>10.77159</text:p>
              </table:table-cell>
              <table:table-cell office:value-type="float" office:value="10.2254">
                <text:p>10.2254</text:p>
              </table:table-cell>
              <table:table-cell office:value-type="float" office:value="3.35139">
                <text:p>3.351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6017">
                <text:p>2.86017</text:p>
              </table:table-cell>
              <table:table-cell office:value-type="float" office:value="10.65895">
                <text:p>10.65895</text:p>
              </table:table-cell>
              <table:table-cell office:value-type="float" office:value="10.33395">
                <text:p>10.33395</text:p>
              </table:table-cell>
              <table:table-cell office:value-type="float" office:value="3.36576">
                <text:p>3.365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2029">
                <text:p>2.82029</text:p>
              </table:table-cell>
              <table:table-cell office:value-type="float" office:value="10.54536">
                <text:p>10.54536</text:p>
              </table:table-cell>
              <table:table-cell office:value-type="float" office:value="10.4424">
                <text:p>10.4424</text:p>
              </table:table-cell>
              <table:table-cell office:value-type="float" office:value="3.38222">
                <text:p>3.382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8252">
                <text:p>2.78252</text:p>
              </table:table-cell>
              <table:table-cell office:value-type="float" office:value="10.43085">
                <text:p>10.43085</text:p>
              </table:table-cell>
              <table:table-cell office:value-type="float" office:value="10.5507">
                <text:p>10.5507</text:p>
              </table:table-cell>
              <table:table-cell office:value-type="float" office:value="3.40077">
                <text:p>3.400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22336">
                <text:p>10.22336</text:p>
              </table:table-cell>
              <table:table-cell office:value-type="float" office:value="10.55685">
                <text:p>10.55685</text:p>
              </table:table-cell>
              <table:table-cell office:value-type="float" office:value="10.65881">
                <text:p>10.65881</text:p>
              </table:table-cell>
              <table:table-cell office:value-type="float" office:value="3.4214">
                <text:p>3.42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4687">
                <text:p>2.74687</text:p>
              </table:table-cell>
              <table:table-cell office:value-type="float" office:value="10.31546">
                <text:p>10.31546</text:p>
              </table:table-cell>
              <table:table-cell office:value-type="float" office:value="10.7667">
                <text:p>10.7667</text:p>
              </table:table-cell>
              <table:table-cell office:value-type="float" office:value="3.44413">
                <text:p>3.44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1336">
                <text:p>2.71336</text:p>
              </table:table-cell>
              <table:table-cell office:value-type="float" office:value="10.19924">
                <text:p>10.19924</text:p>
              </table:table-cell>
              <table:table-cell office:value-type="float" office:value="10.87431">
                <text:p>10.87431</text:p>
              </table:table-cell>
              <table:table-cell office:value-type="float" office:value="3.46895">
                <text:p>3.468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8202">
                <text:p>2.68202</text:p>
              </table:table-cell>
              <table:table-cell office:value-type="float" office:value="10.08222">
                <text:p>10.08222</text:p>
              </table:table-cell>
              <table:table-cell office:value-type="float" office:value="10.98162">
                <text:p>10.98162</text:p>
              </table:table-cell>
              <table:table-cell office:value-type="float" office:value="3.49585">
                <text:p>3.495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5286">
                <text:p>2.65286</text:p>
              </table:table-cell>
              <table:table-cell office:value-type="float" office:value="9.964448">
                <text:p>9.964448</text:p>
              </table:table-cell>
              <table:table-cell office:value-type="float" office:value="11.08857">
                <text:p>11.08857</text:p>
              </table:table-cell>
              <table:table-cell office:value-type="float" office:value="3.52483">
                <text:p>3.524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2589">
                <text:p>2.62589</text:p>
              </table:table-cell>
              <table:table-cell office:value-type="float" office:value="9.845959">
                <text:p>9.845959</text:p>
              </table:table-cell>
              <table:table-cell office:value-type="float" office:value="11.19514">
                <text:p>11.19514</text:p>
              </table:table-cell>
              <table:table-cell office:value-type="float" office:value="3.5559">
                <text:p>3.55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0114">
                <text:p>2.60114</text:p>
              </table:table-cell>
              <table:table-cell office:value-type="float" office:value="9.726795">
                <text:p>9.726795</text:p>
              </table:table-cell>
              <table:table-cell office:value-type="float" office:value="11.30128">
                <text:p>11.30128</text:p>
              </table:table-cell>
              <table:table-cell office:value-type="float" office:value="3.58904">
                <text:p>3.589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7863">
                <text:p>2.57863</text:p>
              </table:table-cell>
              <table:table-cell office:value-type="float" office:value="9.606999">
                <text:p>9.606999</text:p>
              </table:table-cell>
              <table:table-cell office:value-type="float" office:value="11.40694">
                <text:p>11.40694</text:p>
              </table:table-cell>
              <table:table-cell office:value-type="float" office:value="3.62425">
                <text:p>3.624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5835">
                <text:p>2.55835</text:p>
              </table:table-cell>
              <table:table-cell office:value-type="float" office:value="9.486611">
                <text:p>9.486611</text:p>
              </table:table-cell>
              <table:table-cell office:value-type="float" office:value="11.5121">
                <text:p>11.5121</text:p>
              </table:table-cell>
              <table:table-cell office:value-type="float" office:value="3.66152">
                <text:p>3.661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4034">
                <text:p>2.54034</text:p>
              </table:table-cell>
              <table:table-cell office:value-type="float" office:value="9.365675">
                <text:p>9.365675</text:p>
              </table:table-cell>
              <table:table-cell office:value-type="float" office:value="11.6167">
                <text:p>11.6167</text:p>
              </table:table-cell>
              <table:table-cell office:value-type="float" office:value="3.70085">
                <text:p>3.700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246">
                <text:p>2.5246</text:p>
              </table:table-cell>
              <table:table-cell office:value-type="float" office:value="9.244232">
                <text:p>9.244232</text:p>
              </table:table-cell>
              <table:table-cell office:value-type="float" office:value="11.72071">
                <text:p>11.72071</text:p>
              </table:table-cell>
              <table:table-cell office:value-type="float" office:value="3.74223">
                <text:p>3.742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53562">
                <text:p>10.53562</text:p>
              </table:table-cell>
              <table:table-cell office:value-type="float" office:value="9.116003">
                <text:p>9.116003</text:p>
              </table:table-cell>
              <table:table-cell office:value-type="float" office:value="11.82409">
                <text:p>11.82409</text:p>
              </table:table-cell>
              <table:table-cell office:value-type="float" office:value="3.78565">
                <text:p>3.785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19983">
                <text:p>10.19983</text:p>
              </table:table-cell>
              <table:table-cell office:value-type="float" office:value="10.58761">
                <text:p>10.58761</text:p>
              </table:table-cell>
              <table:table-cell office:value-type="float" office:value="11.9268">
                <text:p>11.9268</text:p>
              </table:table-cell>
              <table:table-cell office:value-type="float" office:value="3.83111">
                <text:p>3.83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1115">
                <text:p>2.51115</text:p>
              </table:table-cell>
              <table:table-cell office:value-type="float" office:value="9.122326">
                <text:p>9.122326</text:p>
              </table:table-cell>
              <table:table-cell office:value-type="float" office:value="12.0288">
                <text:p>12.0288</text:p>
              </table:table-cell>
              <table:table-cell office:value-type="float" office:value="3.87858">
                <text:p>3.878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17557">
                <text:p>10.17557</text:p>
              </table:table-cell>
              <table:table-cell office:value-type="float" office:value="10.61803">
                <text:p>10.61803</text:p>
              </table:table-cell>
              <table:table-cell office:value-type="float" office:value="12.13004">
                <text:p>12.13004</text:p>
              </table:table-cell>
              <table:table-cell office:value-type="float" office:value="3.92807">
                <text:p>3.928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15059">
                <text:p>10.15059</text:p>
              </table:table-cell>
              <table:table-cell office:value-type="float" office:value="10.6481">
                <text:p>10.6481</text:p>
              </table:table-cell>
              <table:table-cell office:value-type="float" office:value="12.23049">
                <text:p>12.23049</text:p>
              </table:table-cell>
              <table:table-cell office:value-type="float" office:value="3.97956">
                <text:p>3.979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12489">
                <text:p>10.12489</text:p>
              </table:table-cell>
              <table:table-cell office:value-type="float" office:value="10.6778">
                <text:p>10.6778</text:p>
              </table:table-cell>
              <table:table-cell office:value-type="float" office:value="12.33012">
                <text:p>12.33012</text:p>
              </table:table-cell>
              <table:table-cell office:value-type="float" office:value="4.03304">
                <text:p>4.033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9848">
                <text:p>10.09848</text:p>
              </table:table-cell>
              <table:table-cell office:value-type="float" office:value="10.70712">
                <text:p>10.70712</text:p>
              </table:table-cell>
              <table:table-cell office:value-type="float" office:value="12.42887">
                <text:p>12.42887</text:p>
              </table:table-cell>
              <table:table-cell office:value-type="float" office:value="4.08849">
                <text:p>4.088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07136">
                <text:p>10.07136</text:p>
              </table:table-cell>
              <table:table-cell office:value-type="float" office:value="10.73603">
                <text:p>10.73603</text:p>
              </table:table-cell>
              <table:table-cell office:value-type="float" office:value="12.52671">
                <text:p>12.52671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04353">
                <text:p>10.04353</text:p>
              </table:table-cell>
              <table:table-cell office:value-type="float" office:value="10.76452">
                <text:p>10.76452</text:p>
              </table:table-cell>
              <table:table-cell office:value-type="float" office:value="12.62361">
                <text:p>12.62361</text:p>
              </table:table-cell>
              <table:table-cell office:value-type="float" office:value="4.20526">
                <text:p>4.205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01502">
                <text:p>10.01502</text:p>
              </table:table-cell>
              <table:table-cell office:value-type="float" office:value="10.79258">
                <text:p>10.79258</text:p>
              </table:table-cell>
              <table:table-cell office:value-type="float" office:value="12.71951">
                <text:p>12.71951</text:p>
              </table:table-cell>
              <table:table-cell office:value-type="float" office:value="4.26654">
                <text:p>4.266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985813">
                <text:p>9.985813</text:p>
              </table:table-cell>
              <table:table-cell office:value-type="float" office:value="10.82018">
                <text:p>10.82018</text:p>
              </table:table-cell>
              <table:table-cell office:value-type="float" office:value="12.8144">
                <text:p>12.8144</text:p>
              </table:table-cell>
              <table:table-cell office:value-type="float" office:value="4.32975">
                <text:p>4.329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955926">
                <text:p>9.955926</text:p>
              </table:table-cell>
              <table:table-cell office:value-type="float" office:value="10.84732">
                <text:p>10.84732</text:p>
              </table:table-cell>
              <table:table-cell office:value-type="float" office:value="12.90822">
                <text:p>12.90822</text:p>
              </table:table-cell>
              <table:table-cell office:value-type="float" office:value="4.39485">
                <text:p>4.394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4312">
                <text:p>10.54312</text:p>
              </table:table-cell>
              <table:table-cell office:value-type="float" office:value="9.145868">
                <text:p>9.145868</text:p>
              </table:table-cell>
              <table:table-cell office:value-type="float" office:value="13.00094">
                <text:p>13.00094</text:p>
              </table:table-cell>
              <table:table-cell office:value-type="float" office:value="4.46183">
                <text:p>4.461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925365">
                <text:p>9.925365</text:p>
              </table:table-cell>
              <table:table-cell office:value-type="float" office:value="10.87398">
                <text:p>10.87398</text:p>
              </table:table-cell>
              <table:table-cell office:value-type="float" office:value="13.09252">
                <text:p>13.09252</text:p>
              </table:table-cell>
              <table:table-cell office:value-type="float" office:value="4.53067">
                <text:p>4.530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94136">
                <text:p>9.894136</text:p>
              </table:table-cell>
              <table:table-cell office:value-type="float" office:value="10.90014">
                <text:p>10.90014</text:p>
              </table:table-cell>
              <table:table-cell office:value-type="float" office:value="13.18292">
                <text:p>13.18292</text:p>
              </table:table-cell>
              <table:table-cell office:value-type="float" office:value="4.60136">
                <text:p>4.601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6225">
                <text:p>9.86225</text:p>
              </table:table-cell>
              <table:table-cell office:value-type="float" office:value="10.92578">
                <text:p>10.92578</text:p>
              </table:table-cell>
              <table:table-cell office:value-type="float" office:value="13.27211">
                <text:p>13.27211</text:p>
              </table:table-cell>
              <table:table-cell office:value-type="float" office:value="4.67386">
                <text:p>4.673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29712">
                <text:p>9.829712</text:p>
              </table:table-cell>
              <table:table-cell office:value-type="float" office:value="10.95089">
                <text:p>10.95089</text:p>
              </table:table-cell>
              <table:table-cell office:value-type="float" office:value="13.36005">
                <text:p>13.36005</text:p>
              </table:table-cell>
              <table:table-cell office:value-type="float" office:value="4.74817">
                <text:p>4.74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796533">
                <text:p>9.796533</text:p>
              </table:table-cell>
              <table:table-cell office:value-type="float" office:value="10.97546">
                <text:p>10.97546</text:p>
              </table:table-cell>
              <table:table-cell office:value-type="float" office:value="13.44671">
                <text:p>13.44671</text:p>
              </table:table-cell>
              <table:table-cell office:value-type="float" office:value="4.82426">
                <text:p>4.824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62721">
                <text:p>9.762721</text:p>
              </table:table-cell>
              <table:table-cell office:value-type="float" office:value="10.99946">
                <text:p>10.99946</text:p>
              </table:table-cell>
              <table:table-cell office:value-type="float" office:value="13.53204">
                <text:p>13.53204</text:p>
              </table:table-cell>
              <table:table-cell office:value-type="float" office:value="4.90211">
                <text:p>4.902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28287">
                <text:p>9.728287</text:p>
              </table:table-cell>
              <table:table-cell office:value-type="float" office:value="11.02289">
                <text:p>11.02289</text:p>
              </table:table-cell>
              <table:table-cell office:value-type="float" office:value="13.61602">
                <text:p>13.61602</text:p>
              </table:table-cell>
              <table:table-cell office:value-type="float" office:value="4.9817">
                <text:p>4.98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93238">
                <text:p>9.693238</text:p>
              </table:table-cell>
              <table:table-cell office:value-type="float" office:value="11.04573">
                <text:p>11.04573</text:p>
              </table:table-cell>
              <table:table-cell office:value-type="float" office:value="13.6986">
                <text:p>13.6986</text:p>
              </table:table-cell>
              <table:table-cell office:value-type="float" office:value="5.06299">
                <text:p>5.062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57587">
                <text:p>9.657587</text:p>
              </table:table-cell>
              <table:table-cell office:value-type="float" office:value="11.06797">
                <text:p>11.06797</text:p>
              </table:table-cell>
              <table:table-cell office:value-type="float" office:value="13.77976">
                <text:p>13.77976</text:p>
              </table:table-cell>
              <table:table-cell office:value-type="float" office:value="5.14598">
                <text:p>5.145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21342">
                <text:p>9.621342</text:p>
              </table:table-cell>
              <table:table-cell office:value-type="float" office:value="11.08958">
                <text:p>11.08958</text:p>
              </table:table-cell>
              <table:table-cell office:value-type="float" office:value="13.85945">
                <text:p>13.85945</text:p>
              </table:table-cell>
              <table:table-cell office:value-type="float" office:value="5.23062">
                <text:p>5.230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5003">
                <text:p>10.55003</text:p>
              </table:table-cell>
              <table:table-cell office:value-type="float" office:value="9.176056">
                <text:p>9.176056</text:p>
              </table:table-cell>
              <table:table-cell office:value-type="float" office:value="13.93765">
                <text:p>13.93765</text:p>
              </table:table-cell>
              <table:table-cell office:value-type="float" office:value="5.31691">
                <text:p>5.316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584515">
                <text:p>9.584515</text:p>
              </table:table-cell>
              <table:table-cell office:value-type="float" office:value="11.11055">
                <text:p>11.11055</text:p>
              </table:table-cell>
              <table:table-cell office:value-type="float" office:value="14.01432">
                <text:p>14.01432</text:p>
              </table:table-cell>
              <table:table-cell office:value-type="float" office:value="5.4048">
                <text:p>5.4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547118">
                <text:p>9.547118</text:p>
              </table:table-cell>
              <table:table-cell office:value-type="float" office:value="11.13088">
                <text:p>11.13088</text:p>
              </table:table-cell>
              <table:table-cell office:value-type="float" office:value="14.08943">
                <text:p>14.08943</text:p>
              </table:table-cell>
              <table:table-cell office:value-type="float" office:value="5.49428">
                <text:p>5.494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509161">
                <text:p>9.509161</text:p>
              </table:table-cell>
              <table:table-cell office:value-type="float" office:value="11.15055">
                <text:p>11.15055</text:p>
              </table:table-cell>
              <table:table-cell office:value-type="float" office:value="14.16295">
                <text:p>14.16295</text:p>
              </table:table-cell>
              <table:table-cell office:value-type="float" office:value="5.58531">
                <text:p>5.585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70656">
                <text:p>9.470656</text:p>
              </table:table-cell>
              <table:table-cell office:value-type="float" office:value="11.16954">
                <text:p>11.16954</text:p>
              </table:table-cell>
              <table:table-cell office:value-type="float" office:value="14.23483">
                <text:p>14.23483</text:p>
              </table:table-cell>
              <table:table-cell office:value-type="float" office:value="5.67787">
                <text:p>5.677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1615">
                <text:p>9.431615</text:p>
              </table:table-cell>
              <table:table-cell office:value-type="float" office:value="11.18783">
                <text:p>11.18783</text:p>
              </table:table-cell>
              <table:table-cell office:value-type="float" office:value="14.30506">
                <text:p>14.30506</text:p>
              </table:table-cell>
              <table:table-cell office:value-type="float" office:value="5.77193">
                <text:p>5.771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92052">
                <text:p>9.392052</text:p>
              </table:table-cell>
              <table:table-cell office:value-type="float" office:value="11.20542">
                <text:p>11.20542</text:p>
              </table:table-cell>
              <table:table-cell office:value-type="float" office:value="14.3736">
                <text:p>14.3736</text:p>
              </table:table-cell>
              <table:table-cell office:value-type="float" office:value="5.86746">
                <text:p>5.86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51978">
                <text:p>9.351978</text:p>
              </table:table-cell>
              <table:table-cell office:value-type="float" office:value="11.2223">
                <text:p>11.2223</text:p>
              </table:table-cell>
              <table:table-cell office:value-type="float" office:value="14.44042">
                <text:p>14.44042</text:p>
              </table:table-cell>
              <table:table-cell office:value-type="float" office:value="5.96443">
                <text:p>5.964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11406">
                <text:p>9.311406</text:p>
              </table:table-cell>
              <table:table-cell office:value-type="float" office:value="11.23844">
                <text:p>11.23844</text:p>
              </table:table-cell>
              <table:table-cell office:value-type="float" office:value="14.5055">
                <text:p>14.5055</text:p>
              </table:table-cell>
              <table:table-cell office:value-type="float" office:value="6.06281">
                <text:p>6.062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270351">
                <text:p>9.270351</text:p>
              </table:table-cell>
              <table:table-cell office:value-type="float" office:value="11.25384">
                <text:p>11.25384</text:p>
              </table:table-cell>
              <table:table-cell office:value-type="float" office:value="14.56879">
                <text:p>14.56879</text:p>
              </table:table-cell>
              <table:table-cell office:value-type="float" office:value="6.16256">
                <text:p>6.162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228825">
                <text:p>9.228825</text:p>
              </table:table-cell>
              <table:table-cell office:value-type="float" office:value="11.26849">
                <text:p>11.26849</text:p>
              </table:table-cell>
              <table:table-cell office:value-type="float" office:value="14.63028">
                <text:p>14.63028</text:p>
              </table:table-cell>
              <table:table-cell office:value-type="float" office:value="6.26366">
                <text:p>6.263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55635">
                <text:p>10.55635</text:p>
              </table:table-cell>
              <table:table-cell office:value-type="float" office:value="9.206556">
                <text:p>9.206556</text:p>
              </table:table-cell>
              <table:table-cell office:value-type="float" office:value="14.68993">
                <text:p>14.68993</text:p>
              </table:table-cell>
              <table:table-cell office:value-type="float" office:value="6.36606">
                <text:p>6.366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186843">
                <text:p>9.186843</text:p>
              </table:table-cell>
              <table:table-cell office:value-type="float" office:value="11.28237">
                <text:p>11.28237</text:p>
              </table:table-cell>
              <table:table-cell office:value-type="float" office:value="14.74771">
                <text:p>14.74771</text:p>
              </table:table-cell>
              <table:table-cell office:value-type="float" office:value="6.46975">
                <text:p>6.46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144418">
                <text:p>9.144418</text:p>
              </table:table-cell>
              <table:table-cell office:value-type="float" office:value="11.29546">
                <text:p>11.29546</text:p>
              </table:table-cell>
              <table:table-cell office:value-type="float" office:value="14.80361">
                <text:p>14.80361</text:p>
              </table:table-cell>
              <table:table-cell office:value-type="float" office:value="6.57468">
                <text:p>6.57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101566">
                <text:p>9.101566</text:p>
              </table:table-cell>
              <table:table-cell office:value-type="float" office:value="11.30777">
                <text:p>11.30777</text:p>
              </table:table-cell>
              <table:table-cell office:value-type="float" office:value="14.85759">
                <text:p>14.85759</text:p>
              </table:table-cell>
              <table:table-cell office:value-type="float" office:value="6.68082">
                <text:p>6.680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0583018">
                <text:p>9.0583018</text:p>
              </table:table-cell>
              <table:table-cell office:value-type="float" office:value="11.31927">
                <text:p>11.31927</text:p>
              </table:table-cell>
              <table:table-cell office:value-type="float" office:value="14.90963">
                <text:p>14.90963</text:p>
              </table:table-cell>
              <table:table-cell office:value-type="float" office:value="6.78813">
                <text:p>6.788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146397">
                <text:p>9.0146397</text:p>
              </table:table-cell>
              <table:table-cell office:value-type="float" office:value="11.32995">
                <text:p>11.32995</text:p>
              </table:table-cell>
              <table:table-cell office:value-type="float" office:value="14.9597">
                <text:p>14.9597</text:p>
              </table:table-cell>
              <table:table-cell office:value-type="float" office:value="6.89658">
                <text:p>6.896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9705955">
                <text:p>8.9705955</text:p>
              </table:table-cell>
              <table:table-cell office:value-type="float" office:value="11.33982">
                <text:p>11.33982</text:p>
              </table:table-cell>
              <table:table-cell office:value-type="float" office:value="15.00778">
                <text:p>15.00778</text:p>
              </table:table-cell>
              <table:table-cell office:value-type="float" office:value="7.00614">
                <text:p>7.006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9261847">
                <text:p>8.9261847</text:p>
              </table:table-cell>
              <table:table-cell office:value-type="float" office:value="11.34884">
                <text:p>11.34884</text:p>
              </table:table-cell>
              <table:table-cell office:value-type="float" office:value="15.05384">
                <text:p>15.05384</text:p>
              </table:table-cell>
              <table:table-cell office:value-type="float" office:value="7.11676">
                <text:p>7.11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881423">
                <text:p>8.881423</text:p>
              </table:table-cell>
              <table:table-cell office:value-type="float" office:value="11.35702">
                <text:p>11.35702</text:p>
              </table:table-cell>
              <table:table-cell office:value-type="float" office:value="15.09787">
                <text:p>15.09787</text:p>
              </table:table-cell>
              <table:table-cell office:value-type="float" office:value="7.22841">
                <text:p>7.228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36328">
                <text:p>8.836328</text:p>
              </table:table-cell>
              <table:table-cell office:value-type="float" office:value="11.36434">
                <text:p>11.36434</text:p>
              </table:table-cell>
              <table:table-cell office:value-type="float" office:value="15.13983">
                <text:p>15.13983</text:p>
              </table:table-cell>
              <table:table-cell office:value-type="float" office:value="7.34105">
                <text:p>7.341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790914">
                <text:p>8.790914</text:p>
              </table:table-cell>
              <table:table-cell office:value-type="float" office:value="11.3708">
                <text:p>11.3708</text:p>
              </table:table-cell>
              <table:table-cell office:value-type="float" office:value="15.17971">
                <text:p>15.17971</text:p>
              </table:table-cell>
              <table:table-cell office:value-type="float" office:value="7.45464">
                <text:p>7.454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6207">
                <text:p>10.56207</text:p>
              </table:table-cell>
              <table:table-cell office:value-type="float" office:value="9.237356">
                <text:p>9.237356</text:p>
              </table:table-cell>
              <table:table-cell office:value-type="float" office:value="15.21748">
                <text:p>15.21748</text:p>
              </table:table-cell>
              <table:table-cell office:value-type="float" office:value="7.56915">
                <text:p>7.569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745199">
                <text:p>8.745199</text:p>
              </table:table-cell>
              <table:table-cell office:value-type="float" office:value="11.37638">
                <text:p>11.37638</text:p>
              </table:table-cell>
              <table:table-cell office:value-type="float" office:value="15.25313">
                <text:p>15.25313</text:p>
              </table:table-cell>
              <table:table-cell office:value-type="float" office:value="7.68454">
                <text:p>7.684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6992">
                <text:p>8.6992</text:p>
              </table:table-cell>
              <table:table-cell office:value-type="float" office:value="11.38108">
                <text:p>11.38108</text:p>
              </table:table-cell>
              <table:table-cell office:value-type="float" office:value="15.28664">
                <text:p>15.28664</text:p>
              </table:table-cell>
              <table:table-cell office:value-type="float" office:value="7.80076">
                <text:p>7.800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652934">
                <text:p>8.652934</text:p>
              </table:table-cell>
              <table:table-cell office:value-type="float" office:value="11.38488">
                <text:p>11.38488</text:p>
              </table:table-cell>
              <table:table-cell office:value-type="float" office:value="15.31798">
                <text:p>15.31798</text:p>
              </table:table-cell>
              <table:table-cell office:value-type="float" office:value="7.91778">
                <text:p>7.917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606418">
                <text:p>8.606418</text:p>
              </table:table-cell>
              <table:table-cell office:value-type="float" office:value="11.38778">
                <text:p>11.38778</text:p>
              </table:table-cell>
              <table:table-cell office:value-type="float" office:value="15.34714">
                <text:p>15.34714</text:p>
              </table:table-cell>
              <table:table-cell office:value-type="float" office:value="8.035552">
                <text:p>8.0355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55967">
                <text:p>8.55967</text:p>
              </table:table-cell>
              <table:table-cell office:value-type="float" office:value="11.38977">
                <text:p>11.38977</text:p>
              </table:table-cell>
              <table:table-cell office:value-type="float" office:value="15.37411">
                <text:p>15.37411</text:p>
              </table:table-cell>
              <table:table-cell office:value-type="float" office:value="8.154041">
                <text:p>8.1540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512708">
                <text:p>8.512708</text:p>
              </table:table-cell>
              <table:table-cell office:value-type="float" office:value="11.39085">
                <text:p>11.39085</text:p>
              </table:table-cell>
              <table:table-cell office:value-type="float" office:value="15.39886">
                <text:p>15.39886</text:p>
              </table:table-cell>
              <table:table-cell office:value-type="float" office:value="8.273205">
                <text:p>8.2732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465549">
                <text:p>8.465549</text:p>
              </table:table-cell>
              <table:table-cell office:value-type="float" office:value="11.391">
                <text:p>11.391</text:p>
              </table:table-cell>
              <table:table-cell office:value-type="float" office:value="15.42137">
                <text:p>15.42137</text:p>
              </table:table-cell>
              <table:table-cell office:value-type="float" office:value="8.393001">
                <text:p>8.3930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418212">
                <text:p>8.418212</text:p>
              </table:table-cell>
              <table:table-cell office:value-type="float" office:value="11.39021">
                <text:p>11.39021</text:p>
              </table:table-cell>
              <table:table-cell office:value-type="float" office:value="15.44165">
                <text:p>15.44165</text:p>
              </table:table-cell>
              <table:table-cell office:value-type="float" office:value="8.513389">
                <text:p>8.5133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70716">
                <text:p>8.370716</text:p>
              </table:table-cell>
              <table:table-cell office:value-type="float" office:value="11.38849">
                <text:p>11.38849</text:p>
              </table:table-cell>
              <table:table-cell office:value-type="float" office:value="15.45966">
                <text:p>15.45966</text:p>
              </table:table-cell>
              <table:table-cell office:value-type="float" office:value="8.634325">
                <text:p>8.6343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23079">
                <text:p>8.323079</text:p>
              </table:table-cell>
              <table:table-cell office:value-type="float" office:value="11.38583">
                <text:p>11.38583</text:p>
              </table:table-cell>
              <table:table-cell office:value-type="float" office:value="15.4754">
                <text:p>15.4754</text:p>
              </table:table-cell>
              <table:table-cell office:value-type="float" office:value="8.755768">
                <text:p>8.75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